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34cm"/>
    </style:style>
    <style:style style:name="co2" style:family="table-column">
      <style:table-column-properties fo:break-before="auto" style:column-width="2.02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55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1.663cm"/>
    </style:style>
    <style:style style:name="co9" style:family="table-column">
      <style:table-column-properties fo:break-before="auto" style:column-width="3.217cm"/>
    </style:style>
    <style:style style:name="co10" style:family="table-column">
      <style:table-column-properties fo:break-before="auto" style:column-width="3.634cm"/>
    </style:style>
    <style:style style:name="co11" style:family="table-column">
      <style:table-column-properties fo:break-before="auto" style:column-width="2.581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1.774cm"/>
    </style:style>
    <style:style style:name="co15" style:family="table-column">
      <style:table-column-properties fo:break-before="auto" style:column-width="1.637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2.385cm"/>
    </style:style>
    <style:style style:name="co19" style:family="table-column">
      <style:table-column-properties fo:break-before="auto" style:column-width="2.191cm"/>
    </style:style>
    <style:style style:name="co20" style:family="table-column">
      <style:table-column-properties fo:break-before="auto" style:column-width="3.74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none"/>
      <style:paragraph-properties fo:text-align="center" fo:margin-left="0cm"/>
      <style:text-properties style:text-underline-style="none"/>
    </style:style>
    <style:style style:name="ce6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9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none" fo:background-color="#e6e6ff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e6e6ff" fo:border-left="0.002cm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14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24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order-bottom="none" fo:border-left="none" fo:border-right="none" fo:border-top="0.002cm solid #000000"/>
    </style:style>
    <style:style style:name="ce3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Standard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number-columns-repeated="1002" table:default-cell-style-name="Default"/>
        <table:table-row table:style-name="ro1">
          <table:table-cell table:style-name="ce1" office:value-type="string">
            <text:p>Resource counts on various map types and sizes at the game start (Rise of Mankind 2.81)</text:p>
          </table:table-cell>
          <table:table-cell table:style-name="ce3" table:number-columns-repeated="15"/>
          <table:table-cell table:number-columns-repeated="1008"/>
        </table:table-row>
        <table:table-row table:style-name="ro1">
          <table:table-cell table:style-name="ce1"/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2" office:value-type="string">
            <text:p>size:</text:p>
          </table:table-cell>
          <table:table-cell table:style-name="ce4" office:value-type="string">
            <text:p>Standard</text:p>
          </table:table-cell>
          <table:table-cell table:style-name="ce3" table:number-columns-repeated="14"/>
          <table:table-cell table:number-columns-repeated="1008"/>
        </table:table-row>
        <table:table-row table:style-name="ro2">
          <table:table-cell table:style-name="ce2"/>
          <table:table-cell table:style-name="ce4"/>
          <table:table-cell table:style-name="ce3" table:number-columns-repeated="14"/>
          <table:table-cell table:number-columns-repeated="6"/>
          <table:table-cell table:style-name="ce3" table:number-columns-repeated="1002"/>
        </table:table-row>
        <table:table-row table:style-name="ro2">
          <table:table-cell/>
          <table:table-cell table:style-name="ce10" office:value-type="string">
            <text:p>Mapscript</text:p>
          </table:table-cell>
          <table:table-cell table:number-columns-repeated="13" table:style-name="ce17" office:value-type="string">
            <text:p>Mapscript</text:p>
          </table:table-cell>
          <table:table-cell table:style-name="ce20" office:value-type="string">
            <text:p>Mapscript</text:p>
          </table:table-cell>
          <table:table-cell table:number-columns-repeated="6"/>
          <table:table-cell table:style-name="ce3" table:number-columns-repeated="1002"/>
        </table:table-row>
        <table:table-row table:style-name="ro2">
          <table:table-cell/>
          <table:table-cell table:style-name="ce11" office:value-type="string">
            <text:p>Smartmap</text:p>
          </table:table-cell>
          <table:table-cell table:number-columns-repeated="2" table:style-name="ce18" office:value-type="string">
            <text:p>Smartmap</text:p>
          </table:table-cell>
          <table:table-cell table:style-name="ce18" office:value-type="string">
            <text:p>Planet Gen.</text:p>
          </table:table-cell>
          <table:table-cell table:style-name="ce18" office:value-type="string">
            <text:p>Big and small</text:p>
          </table:table-cell>
          <table:table-cell table:style-name="ce18" table:number-columns-repeated="9"/>
          <table:table-cell table:style-name="ce21"/>
          <table:table-cell table:number-columns-repeated="6"/>
          <table:table-cell table:style-name="ce3" table:number-columns-repeated="1002"/>
        </table:table-row>
        <table:table-row table:style-name="ro2">
          <table:table-cell table:style-name="ce4"/>
          <table:table-cell table:style-name="ce12"/>
          <table:table-cell table:style-name="ce3" office:value-type="string">
            <text:p>Earth</text:p>
          </table:table-cell>
          <table:table-cell table:style-name="ce3" office:value-type="string">
            <text:p>3-8continents</text:p>
          </table:table-cell>
          <table:table-cell table:style-name="ce3" table:number-columns-repeated="11"/>
          <table:table-cell table:style-name="ce7"/>
          <table:table-cell table:number-columns-repeated="6"/>
          <table:table-cell table:style-name="ce3" table:number-columns-repeated="1002"/>
        </table:table-row>
        <table:table-row table:style-name="ro2">
          <table:table-cell office:value-type="string">
            <text:p>Default players</text:p>
          </table:table-cell>
          <table:table-cell table:style-name="ce13" office:value-type="float" office:value="7">
            <text:p>7</text:p>
          </table:table-cell>
          <table:table-cell table:style-name="ce3" table:number-columns-repeated="13"/>
          <table:table-cell table:style-name="ce7"/>
          <table:table-cell table:number-columns-repeated="6"/>
          <table:table-cell table:style-name="ce3" table:number-columns-repeated="1002"/>
        </table:table-row>
        <table:table-row table:style-name="ro2">
          <table:table-cell/>
          <table:table-cell table:style-name="ce13"/>
          <table:table-cell table:style-name="ce3" table:number-columns-repeated="13"/>
          <table:table-cell table:style-name="ce7"/>
          <table:table-cell table:number-columns-repeated="6"/>
          <table:table-cell table:style-name="ce3" table:number-columns-repeated="1002"/>
        </table:table-row>
        <table:table-row table:style-name="ro2">
          <table:table-cell table:style-name="ce5" office:value-type="string">
            <text:p>Resource</text:p>
          </table:table-cell>
          <table:table-cell table:style-name="ce14" office:value-type="string">
            <text:p>count</text:p>
          </table:table-cell>
          <table:table-cell table:number-columns-repeated="13" table:style-name="ce19" office:value-type="string">
            <text:p>count</text:p>
          </table:table-cell>
          <table:table-cell table:style-name="ce22" office:value-type="string">
            <text:p>count</text:p>
          </table:table-cell>
          <table:table-cell table:style-name="ce19" office:value-type="string">
            <text:p>Average count</text:p>
          </table:table-cell>
          <table:table-cell table:style-name="ce19" office:value-type="string">
            <text:p>per player</text:p>
          </table:table-cell>
          <table:table-cell table:style-name="ce19" office:value-type="string">
            <text:p>Median</text:p>
          </table:table-cell>
          <table:table-cell table:style-name="ce19" office:value-type="string">
            <text:p>Mode</text:p>
          </table:table-cell>
          <table:table-cell table:style-name="ce19" office:value-type="string">
            <text:p>STDev</text:p>
          </table:table-cell>
          <table:table-cell table:style-name="ce19" office:value-type="string">
            <text:p>Resource name</text:p>
          </table:table-cell>
          <table:table-cell table:style-name="ce23" table:number-columns-repeated="1002"/>
        </table:table-row>
        <table:table-row table:style-name="ro2">
          <table:table-cell table:style-name="ce6" office:value-type="string">
            <text:p>Ancient relics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10"/>
          <table:table-cell table:style-name="ce9" table:formula="of:=SUM([.B11:.P11])/COUNT([.B11:.P11])" office:value-type="float" office:value="4.2">
            <text:p>4,2</text:p>
          </table:table-cell>
          <table:table-cell table:style-name="ce9" table:formula="of:=[.Q11]/[.$B$8]" office:value-type="float" office:value="0.6">
            <text:p>0,6</text:p>
          </table:table-cell>
          <table:table-cell table:style-name="ce9" table:formula="of:=MEDIAN([.B11:.P11])" office:value-type="float" office:value="4">
            <text:p>4</text:p>
          </table:table-cell>
          <table:table-cell table:style-name="ce9" table:formula="of:=MODE([.B11:.P11])" office:value-type="float" office:value="4">
            <text:p>4</text:p>
          </table:table-cell>
          <table:table-cell table:style-name="ce9" table:formula="of:=STDEV([.B11:.P11])" office:value-type="float" office:value="1.48323969741913">
            <text:p>1,48</text:p>
          </table:table-cell>
          <table:table-cell table:style-name="ce24" table:formula="of:=[.A11]" office:value-type="string" office:string-value="Ancient relics">
            <text:p>Ancient relics</text:p>
          </table:table-cell>
          <table:table-cell table:style-name="ce15" table:number-columns-repeated="1002"/>
        </table:table-row>
        <table:table-row table:style-name="ro2">
          <table:table-cell table:style-name="ce7" office:value-type="string">
            <text:p>Appl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12:.P12])/COUNT([.B12:.P12])" office:value-type="float" office:value="2.4">
            <text:p>2,4</text:p>
          </table:table-cell>
          <table:table-cell table:formula="of:=[.Q12]/[.$B$8]" office:value-type="float" office:value="0.342857142857143">
            <text:p>0,34</text:p>
          </table:table-cell>
          <table:table-cell table:formula="of:=MEDIAN([.B12:.P12])" office:value-type="float" office:value="2">
            <text:p>2</text:p>
          </table:table-cell>
          <table:table-cell table:formula="of:=MODE([.B12:.P12])" office:value-type="float" office:value="2">
            <text:p>2</text:p>
          </table:table-cell>
          <table:table-cell table:formula="of:=STDEV([.B12:.P12])" office:value-type="float" office:value="1.14017542509914">
            <text:p>1,14</text:p>
          </table:table-cell>
          <table:table-cell table:style-name="ce18" table:formula="of:=[.A12]" office:value-type="string" office:string-value="Apple">
            <text:p>Appl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Banan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  <table:table-cell table:formula="of:=SUM([.B13:.P13])/COUNT([.B13:.P13])" office:value-type="float" office:value="2.2">
            <text:p>2,2</text:p>
          </table:table-cell>
          <table:table-cell table:formula="of:=[.Q13]/[.$B$8]" office:value-type="float" office:value="0.314285714285714">
            <text:p>0,31</text:p>
          </table:table-cell>
          <table:table-cell table:formula="of:=MEDIAN([.B13:.P13])" office:value-type="float" office:value="2">
            <text:p>2</text:p>
          </table:table-cell>
          <table:table-cell table:formula="of:=MODE([.B13:.P13])" office:value-type="float" office:value="1">
            <text:p>1</text:p>
          </table:table-cell>
          <table:table-cell table:formula="of:=STDEV([.B13:.P13])" office:value-type="float" office:value="1.6431676725155">
            <text:p>1,64</text:p>
          </table:table-cell>
          <table:table-cell table:style-name="ce18" table:formula="of:=[.A13]" office:value-type="string" office:string-value="Banana">
            <text:p>Banana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Bauxite</text:p>
          </table:table-cell>
          <table:table-cell table:number-columns-repeated="5" office:value-type="float" office:value="7">
            <text:p>7</text:p>
          </table:table-cell>
          <table:table-cell table:number-columns-repeated="10"/>
          <table:table-cell table:formula="of:=SUM([.B14:.P14])/COUNT([.B14:.P14])" office:value-type="float" office:value="7">
            <text:p>7</text:p>
          </table:table-cell>
          <table:table-cell table:formula="of:=[.Q14]/[.$B$8]" office:value-type="float" office:value="1">
            <text:p>1</text:p>
          </table:table-cell>
          <table:table-cell table:formula="of:=MEDIAN([.B14:.P14])" office:value-type="float" office:value="7">
            <text:p>7</text:p>
          </table:table-cell>
          <table:table-cell table:formula="of:=MODE([.B14:.P14])" office:value-type="float" office:value="7">
            <text:p>7</text:p>
          </table:table-cell>
          <table:table-cell table:formula="of:=STDEV([.B14:.P14])" office:value-type="float" office:value="0">
            <text:p>0</text:p>
          </table:table-cell>
          <table:table-cell table:style-name="ce18" table:formula="of:=[.A14]" office:value-type="string" office:string-value="Bauxite">
            <text:p>Bauxit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lam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10"/>
          <table:table-cell table:formula="of:=SUM([.B15:.P15])/COUNT([.B15:.P15])" office:value-type="float" office:value="12.8">
            <text:p>12,8</text:p>
          </table:table-cell>
          <table:table-cell table:formula="of:=[.Q15]/[.$B$8]" office:value-type="float" office:value="1.82857142857143">
            <text:p>1,83</text:p>
          </table:table-cell>
          <table:table-cell table:formula="of:=MEDIAN([.B15:.P15])" office:value-type="float" office:value="16">
            <text:p>16</text:p>
          </table:table-cell>
          <table:table-cell table:formula="of:=MODE([.B15:.P15])" office:value-type="float" office:value="7">
            <text:p>7</text:p>
          </table:table-cell>
          <table:table-cell table:formula="of:=STDEV([.B15:.P15])" office:value-type="float" office:value="5.35723809439155">
            <text:p>5,36</text:p>
          </table:table-cell>
          <table:table-cell table:style-name="ce18" table:formula="of:=[.A15]" office:value-type="string" office:string-value="Clam">
            <text:p>Clam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oal</text:p>
          </table:table-cell>
          <table:table-cell table:number-columns-repeated="5" office:value-type="float" office:value="7">
            <text:p>7</text:p>
          </table:table-cell>
          <table:table-cell table:number-columns-repeated="10"/>
          <table:table-cell table:formula="of:=SUM([.B16:.P16])/COUNT([.B16:.P16])" office:value-type="float" office:value="7">
            <text:p>7</text:p>
          </table:table-cell>
          <table:table-cell table:formula="of:=[.Q16]/[.$B$8]" office:value-type="float" office:value="1">
            <text:p>1</text:p>
          </table:table-cell>
          <table:table-cell table:formula="of:=MEDIAN([.B16:.P16])" office:value-type="float" office:value="7">
            <text:p>7</text:p>
          </table:table-cell>
          <table:table-cell table:formula="of:=MODE([.B16:.P16])" office:value-type="float" office:value="7">
            <text:p>7</text:p>
          </table:table-cell>
          <table:table-cell table:formula="of:=STDEV([.B16:.P16])" office:value-type="float" office:value="0">
            <text:p>0</text:p>
          </table:table-cell>
          <table:table-cell table:style-name="ce18" table:formula="of:=[.A16]" office:value-type="string" office:string-value="Coal">
            <text:p>Coal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offee</text:p>
          </table:table-cell>
          <table:table-cell table:number-columns-repeated="5" office:value-type="float" office:value="0">
            <text:p>0</text:p>
          </table:table-cell>
          <table:table-cell table:number-columns-repeated="10"/>
          <table:table-cell table:formula="of:=SUM([.B17:.P17])/COUNT([.B17:.P17])" office:value-type="float" office:value="0">
            <text:p>0</text:p>
          </table:table-cell>
          <table:table-cell table:formula="of:=[.Q17]/[.$B$8]" office:value-type="float" office:value="0">
            <text:p>0</text:p>
          </table:table-cell>
          <table:table-cell table:formula="of:=MEDIAN([.B17:.P17])" office:value-type="float" office:value="0">
            <text:p>0</text:p>
          </table:table-cell>
          <table:table-cell table:formula="of:=MODE([.B17:.P17])" office:value-type="float" office:value="0">
            <text:p>0</text:p>
          </table:table-cell>
          <table:table-cell table:formula="of:=STDEV([.B17:.P17])" office:value-type="float" office:value="0">
            <text:p>0</text:p>
          </table:table-cell>
          <table:table-cell table:style-name="ce18" table:formula="of:=[.A17]" office:value-type="string" office:string-value="Coffee">
            <text:p>Coffe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opp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10"/>
          <table:table-cell table:formula="of:=SUM([.B18:.P18])/COUNT([.B18:.P18])" office:value-type="float" office:value="8.6">
            <text:p>8,6</text:p>
          </table:table-cell>
          <table:table-cell table:formula="of:=[.Q18]/[.$B$8]" office:value-type="float" office:value="1.22857142857143">
            <text:p>1,23</text:p>
          </table:table-cell>
          <table:table-cell table:formula="of:=MEDIAN([.B18:.P18])" office:value-type="float" office:value="9">
            <text:p>9</text:p>
          </table:table-cell>
          <table:table-cell table:formula="of:=MODE([.B18:.P18])" office:value-type="float" office:value="9">
            <text:p>9</text:p>
          </table:table-cell>
          <table:table-cell table:formula="of:=STDEV([.B18:.P18])" office:value-type="float" office:value="1.14017542509914">
            <text:p>1,14</text:p>
          </table:table-cell>
          <table:table-cell table:style-name="ce18" table:formula="of:=[.A18]" office:value-type="string" office:string-value="Copper">
            <text:p>Coppe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orn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"/>
          <table:table-cell table:formula="of:=SUM([.B19:.P19])/COUNT([.B19:.P19])" office:value-type="float" office:value="5.8">
            <text:p>5,8</text:p>
          </table:table-cell>
          <table:table-cell table:formula="of:=[.Q19]/[.$B$8]" office:value-type="float" office:value="0.828571428571429">
            <text:p>0,83</text:p>
          </table:table-cell>
          <table:table-cell table:formula="of:=MEDIAN([.B19:.P19])" office:value-type="float" office:value="4">
            <text:p>4</text:p>
          </table:table-cell>
          <table:table-cell table:formula="of:=MODE([.B19:.P19])" office:value-type="float" office:value="4">
            <text:p>4</text:p>
          </table:table-cell>
          <table:table-cell table:formula="of:=STDEV([.B19:.P19])" office:value-type="float" office:value="3.63318042491699">
            <text:p>3,63</text:p>
          </table:table-cell>
          <table:table-cell table:style-name="ce18" table:formula="of:=[.A19]" office:value-type="string" office:string-value="Corn">
            <text:p>Corn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ott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10"/>
          <table:table-cell table:formula="of:=SUM([.B20:.P20])/COUNT([.B20:.P20])" office:value-type="float" office:value="3.4">
            <text:p>3,4</text:p>
          </table:table-cell>
          <table:table-cell table:formula="of:=[.Q20]/[.$B$8]" office:value-type="float" office:value="0.485714285714286">
            <text:p>0,49</text:p>
          </table:table-cell>
          <table:table-cell table:formula="of:=MEDIAN([.B20:.P20])" office:value-type="float" office:value="4">
            <text:p>4</text:p>
          </table:table-cell>
          <table:table-cell table:formula="of:=MODE([.B20:.P20])" office:value-type="float" office:value="4">
            <text:p>4</text:p>
          </table:table-cell>
          <table:table-cell table:formula="of:=STDEV([.B20:.P20])" office:value-type="float" office:value="0.894427190999916">
            <text:p>0,89</text:p>
          </table:table-cell>
          <table:table-cell table:style-name="ce18" table:formula="of:=[.A20]" office:value-type="string" office:string-value="Cotton">
            <text:p>Cotton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ow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/>
          <table:table-cell table:formula="of:=SUM([.B21:.P21])/COUNT([.B21:.P21])" office:value-type="float" office:value="5.4">
            <text:p>5,4</text:p>
          </table:table-cell>
          <table:table-cell table:formula="of:=[.Q21]/[.$B$8]" office:value-type="float" office:value="0.771428571428571">
            <text:p>0,77</text:p>
          </table:table-cell>
          <table:table-cell table:formula="of:=MEDIAN([.B21:.P21])" office:value-type="float" office:value="6">
            <text:p>6</text:p>
          </table:table-cell>
          <table:table-cell table:formula="of:=MODE([.B21:.P21])" office:value-type="float" office:value="4">
            <text:p>4</text:p>
          </table:table-cell>
          <table:table-cell table:formula="of:=STDEV([.B21:.P21])" office:value-type="float" office:value="1.34164078649987">
            <text:p>1,34</text:p>
          </table:table-cell>
          <table:table-cell table:style-name="ce18" table:formula="of:=[.A21]" office:value-type="string" office:string-value="Cow">
            <text:p>Cow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Crab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"/>
          <table:table-cell table:formula="of:=SUM([.B22:.P22])/COUNT([.B22:.P22])" office:value-type="float" office:value="6.2">
            <text:p>6,2</text:p>
          </table:table-cell>
          <table:table-cell table:formula="of:=[.Q22]/[.$B$8]" office:value-type="float" office:value="0.885714285714286">
            <text:p>0,89</text:p>
          </table:table-cell>
          <table:table-cell table:formula="of:=MEDIAN([.B22:.P22])" office:value-type="float" office:value="6">
            <text:p>6</text:p>
          </table:table-cell>
          <table:table-cell table:formula="of:=MODE([.B22:.P22])" office:value-type="float" office:value="6">
            <text:p>6</text:p>
          </table:table-cell>
          <table:table-cell table:formula="of:=STDEV([.B22:.P22])" office:value-type="float" office:value="3.56370593624109">
            <text:p>3,56</text:p>
          </table:table-cell>
          <table:table-cell table:style-name="ce18" table:formula="of:=[.A22]" office:value-type="string" office:string-value="Crab">
            <text:p>Crab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Deer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"/>
          <table:table-cell table:formula="of:=SUM([.B23:.P23])/COUNT([.B23:.P23])" office:value-type="float" office:value="6">
            <text:p>6</text:p>
          </table:table-cell>
          <table:table-cell table:formula="of:=[.Q23]/[.$B$8]" office:value-type="float" office:value="0.857142857142857">
            <text:p>0,86</text:p>
          </table:table-cell>
          <table:table-cell table:formula="of:=MEDIAN([.B23:.P23])" office:value-type="float" office:value="5">
            <text:p>5</text:p>
          </table:table-cell>
          <table:table-cell table:formula="of:=MODE([.B23:.P23])" office:value-type="float" office:value="5">
            <text:p>5</text:p>
          </table:table-cell>
          <table:table-cell table:formula="of:=STDEV([.B23:.P23])" office:value-type="float" office:value="2">
            <text:p>2</text:p>
          </table:table-cell>
          <table:table-cell table:style-name="ce18" table:formula="of:=[.A23]" office:value-type="string" office:string-value="Deer">
            <text:p>Dee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Dye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0"/>
          <table:table-cell table:formula="of:=SUM([.B24:.P24])/COUNT([.B24:.P24])" office:value-type="float" office:value="3.8">
            <text:p>3,8</text:p>
          </table:table-cell>
          <table:table-cell table:formula="of:=[.Q24]/[.$B$8]" office:value-type="float" office:value="0.542857142857143">
            <text:p>0,54</text:p>
          </table:table-cell>
          <table:table-cell table:formula="of:=MEDIAN([.B24:.P24])" office:value-type="float" office:value="3">
            <text:p>3</text:p>
          </table:table-cell>
          <table:table-cell table:formula="of:=MODE([.B24:.P24])" office:value-type="float" office:value="3">
            <text:p>3</text:p>
          </table:table-cell>
          <table:table-cell table:formula="of:=STDEV([.B24:.P24])" office:value-type="float" office:value="1.09544511501033">
            <text:p>1,1</text:p>
          </table:table-cell>
          <table:table-cell table:style-name="ce18" table:formula="of:=[.A24]" office:value-type="string" office:string-value="Dye">
            <text:p>Dy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Fish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 office:value-type="float" office:value="30">
            <text:p>30</text:p>
          </table:table-cell>
          <table:table-cell table:number-columns-repeated="10"/>
          <table:table-cell table:formula="of:=SUM([.B25:.P25])/COUNT([.B25:.P25])" office:value-type="float" office:value="25.6">
            <text:p>25,6</text:p>
          </table:table-cell>
          <table:table-cell table:formula="of:=[.Q25]/[.$B$8]" office:value-type="float" office:value="3.65714285714286">
            <text:p>3,66</text:p>
          </table:table-cell>
          <table:table-cell table:formula="of:=MEDIAN([.B25:.P25])" office:value-type="float" office:value="25">
            <text:p>25</text:p>
          </table:table-cell>
          <table:table-cell table:formula="of:=MODE([.B25:.P25])" office:value-type="float" office:value="30">
            <text:p>30</text:p>
          </table:table-cell>
          <table:table-cell table:formula="of:=STDEV([.B25:.P25])" office:value-type="float" office:value="4.39317652729776">
            <text:p>4,39</text:p>
          </table:table-cell>
          <table:table-cell table:style-name="ce18" table:formula="of:=[.A25]" office:value-type="string" office:string-value="Fish">
            <text:p>Fish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Fu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"/>
          <table:table-cell table:formula="of:=SUM([.B26:.P26])/COUNT([.B26:.P26])" office:value-type="float" office:value="3.4">
            <text:p>3,4</text:p>
          </table:table-cell>
          <table:table-cell table:formula="of:=[.Q26]/[.$B$8]" office:value-type="float" office:value="0.485714285714286">
            <text:p>0,49</text:p>
          </table:table-cell>
          <table:table-cell table:formula="of:=MEDIAN([.B26:.P26])" office:value-type="float" office:value="4">
            <text:p>4</text:p>
          </table:table-cell>
          <table:table-cell table:formula="of:=MODE([.B26:.P26])" office:value-type="float" office:value="4">
            <text:p>4</text:p>
          </table:table-cell>
          <table:table-cell table:formula="of:=STDEV([.B26:.P26])" office:value-type="float" office:value="0.894427190999916">
            <text:p>0,89</text:p>
          </table:table-cell>
          <table:table-cell table:style-name="ce18" table:formula="of:=[.A26]" office:value-type="string" office:string-value="Fur">
            <text:p>Fu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Geothermal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"/>
          <table:table-cell table:formula="of:=SUM([.B27:.P27])/COUNT([.B27:.P27])" office:value-type="float" office:value="8.2">
            <text:p>8,2</text:p>
          </table:table-cell>
          <table:table-cell table:formula="of:=[.Q27]/[.$B$8]" office:value-type="float" office:value="1.17142857142857">
            <text:p>1,17</text:p>
          </table:table-cell>
          <table:table-cell table:formula="of:=MEDIAN([.B27:.P27])" office:value-type="float" office:value="8">
            <text:p>8</text:p>
          </table:table-cell>
          <table:table-cell table:formula="of:=MODE([.B27:.P27])" office:value-type="float" office:value="8">
            <text:p>8</text:p>
          </table:table-cell>
          <table:table-cell table:formula="of:=STDEV([.B27:.P27])" office:value-type="float" office:value="0.836660026534076">
            <text:p>0,84</text:p>
          </table:table-cell>
          <table:table-cell table:style-name="ce18" table:formula="of:=[.A27]" office:value-type="string" office:string-value="Geothermal">
            <text:p>Geothermal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Gol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number-columns-repeated="10"/>
          <table:table-cell table:formula="of:=SUM([.B28:.P28])/COUNT([.B28:.P28])" office:value-type="float" office:value="4.4">
            <text:p>4,4</text:p>
          </table:table-cell>
          <table:table-cell table:formula="of:=[.Q28]/[.$B$8]" office:value-type="float" office:value="0.628571428571429">
            <text:p>0,63</text:p>
          </table:table-cell>
          <table:table-cell table:formula="of:=MEDIAN([.B28:.P28])" office:value-type="float" office:value="4">
            <text:p>4</text:p>
          </table:table-cell>
          <table:table-cell table:formula="of:=MODE([.B28:.P28])" office:value-type="float" office:value="4">
            <text:p>4</text:p>
          </table:table-cell>
          <table:table-cell table:formula="of:=STDEV([.B28:.P28])" office:value-type="float" office:value="1.51657508881031">
            <text:p>1,52</text:p>
          </table:table-cell>
          <table:table-cell table:style-name="ce18" table:formula="of:=[.A28]" office:value-type="string" office:string-value="Gold">
            <text:p>Gold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Hemp</text:p>
          </table:table-cell>
          <table:table-cell table:number-columns-repeated="5" office:value-type="float" office:value="4">
            <text:p>4</text:p>
          </table:table-cell>
          <table:table-cell table:number-columns-repeated="10"/>
          <table:table-cell table:formula="of:=SUM([.B29:.P29])/COUNT([.B29:.P29])" office:value-type="float" office:value="4">
            <text:p>4</text:p>
          </table:table-cell>
          <table:table-cell table:formula="of:=[.Q29]/[.$B$8]" office:value-type="float" office:value="0.571428571428571">
            <text:p>0,57</text:p>
          </table:table-cell>
          <table:table-cell table:formula="of:=MEDIAN([.B29:.P29])" office:value-type="float" office:value="4">
            <text:p>4</text:p>
          </table:table-cell>
          <table:table-cell table:formula="of:=MODE([.B29:.P29])" office:value-type="float" office:value="4">
            <text:p>4</text:p>
          </table:table-cell>
          <table:table-cell table:formula="of:=STDEV([.B29:.P29])" office:value-type="float" office:value="0">
            <text:p>0</text:p>
          </table:table-cell>
          <table:table-cell table:style-name="ce18" table:formula="of:=[.A29]" office:value-type="string" office:string-value="Hemp">
            <text:p>Hemp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Hors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  <table:table-cell table:formula="of:=SUM([.B30:.P30])/COUNT([.B30:.P30])" office:value-type="float" office:value="7.8">
            <text:p>7,8</text:p>
          </table:table-cell>
          <table:table-cell table:formula="of:=[.Q30]/[.$B$8]" office:value-type="float" office:value="1.11428571428571">
            <text:p>1,11</text:p>
          </table:table-cell>
          <table:table-cell table:formula="of:=MEDIAN([.B30:.P30])" office:value-type="float" office:value="8">
            <text:p>8</text:p>
          </table:table-cell>
          <table:table-cell table:formula="of:=MODE([.B30:.P30])" office:value-type="float" office:value="7">
            <text:p>7</text:p>
          </table:table-cell>
          <table:table-cell table:formula="of:=STDEV([.B30:.P30])" office:value-type="float" office:value="0.836660026534076">
            <text:p>0,84</text:p>
          </table:table-cell>
          <table:table-cell table:style-name="ce18" table:formula="of:=[.A30]" office:value-type="string" office:string-value="Horse">
            <text:p>Hors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Incense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31:.P31])/COUNT([.B31:.P31])" office:value-type="float" office:value="3.6">
            <text:p>3,6</text:p>
          </table:table-cell>
          <table:table-cell table:formula="of:=[.Q31]/[.$B$8]" office:value-type="float" office:value="0.514285714285714">
            <text:p>0,51</text:p>
          </table:table-cell>
          <table:table-cell table:formula="of:=MEDIAN([.B31:.P31])" office:value-type="float" office:value="4">
            <text:p>4</text:p>
          </table:table-cell>
          <table:table-cell table:formula="of:=MODE([.B31:.P31])" office:value-type="float" office:value="5">
            <text:p>5</text:p>
          </table:table-cell>
          <table:table-cell table:formula="of:=STDEV([.B31:.P31])" office:value-type="float" office:value="1.67332005306815">
            <text:p>1,67</text:p>
          </table:table-cell>
          <table:table-cell table:style-name="ce18" table:formula="of:=[.A31]" office:value-type="string" office:string-value="Incense">
            <text:p>Incens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Iro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10"/>
          <table:table-cell table:formula="of:=SUM([.B32:.P32])/COUNT([.B32:.P32])" office:value-type="float" office:value="13">
            <text:p>13</text:p>
          </table:table-cell>
          <table:table-cell table:formula="of:=[.Q32]/[.$B$8]" office:value-type="float" office:value="1.85714285714286">
            <text:p>1,86</text:p>
          </table:table-cell>
          <table:table-cell table:formula="of:=MEDIAN([.B32:.P32])" office:value-type="float" office:value="13">
            <text:p>13</text:p>
          </table:table-cell>
          <table:table-cell table:formula="of:=MODE([.B32:.P32])" office:value-type="float" office:value="0">
            <text:p>#ARVO!</text:p>
          </table:table-cell>
          <table:table-cell table:formula="of:=STDEV([.B32:.P32])" office:value-type="float" office:value="1.58113883008419">
            <text:p>1,58</text:p>
          </table:table-cell>
          <table:table-cell table:style-name="ce18" table:formula="of:=[.A32]" office:value-type="string" office:string-value="Iron">
            <text:p>Iron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Ivory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  <table:table-cell table:formula="of:=SUM([.B33:.P33])/COUNT([.B33:.P33])" office:value-type="float" office:value="3.6">
            <text:p>3,6</text:p>
          </table:table-cell>
          <table:table-cell table:formula="of:=[.Q33]/[.$B$8]" office:value-type="float" office:value="0.514285714285714">
            <text:p>0,51</text:p>
          </table:table-cell>
          <table:table-cell table:formula="of:=MEDIAN([.B33:.P33])" office:value-type="float" office:value="3">
            <text:p>3</text:p>
          </table:table-cell>
          <table:table-cell table:formula="of:=MODE([.B33:.P33])" office:value-type="float" office:value="3">
            <text:p>3</text:p>
          </table:table-cell>
          <table:table-cell table:formula="of:=STDEV([.B33:.P33])" office:value-type="float" office:value="1.94935886896179">
            <text:p>1,95</text:p>
          </table:table-cell>
          <table:table-cell table:style-name="ce18" table:formula="of:=[.A33]" office:value-type="string" office:string-value="Ivory">
            <text:p>Ivory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Lead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  <table:table-cell table:formula="of:=SUM([.B34:.P34])/COUNT([.B34:.P34])" office:value-type="float" office:value="8.2">
            <text:p>8,2</text:p>
          </table:table-cell>
          <table:table-cell table:formula="of:=[.Q34]/[.$B$8]" office:value-type="float" office:value="1.17142857142857">
            <text:p>1,17</text:p>
          </table:table-cell>
          <table:table-cell table:formula="of:=MEDIAN([.B34:.P34])" office:value-type="float" office:value="8">
            <text:p>8</text:p>
          </table:table-cell>
          <table:table-cell table:formula="of:=MODE([.B34:.P34])" office:value-type="float" office:value="8">
            <text:p>8</text:p>
          </table:table-cell>
          <table:table-cell table:formula="of:=STDEV([.B34:.P34])" office:value-type="float" office:value="0.836660026534076">
            <text:p>0,84</text:p>
          </table:table-cell>
          <table:table-cell table:style-name="ce18" table:formula="of:=[.A34]" office:value-type="string" office:string-value="Lead">
            <text:p>Lead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Lemon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10"/>
          <table:table-cell table:formula="of:=SUM([.B35:.P35])/COUNT([.B35:.P35])" office:value-type="float" office:value="3.8">
            <text:p>3,8</text:p>
          </table:table-cell>
          <table:table-cell table:formula="of:=[.Q35]/[.$B$8]" office:value-type="float" office:value="0.542857142857143">
            <text:p>0,54</text:p>
          </table:table-cell>
          <table:table-cell table:formula="of:=MEDIAN([.B35:.P35])" office:value-type="float" office:value="4">
            <text:p>4</text:p>
          </table:table-cell>
          <table:table-cell table:formula="of:=MODE([.B35:.P35])" office:value-type="float" office:value="4">
            <text:p>4</text:p>
          </table:table-cell>
          <table:table-cell table:formula="of:=STDEV([.B35:.P35])" office:value-type="float" office:value="0.447213595499958">
            <text:p>0,45</text:p>
          </table:table-cell>
          <table:table-cell table:style-name="ce18" table:formula="of:=[.A35]" office:value-type="string" office:string-value="Lemon">
            <text:p>Lemon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Marble</text:p>
          </table:table-cell>
          <table:table-cell table:number-columns-repeated="5" office:value-type="float" office:value="3">
            <text:p>3</text:p>
          </table:table-cell>
          <table:table-cell table:number-columns-repeated="10"/>
          <table:table-cell table:formula="of:=SUM([.B36:.P36])/COUNT([.B36:.P36])" office:value-type="float" office:value="3">
            <text:p>3</text:p>
          </table:table-cell>
          <table:table-cell table:formula="of:=[.Q36]/[.$B$8]" office:value-type="float" office:value="0.428571428571429">
            <text:p>0,43</text:p>
          </table:table-cell>
          <table:table-cell table:formula="of:=MEDIAN([.B36:.P36])" office:value-type="float" office:value="3">
            <text:p>3</text:p>
          </table:table-cell>
          <table:table-cell table:formula="of:=MODE([.B36:.P36])" office:value-type="float" office:value="3">
            <text:p>3</text:p>
          </table:table-cell>
          <table:table-cell table:formula="of:=STDEV([.B36:.P36])" office:value-type="float" office:value="0">
            <text:p>0</text:p>
          </table:table-cell>
          <table:table-cell table:style-name="ce18" table:formula="of:=[.A36]" office:value-type="string" office:string-value="Marble">
            <text:p>Marbl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Methane ice</text:p>
          </table:table-cell>
          <table:table-cell table:number-columns-repeated="5" office:value-type="float" office:value="7">
            <text:p>7</text:p>
          </table:table-cell>
          <table:table-cell table:number-columns-repeated="10"/>
          <table:table-cell table:formula="of:=SUM([.B37:.P37])/COUNT([.B37:.P37])" office:value-type="float" office:value="7">
            <text:p>7</text:p>
          </table:table-cell>
          <table:table-cell table:formula="of:=[.Q37]/[.$B$8]" office:value-type="float" office:value="1">
            <text:p>1</text:p>
          </table:table-cell>
          <table:table-cell table:formula="of:=MEDIAN([.B37:.P37])" office:value-type="float" office:value="7">
            <text:p>7</text:p>
          </table:table-cell>
          <table:table-cell table:formula="of:=MODE([.B37:.P37])" office:value-type="float" office:value="7">
            <text:p>7</text:p>
          </table:table-cell>
          <table:table-cell table:formula="of:=STDEV([.B37:.P37])" office:value-type="float" office:value="0">
            <text:p>0</text:p>
          </table:table-cell>
          <table:table-cell table:style-name="ce18" table:formula="of:=[.A37]" office:value-type="string" office:string-value="Methane ice">
            <text:p>Methane ic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Obsidia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0"/>
          <table:table-cell table:formula="of:=SUM([.B38:.P38])/COUNT([.B38:.P38])" office:value-type="float" office:value="6">
            <text:p>6</text:p>
          </table:table-cell>
          <table:table-cell table:formula="of:=[.Q38]/[.$B$8]" office:value-type="float" office:value="0.857142857142857">
            <text:p>0,86</text:p>
          </table:table-cell>
          <table:table-cell table:formula="of:=MEDIAN([.B38:.P38])" office:value-type="float" office:value="6">
            <text:p>6</text:p>
          </table:table-cell>
          <table:table-cell table:formula="of:=MODE([.B38:.P38])" office:value-type="float" office:value="6">
            <text:p>6</text:p>
          </table:table-cell>
          <table:table-cell table:formula="of:=STDEV([.B38:.P38])" office:value-type="float" office:value="1.22474487139159">
            <text:p>1,22</text:p>
          </table:table-cell>
          <table:table-cell table:style-name="ce18" table:formula="of:=[.A38]" office:value-type="string" office:string-value="Obsidian">
            <text:p>Obsidian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Oil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table:number-columns-repeated="10"/>
          <table:table-cell table:formula="of:=SUM([.B39:.P39])/COUNT([.B39:.P39])" office:value-type="float" office:value="11.2">
            <text:p>11,2</text:p>
          </table:table-cell>
          <table:table-cell table:formula="of:=[.Q39]/[.$B$8]" office:value-type="float" office:value="1.6">
            <text:p>1,6</text:p>
          </table:table-cell>
          <table:table-cell table:formula="of:=MEDIAN([.B39:.P39])" office:value-type="float" office:value="11">
            <text:p>11</text:p>
          </table:table-cell>
          <table:table-cell table:formula="of:=MODE([.B39:.P39])" office:value-type="float" office:value="11">
            <text:p>11</text:p>
          </table:table-cell>
          <table:table-cell table:formula="of:=STDEV([.B39:.P39])" office:value-type="float" office:value="0.447213595499958">
            <text:p>0,45</text:p>
          </table:table-cell>
          <table:table-cell table:style-name="ce18" table:formula="of:=[.A39]" office:value-type="string" office:string-value="Oil">
            <text:p>Oil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Olives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"/>
          <table:table-cell table:formula="of:=SUM([.B40:.P40])/COUNT([.B40:.P40])" office:value-type="float" office:value="2.2">
            <text:p>2,2</text:p>
          </table:table-cell>
          <table:table-cell table:formula="of:=[.Q40]/[.$B$8]" office:value-type="float" office:value="0.314285714285714">
            <text:p>0,31</text:p>
          </table:table-cell>
          <table:table-cell table:formula="of:=MEDIAN([.B40:.P40])" office:value-type="float" office:value="3">
            <text:p>3</text:p>
          </table:table-cell>
          <table:table-cell table:formula="of:=MODE([.B40:.P40])" office:value-type="float" office:value="0">
            <text:p>0</text:p>
          </table:table-cell>
          <table:table-cell table:formula="of:=STDEV([.B40:.P40])" office:value-type="float" office:value="2.04939015319192">
            <text:p>2,05</text:p>
          </table:table-cell>
          <table:table-cell table:style-name="ce18" table:formula="of:=[.A40]" office:value-type="string" office:string-value="Olives">
            <text:p>Olives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pearls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10"/>
          <table:table-cell table:formula="of:=SUM([.B41:.P41])/COUNT([.B41:.P41])" office:value-type="float" office:value="12.4">
            <text:p>12,4</text:p>
          </table:table-cell>
          <table:table-cell table:formula="of:=[.Q41]/[.$B$8]" office:value-type="float" office:value="1.77142857142857">
            <text:p>1,77</text:p>
          </table:table-cell>
          <table:table-cell table:formula="of:=MEDIAN([.B41:.P41])" office:value-type="float" office:value="12">
            <text:p>12</text:p>
          </table:table-cell>
          <table:table-cell table:formula="of:=MODE([.B41:.P41])" office:value-type="float" office:value="12">
            <text:p>12</text:p>
          </table:table-cell>
          <table:table-cell table:formula="of:=STDEV([.B41:.P41])" office:value-type="float" office:value="3.20936130717624">
            <text:p>3,21</text:p>
          </table:table-cell>
          <table:table-cell table:style-name="ce18" table:formula="of:=[.A41]" office:value-type="string" office:string-value="pearls">
            <text:p>pearls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Pig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"/>
          <table:table-cell table:formula="of:=SUM([.B42:.P42])/COUNT([.B42:.P42])" office:value-type="float" office:value="4">
            <text:p>4</text:p>
          </table:table-cell>
          <table:table-cell table:formula="of:=[.Q42]/[.$B$8]" office:value-type="float" office:value="0.571428571428571">
            <text:p>0,57</text:p>
          </table:table-cell>
          <table:table-cell table:formula="of:=MEDIAN([.B42:.P42])" office:value-type="float" office:value="5">
            <text:p>5</text:p>
          </table:table-cell>
          <table:table-cell table:formula="of:=MODE([.B42:.P42])" office:value-type="float" office:value="2">
            <text:p>2</text:p>
          </table:table-cell>
          <table:table-cell table:formula="of:=STDEV([.B42:.P42])" office:value-type="float" office:value="1.87082869338697">
            <text:p>1,87</text:p>
          </table:table-cell>
          <table:table-cell table:style-name="ce18" table:formula="of:=[.A42]" office:value-type="string" office:string-value="Pig">
            <text:p>Pig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Potat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formula="of:=SUM([.B43:.P43])/COUNT([.B43:.P43])" office:value-type="float" office:value="2">
            <text:p>2</text:p>
          </table:table-cell>
          <table:table-cell table:formula="of:=[.Q43]/[.$B$8]" office:value-type="float" office:value="0.285714285714286">
            <text:p>0,29</text:p>
          </table:table-cell>
          <table:table-cell table:formula="of:=MEDIAN([.B43:.P43])" office:value-type="float" office:value="1">
            <text:p>1</text:p>
          </table:table-cell>
          <table:table-cell table:formula="of:=MODE([.B43:.P43])" office:value-type="float" office:value="1">
            <text:p>1</text:p>
          </table:table-cell>
          <table:table-cell table:formula="of:=STDEV([.B43:.P43])" office:value-type="float" office:value="2.82842712474619">
            <text:p>2,83</text:p>
          </table:table-cell>
          <table:table-cell table:style-name="ce18" table:formula="of:=[.A43]" office:value-type="string" office:string-value="Potato">
            <text:p>Potato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Ric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10"/>
          <table:table-cell table:formula="of:=SUM([.B44:.P44])/COUNT([.B44:.P44])" office:value-type="float" office:value="8.8">
            <text:p>8,8</text:p>
          </table:table-cell>
          <table:table-cell table:formula="of:=[.Q44]/[.$B$8]" office:value-type="float" office:value="1.25714285714286">
            <text:p>1,26</text:p>
          </table:table-cell>
          <table:table-cell table:formula="of:=MEDIAN([.B44:.P44])" office:value-type="float" office:value="9">
            <text:p>9</text:p>
          </table:table-cell>
          <table:table-cell table:formula="of:=MODE([.B44:.P44])" office:value-type="float" office:value="0">
            <text:p>#ARVO!</text:p>
          </table:table-cell>
          <table:table-cell table:formula="of:=STDEV([.B44:.P44])" office:value-type="float" office:value="3.56370593624109">
            <text:p>3,56</text:p>
          </table:table-cell>
          <table:table-cell table:style-name="ce18" table:formula="of:=[.A44]" office:value-type="string" office:string-value="Rice">
            <text:p>Ric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Rubber</text:p>
          </table:table-cell>
          <table:table-cell table:number-columns-repeated="4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10"/>
          <table:table-cell table:formula="of:=SUM([.B45:.P45])/COUNT([.B45:.P45])" office:value-type="float" office:value="10.2">
            <text:p>10,2</text:p>
          </table:table-cell>
          <table:table-cell table:formula="of:=[.Q45]/[.$B$8]" office:value-type="float" office:value="1.45714285714286">
            <text:p>1,46</text:p>
          </table:table-cell>
          <table:table-cell table:formula="of:=MEDIAN([.B45:.P45])" office:value-type="float" office:value="10">
            <text:p>10</text:p>
          </table:table-cell>
          <table:table-cell table:formula="of:=MODE([.B45:.P45])" office:value-type="float" office:value="10">
            <text:p>10</text:p>
          </table:table-cell>
          <table:table-cell table:formula="of:=STDEV([.B45:.P45])" office:value-type="float" office:value="0.447213595499958">
            <text:p>0,45</text:p>
          </table:table-cell>
          <table:table-cell table:style-name="ce18" table:formula="of:=[.A45]" office:value-type="string" office:string-value="Rubber">
            <text:p>Rubbe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al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10"/>
          <table:table-cell table:formula="of:=SUM([.B46:.P46])/COUNT([.B46:.P46])" office:value-type="float" office:value="7.2">
            <text:p>7,2</text:p>
          </table:table-cell>
          <table:table-cell table:formula="of:=[.Q46]/[.$B$8]" office:value-type="float" office:value="1.02857142857143">
            <text:p>1,03</text:p>
          </table:table-cell>
          <table:table-cell table:formula="of:=MEDIAN([.B46:.P46])" office:value-type="float" office:value="8">
            <text:p>8</text:p>
          </table:table-cell>
          <table:table-cell table:formula="of:=MODE([.B46:.P46])" office:value-type="float" office:value="0">
            <text:p>#ARVO!</text:p>
          </table:table-cell>
          <table:table-cell table:formula="of:=STDEV([.B46:.P46])" office:value-type="float" office:value="2.77488738510232">
            <text:p>2,77</text:p>
          </table:table-cell>
          <table:table-cell table:style-name="ce18" table:formula="of:=[.A46]" office:value-type="string" office:string-value="salt">
            <text:p>salt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heep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"/>
          <table:table-cell table:formula="of:=SUM([.B47:.P47])/COUNT([.B47:.P47])" office:value-type="float" office:value="4.8">
            <text:p>4,8</text:p>
          </table:table-cell>
          <table:table-cell table:formula="of:=[.Q47]/[.$B$8]" office:value-type="float" office:value="0.685714285714286">
            <text:p>0,69</text:p>
          </table:table-cell>
          <table:table-cell table:formula="of:=MEDIAN([.B47:.P47])" office:value-type="float" office:value="5">
            <text:p>5</text:p>
          </table:table-cell>
          <table:table-cell table:formula="of:=MODE([.B47:.P47])" office:value-type="float" office:value="0">
            <text:p>#ARVO!</text:p>
          </table:table-cell>
          <table:table-cell table:formula="of:=STDEV([.B47:.P47])" office:value-type="float" office:value="2.58843582110896">
            <text:p>2,59</text:p>
          </table:table-cell>
          <table:table-cell table:style-name="ce18" table:formula="of:=[.A47]" office:value-type="string" office:string-value="Sheep">
            <text:p>Sheep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hrimp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number-columns-repeated="10"/>
          <table:table-cell table:formula="of:=SUM([.B48:.P48])/COUNT([.B48:.P48])" office:value-type="float" office:value="18.8">
            <text:p>18,8</text:p>
          </table:table-cell>
          <table:table-cell table:formula="of:=[.Q48]/[.$B$8]" office:value-type="float" office:value="2.68571428571429">
            <text:p>2,69</text:p>
          </table:table-cell>
          <table:table-cell table:formula="of:=MEDIAN([.B48:.P48])" office:value-type="float" office:value="21">
            <text:p>21</text:p>
          </table:table-cell>
          <table:table-cell table:formula="of:=MODE([.B48:.P48])" office:value-type="float" office:value="0">
            <text:p>#ARVO!</text:p>
          </table:table-cell>
          <table:table-cell table:formula="of:=STDEV([.B48:.P48])" office:value-type="float" office:value="9.62808392152873">
            <text:p>9,63</text:p>
          </table:table-cell>
          <table:table-cell table:style-name="ce18" table:formula="of:=[.A48]" office:value-type="string" office:string-value="Shrimp">
            <text:p>Shrimp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ilver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49:.P49])/COUNT([.B49:.P49])" office:value-type="float" office:value="3.6">
            <text:p>3,6</text:p>
          </table:table-cell>
          <table:table-cell table:formula="of:=[.Q49]/[.$B$8]" office:value-type="float" office:value="0.514285714285714">
            <text:p>0,51</text:p>
          </table:table-cell>
          <table:table-cell table:formula="of:=MEDIAN([.B49:.P49])" office:value-type="float" office:value="4">
            <text:p>4</text:p>
          </table:table-cell>
          <table:table-cell table:formula="of:=MODE([.B49:.P49])" office:value-type="float" office:value="4">
            <text:p>4</text:p>
          </table:table-cell>
          <table:table-cell table:formula="of:=STDEV([.B49:.P49])" office:value-type="float" office:value="0.547722557505166">
            <text:p>0,55</text:p>
          </table:table-cell>
          <table:table-cell table:style-name="ce18" table:formula="of:=[.A49]" office:value-type="string" office:string-value="Silver">
            <text:p>Silve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pic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50:.P50])/COUNT([.B50:.P50])" office:value-type="float" office:value="3.8">
            <text:p>3,8</text:p>
          </table:table-cell>
          <table:table-cell table:formula="of:=[.Q50]/[.$B$8]" office:value-type="float" office:value="0.542857142857143">
            <text:p>0,54</text:p>
          </table:table-cell>
          <table:table-cell table:formula="of:=MEDIAN([.B50:.P50])" office:value-type="float" office:value="4">
            <text:p>4</text:p>
          </table:table-cell>
          <table:table-cell table:formula="of:=MODE([.B50:.P50])" office:value-type="float" office:value="3">
            <text:p>3</text:p>
          </table:table-cell>
          <table:table-cell table:formula="of:=STDEV([.B50:.P50])" office:value-type="float" office:value="0.836660026534076">
            <text:p>0,84</text:p>
          </table:table-cell>
          <table:table-cell table:style-name="ce18" table:formula="of:=[.A50]" office:value-type="string" office:string-value="Spices">
            <text:p>Spices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tone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51:.P51])/COUNT([.B51:.P51])" office:value-type="float" office:value="4">
            <text:p>4</text:p>
          </table:table-cell>
          <table:table-cell table:formula="of:=[.Q51]/[.$B$8]" office:value-type="float" office:value="0.571428571428571">
            <text:p>0,57</text:p>
          </table:table-cell>
          <table:table-cell table:formula="of:=MEDIAN([.B51:.P51])" office:value-type="float" office:value="3">
            <text:p>3</text:p>
          </table:table-cell>
          <table:table-cell table:formula="of:=MODE([.B51:.P51])" office:value-type="float" office:value="3">
            <text:p>3</text:p>
          </table:table-cell>
          <table:table-cell table:formula="of:=STDEV([.B51:.P51])" office:value-type="float" office:value="1.73205080756888">
            <text:p>1,73</text:p>
          </table:table-cell>
          <table:table-cell table:style-name="ce18" table:formula="of:=[.A51]" office:value-type="string" office:string-value="Stone">
            <text:p>Ston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ugar</text:p>
          </table:table-cell>
          <table:table-cell office:value-type="float" office:value="2">
            <text:p>2</text:p>
          </table:table-cell>
          <table:table-cell table:number-columns-repeated="4" office:value-type="float" office:value="4">
            <text:p>4</text:p>
          </table:table-cell>
          <table:table-cell table:number-columns-repeated="10"/>
          <table:table-cell table:formula="of:=SUM([.B52:.P52])/COUNT([.B52:.P52])" office:value-type="float" office:value="3.6">
            <text:p>3,6</text:p>
          </table:table-cell>
          <table:table-cell table:formula="of:=[.Q52]/[.$B$8]" office:value-type="float" office:value="0.514285714285714">
            <text:p>0,51</text:p>
          </table:table-cell>
          <table:table-cell table:formula="of:=MEDIAN([.B52:.P52])" office:value-type="float" office:value="4">
            <text:p>4</text:p>
          </table:table-cell>
          <table:table-cell table:formula="of:=MODE([.B52:.P52])" office:value-type="float" office:value="4">
            <text:p>4</text:p>
          </table:table-cell>
          <table:table-cell table:formula="of:=STDEV([.B52:.P52])" office:value-type="float" office:value="0.894427190999916">
            <text:p>0,89</text:p>
          </table:table-cell>
          <table:table-cell table:style-name="ce18" table:formula="of:=[.A52]" office:value-type="string" office:string-value="Sugar">
            <text:p>Suga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Sulphur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10"/>
          <table:table-cell table:formula="of:=SUM([.B53:.P53])/COUNT([.B53:.P53])" office:value-type="float" office:value="8.4">
            <text:p>8,4</text:p>
          </table:table-cell>
          <table:table-cell table:formula="of:=[.Q53]/[.$B$8]" office:value-type="float" office:value="1.2">
            <text:p>1,2</text:p>
          </table:table-cell>
          <table:table-cell table:formula="of:=MEDIAN([.B53:.P53])" office:value-type="float" office:value="8">
            <text:p>8</text:p>
          </table:table-cell>
          <table:table-cell table:formula="of:=MODE([.B53:.P53])" office:value-type="float" office:value="7">
            <text:p>7</text:p>
          </table:table-cell>
          <table:table-cell table:formula="of:=STDEV([.B53:.P53])" office:value-type="float" office:value="2.07364413533277">
            <text:p>2,07</text:p>
          </table:table-cell>
          <table:table-cell table:style-name="ce18" table:formula="of:=[.A53]" office:value-type="string" office:string-value="Sulphur">
            <text:p>Sulphur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Tea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"/>
          <table:table-cell table:formula="of:=SUM([.B54:.P54])/COUNT([.B54:.P54])" office:value-type="float" office:value="1.8">
            <text:p>1,8</text:p>
          </table:table-cell>
          <table:table-cell table:formula="of:=[.Q54]/[.$B$8]" office:value-type="float" office:value="0.257142857142857">
            <text:p>0,26</text:p>
          </table:table-cell>
          <table:table-cell table:formula="of:=MEDIAN([.B54:.P54])" office:value-type="float" office:value="2">
            <text:p>2</text:p>
          </table:table-cell>
          <table:table-cell table:formula="of:=MODE([.B54:.P54])" office:value-type="float" office:value="0">
            <text:p>0</text:p>
          </table:table-cell>
          <table:table-cell table:formula="of:=STDEV([.B54:.P54])" office:value-type="float" office:value="1.78885438199983">
            <text:p>1,79</text:p>
          </table:table-cell>
          <table:table-cell table:style-name="ce18" table:formula="of:=[.A54]" office:value-type="string" office:string-value="Tea">
            <text:p>Tea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Tobacco</text:p>
          </table:table-cell>
          <table:table-cell table:number-columns-repeated="2" office:value-type="float" office:value="0">
            <text:p>0</text:p>
          </table:table-cell>
          <table:table-cell table:number-columns-repeated="13"/>
          <table:table-cell table:formula="of:=SUM([.B55:.P55])/COUNT([.B55:.P55])" office:value-type="float" office:value="0">
            <text:p>0</text:p>
          </table:table-cell>
          <table:table-cell table:formula="of:=[.Q55]/[.$B$8]" office:value-type="float" office:value="0">
            <text:p>0</text:p>
          </table:table-cell>
          <table:table-cell table:formula="of:=MEDIAN([.B55:.P55])" office:value-type="float" office:value="0">
            <text:p>0</text:p>
          </table:table-cell>
          <table:table-cell table:formula="of:=MODE([.B55:.P55])" office:value-type="float" office:value="0">
            <text:p>0</text:p>
          </table:table-cell>
          <table:table-cell table:formula="of:=STDEV([.B55:.P55])" office:value-type="float" office:value="0">
            <text:p>0</text:p>
          </table:table-cell>
          <table:table-cell table:style-name="ce18" table:formula="of:=[.A55]" office:value-type="string" office:string-value="Tobacco">
            <text:p>Tobacco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Uranium</text:p>
          </table:table-cell>
          <table:table-cell table:number-columns-repeated="5" office:value-type="float" office:value="7">
            <text:p>7</text:p>
          </table:table-cell>
          <table:table-cell table:number-columns-repeated="10"/>
          <table:table-cell table:formula="of:=SUM([.B56:.P56])/COUNT([.B56:.P56])" office:value-type="float" office:value="7">
            <text:p>7</text:p>
          </table:table-cell>
          <table:table-cell table:formula="of:=[.Q56]/[.$B$8]" office:value-type="float" office:value="1">
            <text:p>1</text:p>
          </table:table-cell>
          <table:table-cell table:formula="of:=MEDIAN([.B56:.P56])" office:value-type="float" office:value="7">
            <text:p>7</text:p>
          </table:table-cell>
          <table:table-cell table:formula="of:=MODE([.B56:.P56])" office:value-type="float" office:value="7">
            <text:p>7</text:p>
          </table:table-cell>
          <table:table-cell table:formula="of:=STDEV([.B56:.P56])" office:value-type="float" office:value="0">
            <text:p>0</text:p>
          </table:table-cell>
          <table:table-cell table:style-name="ce18" table:formula="of:=[.A56]" office:value-type="string" office:string-value="Uranium">
            <text:p>Uranium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Whal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"/>
          <table:table-cell table:formula="of:=SUM([.B57:.P57])/COUNT([.B57:.P57])" office:value-type="float" office:value="4.2">
            <text:p>4,2</text:p>
          </table:table-cell>
          <table:table-cell table:formula="of:=[.Q57]/[.$B$8]" office:value-type="float" office:value="0.6">
            <text:p>0,6</text:p>
          </table:table-cell>
          <table:table-cell table:formula="of:=MEDIAN([.B57:.P57])" office:value-type="float" office:value="4">
            <text:p>4</text:p>
          </table:table-cell>
          <table:table-cell table:formula="of:=MODE([.B57:.P57])" office:value-type="float" office:value="4">
            <text:p>4</text:p>
          </table:table-cell>
          <table:table-cell table:formula="of:=STDEV([.B57:.P57])" office:value-type="float" office:value="0.836660026534076">
            <text:p>0,84</text:p>
          </table:table-cell>
          <table:table-cell table:style-name="ce18" table:formula="of:=[.A57]" office:value-type="string" office:string-value="Whale">
            <text:p>Whale</text:p>
          </table:table-cell>
          <table:table-cell table:number-columns-repeated="1002"/>
        </table:table-row>
        <table:table-row table:style-name="ro2">
          <table:table-cell table:style-name="ce7" office:value-type="string">
            <text:p>Wheat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formula="of:=SUM([.B58:.P58])/COUNT([.B58:.P58])" office:value-type="float" office:value="3.6">
            <text:p>3,6</text:p>
          </table:table-cell>
          <table:table-cell table:formula="of:=[.Q58]/[.$B$8]" office:value-type="float" office:value="0.514285714285714">
            <text:p>0,51</text:p>
          </table:table-cell>
          <table:table-cell table:formula="of:=MEDIAN([.B58:.P58])" office:value-type="float" office:value="3">
            <text:p>3</text:p>
          </table:table-cell>
          <table:table-cell table:formula="of:=MODE([.B58:.P58])" office:value-type="float" office:value="1">
            <text:p>1</text:p>
          </table:table-cell>
          <table:table-cell table:formula="of:=STDEV([.B58:.P58])" office:value-type="float" office:value="2.79284800875379">
            <text:p>2,79</text:p>
          </table:table-cell>
          <table:table-cell table:style-name="ce18" table:formula="of:=[.A58]" office:value-type="string" office:string-value="Wheat">
            <text:p>Wheat</text:p>
          </table:table-cell>
          <table:table-cell table:number-columns-repeated="1002"/>
        </table:table-row>
        <table:table-row table:style-name="ro2">
          <table:table-cell table:style-name="ce8" office:value-type="string">
            <text:p>Win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table:number-columns-repeated="10"/>
          <table:table-cell table:style-name="ce23" table:formula="of:=SUM([.B59:.P59])/COUNT([.B59:.P59])" office:value-type="float" office:value="2.2">
            <text:p>2,2</text:p>
          </table:table-cell>
          <table:table-cell table:style-name="ce23" table:formula="of:=[.Q59]/[.$B$8]" office:value-type="float" office:value="0.314285714285714">
            <text:p>0,31</text:p>
          </table:table-cell>
          <table:table-cell table:style-name="ce23" table:formula="of:=MEDIAN([.B59:.P59])" office:value-type="float" office:value="2">
            <text:p>2</text:p>
          </table:table-cell>
          <table:table-cell table:style-name="ce23" table:formula="of:=MODE([.B59:.P59])" office:value-type="float" office:value="4">
            <text:p>4</text:p>
          </table:table-cell>
          <table:table-cell table:style-name="ce23" table:formula="of:=STDEV([.B59:.P59])" office:value-type="float" office:value="1.78885438199983">
            <text:p>1,79</text:p>
          </table:table-cell>
          <table:table-cell table:style-name="ce19" table:formula="of:=[.A59]" office:value-type="string" office:string-value="Wine">
            <text:p>Wine</text:p>
          </table:table-cell>
          <table:table-cell table:style-name="ce16" table:number-columns-repeated="1002"/>
        </table:table-row>
        <table:table-row table:style-name="ro2">
          <table:table-cell table:style-name="ce9" office:value-type="string">
            <text:p>Total</text:p>
          </table:table-cell>
          <table:table-cell table:style-name="ce9" table:formula="of:=SUM([.B11:.B59])" office:value-type="float" office:value="270">
            <text:p>270</text:p>
          </table:table-cell>
          <table:table-cell table:style-name="ce9" table:formula="of:=SUM([.C11:.C59])" office:value-type="float" office:value="287">
            <text:p>287</text:p>
          </table:table-cell>
          <table:table-cell table:style-name="ce9" table:formula="of:=SUM([.D11:.D59])" office:value-type="float" office:value="306">
            <text:p>306</text:p>
          </table:table-cell>
          <table:table-cell table:style-name="ce9" table:formula="of:=SUM([.E11:.E59])" office:value-type="float" office:value="290">
            <text:p>290</text:p>
          </table:table-cell>
          <table:table-cell table:style-name="ce9" table:formula="of:=SUM([.F11:.F59])" office:value-type="float" office:value="348">
            <text:p>348</text:p>
          </table:table-cell>
          <table:table-cell table:style-name="ce9" table:formula="of:=SUM([.G11:.G59])" office:value-type="float" office:value="0">
            <text:p>0</text:p>
          </table:table-cell>
          <table:table-cell table:style-name="ce9" table:formula="of:=SUM([.H11:.H59])" office:value-type="float" office:value="0">
            <text:p>0</text:p>
          </table:table-cell>
          <table:table-cell table:style-name="ce9" table:formula="of:=SUM([.I11:.I59])" office:value-type="float" office:value="0">
            <text:p>0</text:p>
          </table:table-cell>
          <table:table-cell table:style-name="ce9" table:formula="of:=SUM([.J11:.J59])" office:value-type="float" office:value="0">
            <text:p>0</text:p>
          </table:table-cell>
          <table:table-cell table:style-name="ce9" table:formula="of:=SUM([.K11:.K59])" office:value-type="float" office:value="0">
            <text:p>0</text:p>
          </table:table-cell>
          <table:table-cell table:style-name="ce9" table:formula="of:=SUM([.L11:.L59])" office:value-type="float" office:value="0">
            <text:p>0</text:p>
          </table:table-cell>
          <table:table-cell table:style-name="ce9" table:formula="of:=SUM([.M11:.M59])" office:value-type="float" office:value="0">
            <text:p>0</text:p>
          </table:table-cell>
          <table:table-cell table:style-name="ce9" table:formula="of:=SUM([.N11:.N59])" office:value-type="float" office:value="0">
            <text:p>0</text:p>
          </table:table-cell>
          <table:table-cell table:style-name="ce9" table:formula="of:=SUM([.O11:.O59])" office:value-type="float" office:value="0">
            <text:p>0</text:p>
          </table:table-cell>
          <table:table-cell table:style-name="ce9" table:formula="of:=SUM([.P11:.P59])" office:value-type="float" office:value="0">
            <text:p>0</text:p>
          </table:table-cell>
          <table:table-cell table:style-name="ce9" table:formula="of:=SUM([.Q11:.Q59])" office:value-type="float" office:value="300.2">
            <text:p>300,2</text:p>
          </table:table-cell>
          <table:table-cell table:style-name="ce9"/>
          <table:table-cell table:style-name="ce9" table:formula="of:=SUM([.S11:.S59])" office:value-type="float" office:value="302">
            <text:p>302</text:p>
          </table:table-cell>
          <table:table-cell table:style-name="ce9" table:number-columns-repeated="1005"/>
        </table:table-row>
        <table:table-row table:style-name="ro2" table:number-rows-repeated="65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r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ce29"/>
        <table:table-column table:style-name="co3" table:default-cell-style-name="ce29"/>
        <table:table-column table:style-name="co11" table:default-cell-style-name="ce29"/>
        <table:table-column table:style-name="co12" table:default-cell-style-name="ce33"/>
        <table:table-column table:style-name="co3" table:number-columns-repeated="1002" table:default-cell-style-name="Default"/>
        <table:table-row table:style-name="ro1">
          <table:table-cell table:style-name="ce25" office:value-type="string">
            <text:p>Resource counts on various map types and sizes at the game start</text:p>
          </table:table-cell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25"/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 office:value-type="string">
            <text:p>size:</text:p>
          </table:table-cell>
          <table:table-cell table:style-name="ce27" office:value-type="string">
            <text:p>Large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/>
          <table:table-cell table:style-name="ce27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number-columns-repeated="15" table:style-name="ce31" office:value-type="string">
            <text:p>Mapscript</text:p>
          </table:table-cell>
          <table:table-cell table:number-columns-repeated="2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style-name="ce32" office:value-type="string">
            <text:p>Smartmap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7" table:number-columns-repeated="2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office:value-type="string">
            <text:p>Default players</text:p>
          </table:table-cell>
          <table:table-cell office:value-type="float" office:value="9">
            <text:p>9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18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8" office:value-type="string">
            <text:p>Resource</text:p>
          </table:table-cell>
          <table:table-cell table:number-columns-repeated="15" table:style-name="ce33" office:value-type="string">
            <text:p>count</text:p>
          </table:table-cell>
          <table:table-cell table:style-name="ce33" office:value-type="string">
            <text:p>Average count</text:p>
          </table:table-cell>
          <table:table-cell table:style-name="ce33" office:value-type="string">
            <text:p>per player</text:p>
          </table:table-cell>
          <table:table-cell table:style-name="ce33" office:value-type="string">
            <text:p>Median</text:p>
          </table:table-cell>
          <table:table-cell table:style-name="ce33" office:value-type="string">
            <text:p>Mode</text:p>
          </table:table-cell>
          <table:table-cell table:style-name="ce33" office:value-type="string">
            <text:p>STDev</text:p>
          </table:table-cell>
          <table:table-cell office:value-type="string">
            <text:p>Resource name</text:p>
          </table:table-cell>
          <table:table-cell table:number-columns-repeated="1002"/>
        </table:table-row>
        <table:table-row table:style-name="ro2">
          <table:table-cell table:style-name="ce29" office:value-type="string">
            <text:p>Ancient relics</text:p>
          </table:table-cell>
          <table:table-cell table:style-name="ce29" table:number-columns-repeated="15"/>
          <table:table-cell table:style-name="ce29" table:formula="of:=SUM([.B11:.P11])/COUNT([.B11:.P11])" office:value-type="float" office:value="0">
            <text:p>#JAKO/0!</text:p>
          </table:table-cell>
          <table:table-cell table:style-name="ce29" table:formula="of:=[.Q11]/[.$B$8]" office:value-type="float" office:value="0">
            <text:p>#JAKO/0!</text:p>
          </table:table-cell>
          <table:table-cell table:formula="of:=MEDIAN([.B11:.P11])" office:value-type="float" office:value="0">
            <text:p>#ARVO!</text:p>
          </table:table-cell>
          <table:table-cell table:formula="of:=MODE([.B11:.P11])" office:value-type="float" office:value="0">
            <text:p>#ARVO!</text:p>
          </table:table-cell>
          <table:table-cell table:formula="of:=STDEV([.B11:.P11])" office:value-type="float" office:value="0">
            <text:p>#JAKO/0!</text:p>
          </table:table-cell>
          <table:table-cell table:style-name="ce34" table:formula="of:=[.A11]" office:value-type="string" office:string-value="Ancient relics">
            <text:p>Ancient relics</text:p>
          </table:table-cell>
          <table:table-cell table:style-name="ce29" table:number-columns-repeated="1002"/>
        </table:table-row>
        <table:table-row table:style-name="ro2">
          <table:table-cell office:value-type="string">
            <text:p>Apple</text:p>
          </table:table-cell>
          <table:table-cell table:number-columns-repeated="15"/>
          <table:table-cell table:formula="of:=SUM([.B12:.P12])/COUNT([.B12:.P12])" office:value-type="float" office:value="0">
            <text:p>#JAKO/0!</text:p>
          </table:table-cell>
          <table:table-cell table:formula="of:=[.Q12]/[.$B$8]" office:value-type="float" office:value="0">
            <text:p>#JAKO/0!</text:p>
          </table:table-cell>
          <table:table-cell table:formula="of:=MEDIAN([.B12:.P12])" office:value-type="float" office:value="0">
            <text:p>#ARVO!</text:p>
          </table:table-cell>
          <table:table-cell table:formula="of:=MODE([.B12:.P12])" office:value-type="float" office:value="0">
            <text:p>#ARVO!</text:p>
          </table:table-cell>
          <table:table-cell table:formula="of:=STDEV([.B12:.P12])" office:value-type="float" office:value="0">
            <text:p>#JAKO/0!</text:p>
          </table:table-cell>
          <table:table-cell table:formula="of:=[.A12]" office:value-type="string" office:string-value="Apple">
            <text:p>Apple</text:p>
          </table:table-cell>
          <table:table-cell table:number-columns-repeated="1002"/>
        </table:table-row>
        <table:table-row table:style-name="ro2">
          <table:table-cell office:value-type="string">
            <text:p>Banana</text:p>
          </table:table-cell>
          <table:table-cell table:number-columns-repeated="15"/>
          <table:table-cell table:formula="of:=SUM([.B13:.P13])/COUNT([.B13:.P13])" office:value-type="float" office:value="0">
            <text:p>#JAKO/0!</text:p>
          </table:table-cell>
          <table:table-cell table:formula="of:=[.Q13]/[.$B$8]" office:value-type="float" office:value="0">
            <text:p>#JAKO/0!</text:p>
          </table:table-cell>
          <table:table-cell table:formula="of:=MEDIAN([.B13:.P13])" office:value-type="float" office:value="0">
            <text:p>#ARVO!</text:p>
          </table:table-cell>
          <table:table-cell table:formula="of:=MODE([.B13:.P13])" office:value-type="float" office:value="0">
            <text:p>#ARVO!</text:p>
          </table:table-cell>
          <table:table-cell table:formula="of:=STDEV([.B13:.P13])" office:value-type="float" office:value="0">
            <text:p>#JAKO/0!</text:p>
          </table:table-cell>
          <table:table-cell table:formula="of:=[.A13]" office:value-type="string" office:string-value="Banana">
            <text:p>Banana</text:p>
          </table:table-cell>
          <table:table-cell table:number-columns-repeated="1002"/>
        </table:table-row>
        <table:table-row table:style-name="ro2">
          <table:table-cell office:value-type="string">
            <text:p>Bauxite</text:p>
          </table:table-cell>
          <table:table-cell table:number-columns-repeated="15"/>
          <table:table-cell table:formula="of:=SUM([.B14:.P14])/COUNT([.B14:.P14])" office:value-type="float" office:value="0">
            <text:p>#JAKO/0!</text:p>
          </table:table-cell>
          <table:table-cell table:formula="of:=[.Q14]/[.$B$8]" office:value-type="float" office:value="0">
            <text:p>#JAKO/0!</text:p>
          </table:table-cell>
          <table:table-cell table:formula="of:=MEDIAN([.B14:.P14])" office:value-type="float" office:value="0">
            <text:p>#ARVO!</text:p>
          </table:table-cell>
          <table:table-cell table:formula="of:=MODE([.B14:.P14])" office:value-type="float" office:value="0">
            <text:p>#ARVO!</text:p>
          </table:table-cell>
          <table:table-cell table:formula="of:=STDEV([.B14:.P14])" office:value-type="float" office:value="0">
            <text:p>#JAKO/0!</text:p>
          </table:table-cell>
          <table:table-cell table:formula="of:=[.A14]" office:value-type="string" office:string-value="Bauxite">
            <text:p>Bauxite</text:p>
          </table:table-cell>
          <table:table-cell table:number-columns-repeated="1002"/>
        </table:table-row>
        <table:table-row table:style-name="ro2">
          <table:table-cell office:value-type="string">
            <text:p>Clam</text:p>
          </table:table-cell>
          <table:table-cell table:number-columns-repeated="15"/>
          <table:table-cell table:formula="of:=SUM([.B15:.P15])/COUNT([.B15:.P15])" office:value-type="float" office:value="0">
            <text:p>#JAKO/0!</text:p>
          </table:table-cell>
          <table:table-cell table:formula="of:=[.Q15]/[.$B$8]" office:value-type="float" office:value="0">
            <text:p>#JAKO/0!</text:p>
          </table:table-cell>
          <table:table-cell table:formula="of:=MEDIAN([.B15:.P15])" office:value-type="float" office:value="0">
            <text:p>#ARVO!</text:p>
          </table:table-cell>
          <table:table-cell table:formula="of:=MODE([.B15:.P15])" office:value-type="float" office:value="0">
            <text:p>#ARVO!</text:p>
          </table:table-cell>
          <table:table-cell table:formula="of:=STDEV([.B15:.P15])" office:value-type="float" office:value="0">
            <text:p>#JAKO/0!</text:p>
          </table:table-cell>
          <table:table-cell table:formula="of:=[.A15]" office:value-type="string" office:string-value="Clam">
            <text:p>Clam</text:p>
          </table:table-cell>
          <table:table-cell table:number-columns-repeated="1002"/>
        </table:table-row>
        <table:table-row table:style-name="ro2">
          <table:table-cell office:value-type="string">
            <text:p>Coal</text:p>
          </table:table-cell>
          <table:table-cell table:number-columns-repeated="15"/>
          <table:table-cell table:formula="of:=SUM([.B16:.P16])/COUNT([.B16:.P16])" office:value-type="float" office:value="0">
            <text:p>#JAKO/0!</text:p>
          </table:table-cell>
          <table:table-cell table:formula="of:=[.Q16]/[.$B$8]" office:value-type="float" office:value="0">
            <text:p>#JAKO/0!</text:p>
          </table:table-cell>
          <table:table-cell table:formula="of:=MEDIAN([.B16:.P16])" office:value-type="float" office:value="0">
            <text:p>#ARVO!</text:p>
          </table:table-cell>
          <table:table-cell table:formula="of:=MODE([.B16:.P16])" office:value-type="float" office:value="0">
            <text:p>#ARVO!</text:p>
          </table:table-cell>
          <table:table-cell table:formula="of:=STDEV([.B16:.P16])" office:value-type="float" office:value="0">
            <text:p>#JAKO/0!</text:p>
          </table:table-cell>
          <table:table-cell table:formula="of:=[.A16]" office:value-type="string" office:string-value="Coal">
            <text:p>Coal</text:p>
          </table:table-cell>
          <table:table-cell table:number-columns-repeated="1002"/>
        </table:table-row>
        <table:table-row table:style-name="ro2">
          <table:table-cell office:value-type="string">
            <text:p>Coffee</text:p>
          </table:table-cell>
          <table:table-cell table:number-columns-repeated="15"/>
          <table:table-cell table:formula="of:=SUM([.B17:.P17])/COUNT([.B17:.P17])" office:value-type="float" office:value="0">
            <text:p>#JAKO/0!</text:p>
          </table:table-cell>
          <table:table-cell table:formula="of:=[.Q17]/[.$B$8]" office:value-type="float" office:value="0">
            <text:p>#JAKO/0!</text:p>
          </table:table-cell>
          <table:table-cell table:formula="of:=MEDIAN([.B17:.P17])" office:value-type="float" office:value="0">
            <text:p>#ARVO!</text:p>
          </table:table-cell>
          <table:table-cell table:formula="of:=MODE([.B17:.P17])" office:value-type="float" office:value="0">
            <text:p>#ARVO!</text:p>
          </table:table-cell>
          <table:table-cell table:formula="of:=STDEV([.B17:.P17])" office:value-type="float" office:value="0">
            <text:p>#JAKO/0!</text:p>
          </table:table-cell>
          <table:table-cell table:formula="of:=[.A17]" office:value-type="string" office:string-value="Coffee">
            <text:p>Coffee</text:p>
          </table:table-cell>
          <table:table-cell table:number-columns-repeated="1002"/>
        </table:table-row>
        <table:table-row table:style-name="ro2">
          <table:table-cell office:value-type="string">
            <text:p>Copper</text:p>
          </table:table-cell>
          <table:table-cell table:number-columns-repeated="15"/>
          <table:table-cell table:formula="of:=SUM([.B18:.P18])/COUNT([.B18:.P18])" office:value-type="float" office:value="0">
            <text:p>#JAKO/0!</text:p>
          </table:table-cell>
          <table:table-cell table:formula="of:=[.Q18]/[.$B$8]" office:value-type="float" office:value="0">
            <text:p>#JAKO/0!</text:p>
          </table:table-cell>
          <table:table-cell table:formula="of:=MEDIAN([.B18:.P18])" office:value-type="float" office:value="0">
            <text:p>#ARVO!</text:p>
          </table:table-cell>
          <table:table-cell table:formula="of:=MODE([.B18:.P18])" office:value-type="float" office:value="0">
            <text:p>#ARVO!</text:p>
          </table:table-cell>
          <table:table-cell table:formula="of:=STDEV([.B18:.P18])" office:value-type="float" office:value="0">
            <text:p>#JAKO/0!</text:p>
          </table:table-cell>
          <table:table-cell table:formula="of:=[.A18]" office:value-type="string" office:string-value="Copper">
            <text:p>Copper</text:p>
          </table:table-cell>
          <table:table-cell table:number-columns-repeated="1002"/>
        </table:table-row>
        <table:table-row table:style-name="ro2">
          <table:table-cell office:value-type="string">
            <text:p>Corn</text:p>
          </table:table-cell>
          <table:table-cell table:number-columns-repeated="15"/>
          <table:table-cell table:formula="of:=SUM([.B19:.P19])/COUNT([.B19:.P19])" office:value-type="float" office:value="0">
            <text:p>#JAKO/0!</text:p>
          </table:table-cell>
          <table:table-cell table:formula="of:=[.Q19]/[.$B$8]" office:value-type="float" office:value="0">
            <text:p>#JAKO/0!</text:p>
          </table:table-cell>
          <table:table-cell table:formula="of:=MEDIAN([.B19:.P19])" office:value-type="float" office:value="0">
            <text:p>#ARVO!</text:p>
          </table:table-cell>
          <table:table-cell table:formula="of:=MODE([.B19:.P19])" office:value-type="float" office:value="0">
            <text:p>#ARVO!</text:p>
          </table:table-cell>
          <table:table-cell table:formula="of:=STDEV([.B19:.P19])" office:value-type="float" office:value="0">
            <text:p>#JAKO/0!</text:p>
          </table:table-cell>
          <table:table-cell table:formula="of:=[.A19]" office:value-type="string" office:string-value="Corn">
            <text:p>Corn</text:p>
          </table:table-cell>
          <table:table-cell table:number-columns-repeated="1002"/>
        </table:table-row>
        <table:table-row table:style-name="ro2">
          <table:table-cell office:value-type="string">
            <text:p>Cotton</text:p>
          </table:table-cell>
          <table:table-cell table:number-columns-repeated="15"/>
          <table:table-cell table:formula="of:=SUM([.B20:.P20])/COUNT([.B20:.P20])" office:value-type="float" office:value="0">
            <text:p>#JAKO/0!</text:p>
          </table:table-cell>
          <table:table-cell table:formula="of:=[.Q20]/[.$B$8]" office:value-type="float" office:value="0">
            <text:p>#JAKO/0!</text:p>
          </table:table-cell>
          <table:table-cell table:formula="of:=MEDIAN([.B20:.P20])" office:value-type="float" office:value="0">
            <text:p>#ARVO!</text:p>
          </table:table-cell>
          <table:table-cell table:formula="of:=MODE([.B20:.P20])" office:value-type="float" office:value="0">
            <text:p>#ARVO!</text:p>
          </table:table-cell>
          <table:table-cell table:formula="of:=STDEV([.B20:.P20])" office:value-type="float" office:value="0">
            <text:p>#JAKO/0!</text:p>
          </table:table-cell>
          <table:table-cell table:formula="of:=[.A20]" office:value-type="string" office:string-value="Cotton">
            <text:p>Cotton</text:p>
          </table:table-cell>
          <table:table-cell table:number-columns-repeated="1002"/>
        </table:table-row>
        <table:table-row table:style-name="ro2">
          <table:table-cell office:value-type="string">
            <text:p>Cow</text:p>
          </table:table-cell>
          <table:table-cell table:number-columns-repeated="15"/>
          <table:table-cell table:formula="of:=SUM([.B21:.P21])/COUNT([.B21:.P21])" office:value-type="float" office:value="0">
            <text:p>#JAKO/0!</text:p>
          </table:table-cell>
          <table:table-cell table:formula="of:=[.Q21]/[.$B$8]" office:value-type="float" office:value="0">
            <text:p>#JAKO/0!</text:p>
          </table:table-cell>
          <table:table-cell table:formula="of:=MEDIAN([.B21:.P21])" office:value-type="float" office:value="0">
            <text:p>#ARVO!</text:p>
          </table:table-cell>
          <table:table-cell table:formula="of:=MODE([.B21:.P21])" office:value-type="float" office:value="0">
            <text:p>#ARVO!</text:p>
          </table:table-cell>
          <table:table-cell table:formula="of:=STDEV([.B21:.P21])" office:value-type="float" office:value="0">
            <text:p>#JAKO/0!</text:p>
          </table:table-cell>
          <table:table-cell table:formula="of:=[.A21]" office:value-type="string" office:string-value="Cow">
            <text:p>Cow</text:p>
          </table:table-cell>
          <table:table-cell table:number-columns-repeated="1002"/>
        </table:table-row>
        <table:table-row table:style-name="ro2">
          <table:table-cell office:value-type="string">
            <text:p>Crab</text:p>
          </table:table-cell>
          <table:table-cell table:number-columns-repeated="15"/>
          <table:table-cell table:formula="of:=SUM([.B22:.P22])/COUNT([.B22:.P22])" office:value-type="float" office:value="0">
            <text:p>#JAKO/0!</text:p>
          </table:table-cell>
          <table:table-cell table:formula="of:=[.Q22]/[.$B$8]" office:value-type="float" office:value="0">
            <text:p>#JAKO/0!</text:p>
          </table:table-cell>
          <table:table-cell table:formula="of:=MEDIAN([.B22:.P22])" office:value-type="float" office:value="0">
            <text:p>#ARVO!</text:p>
          </table:table-cell>
          <table:table-cell table:formula="of:=MODE([.B22:.P22])" office:value-type="float" office:value="0">
            <text:p>#ARVO!</text:p>
          </table:table-cell>
          <table:table-cell table:formula="of:=STDEV([.B22:.P22])" office:value-type="float" office:value="0">
            <text:p>#JAKO/0!</text:p>
          </table:table-cell>
          <table:table-cell table:formula="of:=[.A22]" office:value-type="string" office:string-value="Crab">
            <text:p>Crab</text:p>
          </table:table-cell>
          <table:table-cell table:number-columns-repeated="1002"/>
        </table:table-row>
        <table:table-row table:style-name="ro2">
          <table:table-cell office:value-type="string">
            <text:p>Deer</text:p>
          </table:table-cell>
          <table:table-cell table:number-columns-repeated="15"/>
          <table:table-cell table:formula="of:=SUM([.B23:.P23])/COUNT([.B23:.P23])" office:value-type="float" office:value="0">
            <text:p>#JAKO/0!</text:p>
          </table:table-cell>
          <table:table-cell table:formula="of:=[.Q23]/[.$B$8]" office:value-type="float" office:value="0">
            <text:p>#JAKO/0!</text:p>
          </table:table-cell>
          <table:table-cell table:formula="of:=MEDIAN([.B23:.P23])" office:value-type="float" office:value="0">
            <text:p>#ARVO!</text:p>
          </table:table-cell>
          <table:table-cell table:formula="of:=MODE([.B23:.P23])" office:value-type="float" office:value="0">
            <text:p>#ARVO!</text:p>
          </table:table-cell>
          <table:table-cell table:formula="of:=STDEV([.B23:.P23])" office:value-type="float" office:value="0">
            <text:p>#JAKO/0!</text:p>
          </table:table-cell>
          <table:table-cell table:formula="of:=[.A23]" office:value-type="string" office:string-value="Deer">
            <text:p>Deer</text:p>
          </table:table-cell>
          <table:table-cell table:number-columns-repeated="1002"/>
        </table:table-row>
        <table:table-row table:style-name="ro2">
          <table:table-cell office:value-type="string">
            <text:p>Dye</text:p>
          </table:table-cell>
          <table:table-cell table:number-columns-repeated="15"/>
          <table:table-cell table:formula="of:=SUM([.B24:.P24])/COUNT([.B24:.P24])" office:value-type="float" office:value="0">
            <text:p>#JAKO/0!</text:p>
          </table:table-cell>
          <table:table-cell table:formula="of:=[.Q24]/[.$B$8]" office:value-type="float" office:value="0">
            <text:p>#JAKO/0!</text:p>
          </table:table-cell>
          <table:table-cell table:formula="of:=MEDIAN([.B24:.P24])" office:value-type="float" office:value="0">
            <text:p>#ARVO!</text:p>
          </table:table-cell>
          <table:table-cell table:formula="of:=MODE([.B24:.P24])" office:value-type="float" office:value="0">
            <text:p>#ARVO!</text:p>
          </table:table-cell>
          <table:table-cell table:formula="of:=STDEV([.B24:.P24])" office:value-type="float" office:value="0">
            <text:p>#JAKO/0!</text:p>
          </table:table-cell>
          <table:table-cell table:formula="of:=[.A24]" office:value-type="string" office:string-value="Dye">
            <text:p>Dye</text:p>
          </table:table-cell>
          <table:table-cell table:number-columns-repeated="1002"/>
        </table:table-row>
        <table:table-row table:style-name="ro2">
          <table:table-cell office:value-type="string">
            <text:p>Fish</text:p>
          </table:table-cell>
          <table:table-cell table:number-columns-repeated="15"/>
          <table:table-cell table:formula="of:=SUM([.B25:.P25])/COUNT([.B25:.P25])" office:value-type="float" office:value="0">
            <text:p>#JAKO/0!</text:p>
          </table:table-cell>
          <table:table-cell table:formula="of:=[.Q25]/[.$B$8]" office:value-type="float" office:value="0">
            <text:p>#JAKO/0!</text:p>
          </table:table-cell>
          <table:table-cell table:formula="of:=MEDIAN([.B25:.P25])" office:value-type="float" office:value="0">
            <text:p>#ARVO!</text:p>
          </table:table-cell>
          <table:table-cell table:formula="of:=MODE([.B25:.P25])" office:value-type="float" office:value="0">
            <text:p>#ARVO!</text:p>
          </table:table-cell>
          <table:table-cell table:formula="of:=STDEV([.B25:.P25])" office:value-type="float" office:value="0">
            <text:p>#JAKO/0!</text:p>
          </table:table-cell>
          <table:table-cell table:formula="of:=[.A25]" office:value-type="string" office:string-value="Fish">
            <text:p>Fish</text:p>
          </table:table-cell>
          <table:table-cell table:number-columns-repeated="1002"/>
        </table:table-row>
        <table:table-row table:style-name="ro2">
          <table:table-cell office:value-type="string">
            <text:p>Fur</text:p>
          </table:table-cell>
          <table:table-cell table:number-columns-repeated="15"/>
          <table:table-cell table:formula="of:=SUM([.B26:.P26])/COUNT([.B26:.P26])" office:value-type="float" office:value="0">
            <text:p>#JAKO/0!</text:p>
          </table:table-cell>
          <table:table-cell table:formula="of:=[.Q26]/[.$B$8]" office:value-type="float" office:value="0">
            <text:p>#JAKO/0!</text:p>
          </table:table-cell>
          <table:table-cell table:formula="of:=MEDIAN([.B26:.P26])" office:value-type="float" office:value="0">
            <text:p>#ARVO!</text:p>
          </table:table-cell>
          <table:table-cell table:formula="of:=MODE([.B26:.P26])" office:value-type="float" office:value="0">
            <text:p>#ARVO!</text:p>
          </table:table-cell>
          <table:table-cell table:formula="of:=STDEV([.B26:.P26])" office:value-type="float" office:value="0">
            <text:p>#JAKO/0!</text:p>
          </table:table-cell>
          <table:table-cell table:formula="of:=[.A26]" office:value-type="string" office:string-value="Fur">
            <text:p>Fur</text:p>
          </table:table-cell>
          <table:table-cell table:number-columns-repeated="1002"/>
        </table:table-row>
        <table:table-row table:style-name="ro2">
          <table:table-cell office:value-type="string">
            <text:p>Geothermal</text:p>
          </table:table-cell>
          <table:table-cell table:number-columns-repeated="15"/>
          <table:table-cell table:formula="of:=SUM([.B27:.P27])/COUNT([.B27:.P27])" office:value-type="float" office:value="0">
            <text:p>#JAKO/0!</text:p>
          </table:table-cell>
          <table:table-cell table:formula="of:=[.Q27]/[.$B$8]" office:value-type="float" office:value="0">
            <text:p>#JAKO/0!</text:p>
          </table:table-cell>
          <table:table-cell table:formula="of:=MEDIAN([.B27:.P27])" office:value-type="float" office:value="0">
            <text:p>#ARVO!</text:p>
          </table:table-cell>
          <table:table-cell table:formula="of:=MODE([.B27:.P27])" office:value-type="float" office:value="0">
            <text:p>#ARVO!</text:p>
          </table:table-cell>
          <table:table-cell table:formula="of:=STDEV([.B27:.P27])" office:value-type="float" office:value="0">
            <text:p>#JAKO/0!</text:p>
          </table:table-cell>
          <table:table-cell table:formula="of:=[.A27]" office:value-type="string" office:string-value="Geothermal">
            <text:p>Geothermal</text:p>
          </table:table-cell>
          <table:table-cell table:number-columns-repeated="1002"/>
        </table:table-row>
        <table:table-row table:style-name="ro2">
          <table:table-cell office:value-type="string">
            <text:p>Gold</text:p>
          </table:table-cell>
          <table:table-cell table:number-columns-repeated="15"/>
          <table:table-cell table:formula="of:=SUM([.B28:.P28])/COUNT([.B28:.P28])" office:value-type="float" office:value="0">
            <text:p>#JAKO/0!</text:p>
          </table:table-cell>
          <table:table-cell table:formula="of:=[.Q28]/[.$B$8]" office:value-type="float" office:value="0">
            <text:p>#JAKO/0!</text:p>
          </table:table-cell>
          <table:table-cell table:formula="of:=MEDIAN([.B28:.P28])" office:value-type="float" office:value="0">
            <text:p>#ARVO!</text:p>
          </table:table-cell>
          <table:table-cell table:formula="of:=MODE([.B28:.P28])" office:value-type="float" office:value="0">
            <text:p>#ARVO!</text:p>
          </table:table-cell>
          <table:table-cell table:formula="of:=STDEV([.B28:.P28])" office:value-type="float" office:value="0">
            <text:p>#JAKO/0!</text:p>
          </table:table-cell>
          <table:table-cell table:formula="of:=[.A28]" office:value-type="string" office:string-value="Gold">
            <text:p>Gold</text:p>
          </table:table-cell>
          <table:table-cell table:number-columns-repeated="1002"/>
        </table:table-row>
        <table:table-row table:style-name="ro2">
          <table:table-cell office:value-type="string">
            <text:p>Hemp</text:p>
          </table:table-cell>
          <table:table-cell table:number-columns-repeated="15"/>
          <table:table-cell table:formula="of:=SUM([.B29:.P29])/COUNT([.B29:.P29])" office:value-type="float" office:value="0">
            <text:p>#JAKO/0!</text:p>
          </table:table-cell>
          <table:table-cell table:formula="of:=[.Q29]/[.$B$8]" office:value-type="float" office:value="0">
            <text:p>#JAKO/0!</text:p>
          </table:table-cell>
          <table:table-cell table:formula="of:=MEDIAN([.B29:.P29])" office:value-type="float" office:value="0">
            <text:p>#ARVO!</text:p>
          </table:table-cell>
          <table:table-cell table:formula="of:=MODE([.B29:.P29])" office:value-type="float" office:value="0">
            <text:p>#ARVO!</text:p>
          </table:table-cell>
          <table:table-cell table:formula="of:=STDEV([.B29:.P29])" office:value-type="float" office:value="0">
            <text:p>#JAKO/0!</text:p>
          </table:table-cell>
          <table:table-cell table:formula="of:=[.A29]" office:value-type="string" office:string-value="Hemp">
            <text:p>Hemp</text:p>
          </table:table-cell>
          <table:table-cell table:number-columns-repeated="1002"/>
        </table:table-row>
        <table:table-row table:style-name="ro2">
          <table:table-cell office:value-type="string">
            <text:p>Horse</text:p>
          </table:table-cell>
          <table:table-cell table:number-columns-repeated="15"/>
          <table:table-cell table:formula="of:=SUM([.B30:.P30])/COUNT([.B30:.P30])" office:value-type="float" office:value="0">
            <text:p>#JAKO/0!</text:p>
          </table:table-cell>
          <table:table-cell table:formula="of:=[.Q30]/[.$B$8]" office:value-type="float" office:value="0">
            <text:p>#JAKO/0!</text:p>
          </table:table-cell>
          <table:table-cell table:formula="of:=MEDIAN([.B30:.P30])" office:value-type="float" office:value="0">
            <text:p>#ARVO!</text:p>
          </table:table-cell>
          <table:table-cell table:formula="of:=MODE([.B30:.P30])" office:value-type="float" office:value="0">
            <text:p>#ARVO!</text:p>
          </table:table-cell>
          <table:table-cell table:formula="of:=STDEV([.B30:.P30])" office:value-type="float" office:value="0">
            <text:p>#JAKO/0!</text:p>
          </table:table-cell>
          <table:table-cell table:formula="of:=[.A30]" office:value-type="string" office:string-value="Horse">
            <text:p>Horse</text:p>
          </table:table-cell>
          <table:table-cell table:number-columns-repeated="1002"/>
        </table:table-row>
        <table:table-row table:style-name="ro2">
          <table:table-cell office:value-type="string">
            <text:p>Incense</text:p>
          </table:table-cell>
          <table:table-cell table:number-columns-repeated="15"/>
          <table:table-cell table:formula="of:=SUM([.B31:.P31])/COUNT([.B31:.P31])" office:value-type="float" office:value="0">
            <text:p>#JAKO/0!</text:p>
          </table:table-cell>
          <table:table-cell table:formula="of:=[.Q31]/[.$B$8]" office:value-type="float" office:value="0">
            <text:p>#JAKO/0!</text:p>
          </table:table-cell>
          <table:table-cell table:formula="of:=MEDIAN([.B31:.P31])" office:value-type="float" office:value="0">
            <text:p>#ARVO!</text:p>
          </table:table-cell>
          <table:table-cell table:formula="of:=MODE([.B31:.P31])" office:value-type="float" office:value="0">
            <text:p>#ARVO!</text:p>
          </table:table-cell>
          <table:table-cell table:formula="of:=STDEV([.B31:.P31])" office:value-type="float" office:value="0">
            <text:p>#JAKO/0!</text:p>
          </table:table-cell>
          <table:table-cell table:formula="of:=[.A31]" office:value-type="string" office:string-value="Incense">
            <text:p>Incense</text:p>
          </table:table-cell>
          <table:table-cell table:number-columns-repeated="1002"/>
        </table:table-row>
        <table:table-row table:style-name="ro2">
          <table:table-cell office:value-type="string">
            <text:p>Iron</text:p>
          </table:table-cell>
          <table:table-cell table:number-columns-repeated="15"/>
          <table:table-cell table:formula="of:=SUM([.B32:.P32])/COUNT([.B32:.P32])" office:value-type="float" office:value="0">
            <text:p>#JAKO/0!</text:p>
          </table:table-cell>
          <table:table-cell table:formula="of:=[.Q32]/[.$B$8]" office:value-type="float" office:value="0">
            <text:p>#JAKO/0!</text:p>
          </table:table-cell>
          <table:table-cell table:formula="of:=MEDIAN([.B32:.P32])" office:value-type="float" office:value="0">
            <text:p>#ARVO!</text:p>
          </table:table-cell>
          <table:table-cell table:formula="of:=MODE([.B32:.P32])" office:value-type="float" office:value="0">
            <text:p>#ARVO!</text:p>
          </table:table-cell>
          <table:table-cell table:formula="of:=STDEV([.B32:.P32])" office:value-type="float" office:value="0">
            <text:p>#JAKO/0!</text:p>
          </table:table-cell>
          <table:table-cell table:formula="of:=[.A32]" office:value-type="string" office:string-value="Iron">
            <text:p>Iron</text:p>
          </table:table-cell>
          <table:table-cell table:number-columns-repeated="1002"/>
        </table:table-row>
        <table:table-row table:style-name="ro2">
          <table:table-cell office:value-type="string">
            <text:p>Ivory</text:p>
          </table:table-cell>
          <table:table-cell table:number-columns-repeated="15"/>
          <table:table-cell table:formula="of:=SUM([.B33:.P33])/COUNT([.B33:.P33])" office:value-type="float" office:value="0">
            <text:p>#JAKO/0!</text:p>
          </table:table-cell>
          <table:table-cell table:formula="of:=[.Q33]/[.$B$8]" office:value-type="float" office:value="0">
            <text:p>#JAKO/0!</text:p>
          </table:table-cell>
          <table:table-cell table:formula="of:=MEDIAN([.B33:.P33])" office:value-type="float" office:value="0">
            <text:p>#ARVO!</text:p>
          </table:table-cell>
          <table:table-cell table:formula="of:=MODE([.B33:.P33])" office:value-type="float" office:value="0">
            <text:p>#ARVO!</text:p>
          </table:table-cell>
          <table:table-cell table:formula="of:=STDEV([.B33:.P33])" office:value-type="float" office:value="0">
            <text:p>#JAKO/0!</text:p>
          </table:table-cell>
          <table:table-cell table:formula="of:=[.A33]" office:value-type="string" office:string-value="Ivory">
            <text:p>Ivory</text:p>
          </table:table-cell>
          <table:table-cell table:number-columns-repeated="1002"/>
        </table:table-row>
        <table:table-row table:style-name="ro2">
          <table:table-cell office:value-type="string">
            <text:p>Lead</text:p>
          </table:table-cell>
          <table:table-cell table:number-columns-repeated="15"/>
          <table:table-cell table:formula="of:=SUM([.B34:.P34])/COUNT([.B34:.P34])" office:value-type="float" office:value="0">
            <text:p>#JAKO/0!</text:p>
          </table:table-cell>
          <table:table-cell table:formula="of:=[.Q34]/[.$B$8]" office:value-type="float" office:value="0">
            <text:p>#JAKO/0!</text:p>
          </table:table-cell>
          <table:table-cell table:formula="of:=MEDIAN([.B34:.P34])" office:value-type="float" office:value="0">
            <text:p>#ARVO!</text:p>
          </table:table-cell>
          <table:table-cell table:formula="of:=MODE([.B34:.P34])" office:value-type="float" office:value="0">
            <text:p>#ARVO!</text:p>
          </table:table-cell>
          <table:table-cell table:formula="of:=STDEV([.B34:.P34])" office:value-type="float" office:value="0">
            <text:p>#JAKO/0!</text:p>
          </table:table-cell>
          <table:table-cell table:formula="of:=[.A34]" office:value-type="string" office:string-value="Lead">
            <text:p>Lead</text:p>
          </table:table-cell>
          <table:table-cell table:number-columns-repeated="1002"/>
        </table:table-row>
        <table:table-row table:style-name="ro2">
          <table:table-cell office:value-type="string">
            <text:p>Lemon</text:p>
          </table:table-cell>
          <table:table-cell table:number-columns-repeated="15"/>
          <table:table-cell table:formula="of:=SUM([.B35:.P35])/COUNT([.B35:.P35])" office:value-type="float" office:value="0">
            <text:p>#JAKO/0!</text:p>
          </table:table-cell>
          <table:table-cell table:formula="of:=[.Q35]/[.$B$8]" office:value-type="float" office:value="0">
            <text:p>#JAKO/0!</text:p>
          </table:table-cell>
          <table:table-cell table:formula="of:=MEDIAN([.B35:.P35])" office:value-type="float" office:value="0">
            <text:p>#ARVO!</text:p>
          </table:table-cell>
          <table:table-cell table:formula="of:=MODE([.B35:.P35])" office:value-type="float" office:value="0">
            <text:p>#ARVO!</text:p>
          </table:table-cell>
          <table:table-cell table:formula="of:=STDEV([.B35:.P35])" office:value-type="float" office:value="0">
            <text:p>#JAKO/0!</text:p>
          </table:table-cell>
          <table:table-cell table:formula="of:=[.A35]" office:value-type="string" office:string-value="Lemon">
            <text:p>Lemon</text:p>
          </table:table-cell>
          <table:table-cell table:number-columns-repeated="1002"/>
        </table:table-row>
        <table:table-row table:style-name="ro2">
          <table:table-cell office:value-type="string">
            <text:p>Marble</text:p>
          </table:table-cell>
          <table:table-cell table:number-columns-repeated="15"/>
          <table:table-cell table:formula="of:=SUM([.B36:.P36])/COUNT([.B36:.P36])" office:value-type="float" office:value="0">
            <text:p>#JAKO/0!</text:p>
          </table:table-cell>
          <table:table-cell table:formula="of:=[.Q36]/[.$B$8]" office:value-type="float" office:value="0">
            <text:p>#JAKO/0!</text:p>
          </table:table-cell>
          <table:table-cell table:formula="of:=MEDIAN([.B36:.P36])" office:value-type="float" office:value="0">
            <text:p>#ARVO!</text:p>
          </table:table-cell>
          <table:table-cell table:formula="of:=MODE([.B36:.P36])" office:value-type="float" office:value="0">
            <text:p>#ARVO!</text:p>
          </table:table-cell>
          <table:table-cell table:formula="of:=STDEV([.B36:.P36])" office:value-type="float" office:value="0">
            <text:p>#JAKO/0!</text:p>
          </table:table-cell>
          <table:table-cell table:formula="of:=[.A36]" office:value-type="string" office:string-value="Marble">
            <text:p>Marble</text:p>
          </table:table-cell>
          <table:table-cell table:number-columns-repeated="1002"/>
        </table:table-row>
        <table:table-row table:style-name="ro2">
          <table:table-cell office:value-type="string">
            <text:p>Methane ice</text:p>
          </table:table-cell>
          <table:table-cell table:number-columns-repeated="15"/>
          <table:table-cell table:formula="of:=SUM([.B37:.P37])/COUNT([.B37:.P37])" office:value-type="float" office:value="0">
            <text:p>#JAKO/0!</text:p>
          </table:table-cell>
          <table:table-cell table:formula="of:=[.Q37]/[.$B$8]" office:value-type="float" office:value="0">
            <text:p>#JAKO/0!</text:p>
          </table:table-cell>
          <table:table-cell table:formula="of:=MEDIAN([.B37:.P37])" office:value-type="float" office:value="0">
            <text:p>#ARVO!</text:p>
          </table:table-cell>
          <table:table-cell table:formula="of:=MODE([.B37:.P37])" office:value-type="float" office:value="0">
            <text:p>#ARVO!</text:p>
          </table:table-cell>
          <table:table-cell table:formula="of:=STDEV([.B37:.P37])" office:value-type="float" office:value="0">
            <text:p>#JAKO/0!</text:p>
          </table:table-cell>
          <table:table-cell table:formula="of:=[.A37]" office:value-type="string" office:string-value="Methane ice">
            <text:p>Methane ice</text:p>
          </table:table-cell>
          <table:table-cell table:number-columns-repeated="1002"/>
        </table:table-row>
        <table:table-row table:style-name="ro2">
          <table:table-cell office:value-type="string">
            <text:p>Obsidian</text:p>
          </table:table-cell>
          <table:table-cell table:number-columns-repeated="15"/>
          <table:table-cell table:formula="of:=SUM([.B38:.P38])/COUNT([.B38:.P38])" office:value-type="float" office:value="0">
            <text:p>#JAKO/0!</text:p>
          </table:table-cell>
          <table:table-cell table:formula="of:=[.Q38]/[.$B$8]" office:value-type="float" office:value="0">
            <text:p>#JAKO/0!</text:p>
          </table:table-cell>
          <table:table-cell table:formula="of:=MEDIAN([.B38:.P38])" office:value-type="float" office:value="0">
            <text:p>#ARVO!</text:p>
          </table:table-cell>
          <table:table-cell table:formula="of:=MODE([.B38:.P38])" office:value-type="float" office:value="0">
            <text:p>#ARVO!</text:p>
          </table:table-cell>
          <table:table-cell table:formula="of:=STDEV([.B38:.P38])" office:value-type="float" office:value="0">
            <text:p>#JAKO/0!</text:p>
          </table:table-cell>
          <table:table-cell table:formula="of:=[.A38]" office:value-type="string" office:string-value="Obsidian">
            <text:p>Obsidian</text:p>
          </table:table-cell>
          <table:table-cell table:number-columns-repeated="1002"/>
        </table:table-row>
        <table:table-row table:style-name="ro2">
          <table:table-cell office:value-type="string">
            <text:p>Oil</text:p>
          </table:table-cell>
          <table:table-cell table:number-columns-repeated="15"/>
          <table:table-cell table:formula="of:=SUM([.B39:.P39])/COUNT([.B39:.P39])" office:value-type="float" office:value="0">
            <text:p>#JAKO/0!</text:p>
          </table:table-cell>
          <table:table-cell table:formula="of:=[.Q39]/[.$B$8]" office:value-type="float" office:value="0">
            <text:p>#JAKO/0!</text:p>
          </table:table-cell>
          <table:table-cell table:formula="of:=MEDIAN([.B39:.P39])" office:value-type="float" office:value="0">
            <text:p>#ARVO!</text:p>
          </table:table-cell>
          <table:table-cell table:formula="of:=MODE([.B39:.P39])" office:value-type="float" office:value="0">
            <text:p>#ARVO!</text:p>
          </table:table-cell>
          <table:table-cell table:formula="of:=STDEV([.B39:.P39])" office:value-type="float" office:value="0">
            <text:p>#JAKO/0!</text:p>
          </table:table-cell>
          <table:table-cell table:formula="of:=[.A39]" office:value-type="string" office:string-value="Oil">
            <text:p>Oil</text:p>
          </table:table-cell>
          <table:table-cell table:number-columns-repeated="1002"/>
        </table:table-row>
        <table:table-row table:style-name="ro2">
          <table:table-cell office:value-type="string">
            <text:p>Olives</text:p>
          </table:table-cell>
          <table:table-cell table:number-columns-repeated="15"/>
          <table:table-cell table:formula="of:=SUM([.B40:.P40])/COUNT([.B40:.P40])" office:value-type="float" office:value="0">
            <text:p>#JAKO/0!</text:p>
          </table:table-cell>
          <table:table-cell table:formula="of:=[.Q40]/[.$B$8]" office:value-type="float" office:value="0">
            <text:p>#JAKO/0!</text:p>
          </table:table-cell>
          <table:table-cell table:formula="of:=MEDIAN([.B40:.P40])" office:value-type="float" office:value="0">
            <text:p>#ARVO!</text:p>
          </table:table-cell>
          <table:table-cell table:formula="of:=MODE([.B40:.P40])" office:value-type="float" office:value="0">
            <text:p>#ARVO!</text:p>
          </table:table-cell>
          <table:table-cell table:formula="of:=STDEV([.B40:.P40])" office:value-type="float" office:value="0">
            <text:p>#JAKO/0!</text:p>
          </table:table-cell>
          <table:table-cell table:formula="of:=[.A40]" office:value-type="string" office:string-value="Olives">
            <text:p>Olives</text:p>
          </table:table-cell>
          <table:table-cell table:number-columns-repeated="1002"/>
        </table:table-row>
        <table:table-row table:style-name="ro2">
          <table:table-cell office:value-type="string">
            <text:p>pearls</text:p>
          </table:table-cell>
          <table:table-cell table:number-columns-repeated="15"/>
          <table:table-cell table:formula="of:=SUM([.B41:.P41])/COUNT([.B41:.P41])" office:value-type="float" office:value="0">
            <text:p>#JAKO/0!</text:p>
          </table:table-cell>
          <table:table-cell table:formula="of:=[.Q41]/[.$B$8]" office:value-type="float" office:value="0">
            <text:p>#JAKO/0!</text:p>
          </table:table-cell>
          <table:table-cell table:formula="of:=MEDIAN([.B41:.P41])" office:value-type="float" office:value="0">
            <text:p>#ARVO!</text:p>
          </table:table-cell>
          <table:table-cell table:formula="of:=MODE([.B41:.P41])" office:value-type="float" office:value="0">
            <text:p>#ARVO!</text:p>
          </table:table-cell>
          <table:table-cell table:formula="of:=STDEV([.B41:.P41])" office:value-type="float" office:value="0">
            <text:p>#JAKO/0!</text:p>
          </table:table-cell>
          <table:table-cell table:formula="of:=[.A41]" office:value-type="string" office:string-value="pearls">
            <text:p>pearls</text:p>
          </table:table-cell>
          <table:table-cell table:number-columns-repeated="1002"/>
        </table:table-row>
        <table:table-row table:style-name="ro2">
          <table:table-cell office:value-type="string">
            <text:p>Pig</text:p>
          </table:table-cell>
          <table:table-cell table:number-columns-repeated="15"/>
          <table:table-cell table:formula="of:=SUM([.B42:.P42])/COUNT([.B42:.P42])" office:value-type="float" office:value="0">
            <text:p>#JAKO/0!</text:p>
          </table:table-cell>
          <table:table-cell table:formula="of:=[.Q42]/[.$B$8]" office:value-type="float" office:value="0">
            <text:p>#JAKO/0!</text:p>
          </table:table-cell>
          <table:table-cell table:formula="of:=MEDIAN([.B42:.P42])" office:value-type="float" office:value="0">
            <text:p>#ARVO!</text:p>
          </table:table-cell>
          <table:table-cell table:formula="of:=MODE([.B42:.P42])" office:value-type="float" office:value="0">
            <text:p>#ARVO!</text:p>
          </table:table-cell>
          <table:table-cell table:formula="of:=STDEV([.B42:.P42])" office:value-type="float" office:value="0">
            <text:p>#JAKO/0!</text:p>
          </table:table-cell>
          <table:table-cell table:formula="of:=[.A42]" office:value-type="string" office:string-value="Pig">
            <text:p>Pig</text:p>
          </table:table-cell>
          <table:table-cell table:number-columns-repeated="1002"/>
        </table:table-row>
        <table:table-row table:style-name="ro2">
          <table:table-cell office:value-type="string">
            <text:p>Potato</text:p>
          </table:table-cell>
          <table:table-cell table:number-columns-repeated="15"/>
          <table:table-cell table:formula="of:=SUM([.B43:.P43])/COUNT([.B43:.P43])" office:value-type="float" office:value="0">
            <text:p>#JAKO/0!</text:p>
          </table:table-cell>
          <table:table-cell table:formula="of:=[.Q43]/[.$B$8]" office:value-type="float" office:value="0">
            <text:p>#JAKO/0!</text:p>
          </table:table-cell>
          <table:table-cell table:formula="of:=MEDIAN([.B43:.P43])" office:value-type="float" office:value="0">
            <text:p>#ARVO!</text:p>
          </table:table-cell>
          <table:table-cell table:formula="of:=MODE([.B43:.P43])" office:value-type="float" office:value="0">
            <text:p>#ARVO!</text:p>
          </table:table-cell>
          <table:table-cell table:formula="of:=STDEV([.B43:.P43])" office:value-type="float" office:value="0">
            <text:p>#JAKO/0!</text:p>
          </table:table-cell>
          <table:table-cell table:formula="of:=[.A43]" office:value-type="string" office:string-value="Potato">
            <text:p>Potato</text:p>
          </table:table-cell>
          <table:table-cell table:number-columns-repeated="1002"/>
        </table:table-row>
        <table:table-row table:style-name="ro2">
          <table:table-cell office:value-type="string">
            <text:p>Rice</text:p>
          </table:table-cell>
          <table:table-cell table:number-columns-repeated="15"/>
          <table:table-cell table:formula="of:=SUM([.B44:.P44])/COUNT([.B44:.P44])" office:value-type="float" office:value="0">
            <text:p>#JAKO/0!</text:p>
          </table:table-cell>
          <table:table-cell table:formula="of:=[.Q44]/[.$B$8]" office:value-type="float" office:value="0">
            <text:p>#JAKO/0!</text:p>
          </table:table-cell>
          <table:table-cell table:formula="of:=MEDIAN([.B44:.P44])" office:value-type="float" office:value="0">
            <text:p>#ARVO!</text:p>
          </table:table-cell>
          <table:table-cell table:formula="of:=MODE([.B44:.P44])" office:value-type="float" office:value="0">
            <text:p>#ARVO!</text:p>
          </table:table-cell>
          <table:table-cell table:formula="of:=STDEV([.B44:.P44])" office:value-type="float" office:value="0">
            <text:p>#JAKO/0!</text:p>
          </table:table-cell>
          <table:table-cell table:formula="of:=[.A44]" office:value-type="string" office:string-value="Rice">
            <text:p>Rice</text:p>
          </table:table-cell>
          <table:table-cell table:number-columns-repeated="1002"/>
        </table:table-row>
        <table:table-row table:style-name="ro2">
          <table:table-cell office:value-type="string">
            <text:p>Rubber</text:p>
          </table:table-cell>
          <table:table-cell table:number-columns-repeated="15"/>
          <table:table-cell table:formula="of:=SUM([.B45:.P45])/COUNT([.B45:.P45])" office:value-type="float" office:value="0">
            <text:p>#JAKO/0!</text:p>
          </table:table-cell>
          <table:table-cell table:formula="of:=[.Q45]/[.$B$8]" office:value-type="float" office:value="0">
            <text:p>#JAKO/0!</text:p>
          </table:table-cell>
          <table:table-cell table:formula="of:=MEDIAN([.B45:.P45])" office:value-type="float" office:value="0">
            <text:p>#ARVO!</text:p>
          </table:table-cell>
          <table:table-cell table:formula="of:=MODE([.B45:.P45])" office:value-type="float" office:value="0">
            <text:p>#ARVO!</text:p>
          </table:table-cell>
          <table:table-cell table:formula="of:=STDEV([.B45:.P45])" office:value-type="float" office:value="0">
            <text:p>#JAKO/0!</text:p>
          </table:table-cell>
          <table:table-cell table:formula="of:=[.A45]" office:value-type="string" office:string-value="Rubber">
            <text:p>Rubber</text:p>
          </table:table-cell>
          <table:table-cell table:number-columns-repeated="1002"/>
        </table:table-row>
        <table:table-row table:style-name="ro2">
          <table:table-cell office:value-type="string">
            <text:p>salt</text:p>
          </table:table-cell>
          <table:table-cell table:number-columns-repeated="15"/>
          <table:table-cell table:formula="of:=SUM([.B46:.P46])/COUNT([.B46:.P46])" office:value-type="float" office:value="0">
            <text:p>#JAKO/0!</text:p>
          </table:table-cell>
          <table:table-cell table:formula="of:=[.Q46]/[.$B$8]" office:value-type="float" office:value="0">
            <text:p>#JAKO/0!</text:p>
          </table:table-cell>
          <table:table-cell table:formula="of:=MEDIAN([.B46:.P46])" office:value-type="float" office:value="0">
            <text:p>#ARVO!</text:p>
          </table:table-cell>
          <table:table-cell table:formula="of:=MODE([.B46:.P46])" office:value-type="float" office:value="0">
            <text:p>#ARVO!</text:p>
          </table:table-cell>
          <table:table-cell table:formula="of:=STDEV([.B46:.P46])" office:value-type="float" office:value="0">
            <text:p>#JAKO/0!</text:p>
          </table:table-cell>
          <table:table-cell table:formula="of:=[.A46]" office:value-type="string" office:string-value="salt">
            <text:p>salt</text:p>
          </table:table-cell>
          <table:table-cell table:number-columns-repeated="1002"/>
        </table:table-row>
        <table:table-row table:style-name="ro2">
          <table:table-cell office:value-type="string">
            <text:p>Sheep</text:p>
          </table:table-cell>
          <table:table-cell table:number-columns-repeated="15"/>
          <table:table-cell table:formula="of:=SUM([.B47:.P47])/COUNT([.B47:.P47])" office:value-type="float" office:value="0">
            <text:p>#JAKO/0!</text:p>
          </table:table-cell>
          <table:table-cell table:formula="of:=[.Q47]/[.$B$8]" office:value-type="float" office:value="0">
            <text:p>#JAKO/0!</text:p>
          </table:table-cell>
          <table:table-cell table:formula="of:=MEDIAN([.B47:.P47])" office:value-type="float" office:value="0">
            <text:p>#ARVO!</text:p>
          </table:table-cell>
          <table:table-cell table:formula="of:=MODE([.B47:.P47])" office:value-type="float" office:value="0">
            <text:p>#ARVO!</text:p>
          </table:table-cell>
          <table:table-cell table:formula="of:=STDEV([.B47:.P47])" office:value-type="float" office:value="0">
            <text:p>#JAKO/0!</text:p>
          </table:table-cell>
          <table:table-cell table:formula="of:=[.A47]" office:value-type="string" office:string-value="Sheep">
            <text:p>Sheep</text:p>
          </table:table-cell>
          <table:table-cell table:number-columns-repeated="1002"/>
        </table:table-row>
        <table:table-row table:style-name="ro2">
          <table:table-cell office:value-type="string">
            <text:p>Shrimp</text:p>
          </table:table-cell>
          <table:table-cell table:number-columns-repeated="15"/>
          <table:table-cell table:formula="of:=SUM([.B48:.P48])/COUNT([.B48:.P48])" office:value-type="float" office:value="0">
            <text:p>#JAKO/0!</text:p>
          </table:table-cell>
          <table:table-cell table:formula="of:=[.Q48]/[.$B$8]" office:value-type="float" office:value="0">
            <text:p>#JAKO/0!</text:p>
          </table:table-cell>
          <table:table-cell table:formula="of:=MEDIAN([.B48:.P48])" office:value-type="float" office:value="0">
            <text:p>#ARVO!</text:p>
          </table:table-cell>
          <table:table-cell table:formula="of:=MODE([.B48:.P48])" office:value-type="float" office:value="0">
            <text:p>#ARVO!</text:p>
          </table:table-cell>
          <table:table-cell table:formula="of:=STDEV([.B48:.P48])" office:value-type="float" office:value="0">
            <text:p>#JAKO/0!</text:p>
          </table:table-cell>
          <table:table-cell table:formula="of:=[.A48]" office:value-type="string" office:string-value="Shrimp">
            <text:p>Shrimp</text:p>
          </table:table-cell>
          <table:table-cell table:number-columns-repeated="1002"/>
        </table:table-row>
        <table:table-row table:style-name="ro2">
          <table:table-cell office:value-type="string">
            <text:p>Silver</text:p>
          </table:table-cell>
          <table:table-cell table:number-columns-repeated="15"/>
          <table:table-cell table:formula="of:=SUM([.B49:.P49])/COUNT([.B49:.P49])" office:value-type="float" office:value="0">
            <text:p>#JAKO/0!</text:p>
          </table:table-cell>
          <table:table-cell table:formula="of:=[.Q49]/[.$B$8]" office:value-type="float" office:value="0">
            <text:p>#JAKO/0!</text:p>
          </table:table-cell>
          <table:table-cell table:formula="of:=MEDIAN([.B49:.P49])" office:value-type="float" office:value="0">
            <text:p>#ARVO!</text:p>
          </table:table-cell>
          <table:table-cell table:formula="of:=MODE([.B49:.P49])" office:value-type="float" office:value="0">
            <text:p>#ARVO!</text:p>
          </table:table-cell>
          <table:table-cell table:formula="of:=STDEV([.B49:.P49])" office:value-type="float" office:value="0">
            <text:p>#JAKO/0!</text:p>
          </table:table-cell>
          <table:table-cell table:formula="of:=[.A49]" office:value-type="string" office:string-value="Silver">
            <text:p>Silver</text:p>
          </table:table-cell>
          <table:table-cell table:number-columns-repeated="1002"/>
        </table:table-row>
        <table:table-row table:style-name="ro2">
          <table:table-cell office:value-type="string">
            <text:p>Spices</text:p>
          </table:table-cell>
          <table:table-cell table:number-columns-repeated="15"/>
          <table:table-cell table:formula="of:=SUM([.B50:.P50])/COUNT([.B50:.P50])" office:value-type="float" office:value="0">
            <text:p>#JAKO/0!</text:p>
          </table:table-cell>
          <table:table-cell table:formula="of:=[.Q50]/[.$B$8]" office:value-type="float" office:value="0">
            <text:p>#JAKO/0!</text:p>
          </table:table-cell>
          <table:table-cell table:formula="of:=MEDIAN([.B50:.P50])" office:value-type="float" office:value="0">
            <text:p>#ARVO!</text:p>
          </table:table-cell>
          <table:table-cell table:formula="of:=MODE([.B50:.P50])" office:value-type="float" office:value="0">
            <text:p>#ARVO!</text:p>
          </table:table-cell>
          <table:table-cell table:formula="of:=STDEV([.B50:.P50])" office:value-type="float" office:value="0">
            <text:p>#JAKO/0!</text:p>
          </table:table-cell>
          <table:table-cell table:formula="of:=[.A50]" office:value-type="string" office:string-value="Spices">
            <text:p>Spices</text:p>
          </table:table-cell>
          <table:table-cell table:number-columns-repeated="1002"/>
        </table:table-row>
        <table:table-row table:style-name="ro2">
          <table:table-cell office:value-type="string">
            <text:p>Stone</text:p>
          </table:table-cell>
          <table:table-cell table:number-columns-repeated="15"/>
          <table:table-cell table:formula="of:=SUM([.B51:.P51])/COUNT([.B51:.P51])" office:value-type="float" office:value="0">
            <text:p>#JAKO/0!</text:p>
          </table:table-cell>
          <table:table-cell table:formula="of:=[.Q51]/[.$B$8]" office:value-type="float" office:value="0">
            <text:p>#JAKO/0!</text:p>
          </table:table-cell>
          <table:table-cell table:formula="of:=MEDIAN([.B51:.P51])" office:value-type="float" office:value="0">
            <text:p>#ARVO!</text:p>
          </table:table-cell>
          <table:table-cell table:formula="of:=MODE([.B51:.P51])" office:value-type="float" office:value="0">
            <text:p>#ARVO!</text:p>
          </table:table-cell>
          <table:table-cell table:formula="of:=STDEV([.B51:.P51])" office:value-type="float" office:value="0">
            <text:p>#JAKO/0!</text:p>
          </table:table-cell>
          <table:table-cell table:formula="of:=[.A51]" office:value-type="string" office:string-value="Stone">
            <text:p>Stone</text:p>
          </table:table-cell>
          <table:table-cell table:number-columns-repeated="1002"/>
        </table:table-row>
        <table:table-row table:style-name="ro2">
          <table:table-cell office:value-type="string">
            <text:p>Sugar</text:p>
          </table:table-cell>
          <table:table-cell table:number-columns-repeated="15"/>
          <table:table-cell table:formula="of:=SUM([.B52:.P52])/COUNT([.B52:.P52])" office:value-type="float" office:value="0">
            <text:p>#JAKO/0!</text:p>
          </table:table-cell>
          <table:table-cell table:formula="of:=[.Q52]/[.$B$8]" office:value-type="float" office:value="0">
            <text:p>#JAKO/0!</text:p>
          </table:table-cell>
          <table:table-cell table:formula="of:=MEDIAN([.B52:.P52])" office:value-type="float" office:value="0">
            <text:p>#ARVO!</text:p>
          </table:table-cell>
          <table:table-cell table:formula="of:=MODE([.B52:.P52])" office:value-type="float" office:value="0">
            <text:p>#ARVO!</text:p>
          </table:table-cell>
          <table:table-cell table:formula="of:=STDEV([.B52:.P52])" office:value-type="float" office:value="0">
            <text:p>#JAKO/0!</text:p>
          </table:table-cell>
          <table:table-cell table:formula="of:=[.A52]" office:value-type="string" office:string-value="Sugar">
            <text:p>Sugar</text:p>
          </table:table-cell>
          <table:table-cell table:number-columns-repeated="1002"/>
        </table:table-row>
        <table:table-row table:style-name="ro2">
          <table:table-cell office:value-type="string">
            <text:p>Sulphur</text:p>
          </table:table-cell>
          <table:table-cell table:number-columns-repeated="15"/>
          <table:table-cell table:formula="of:=SUM([.B53:.P53])/COUNT([.B53:.P53])" office:value-type="float" office:value="0">
            <text:p>#JAKO/0!</text:p>
          </table:table-cell>
          <table:table-cell table:formula="of:=[.Q53]/[.$B$8]" office:value-type="float" office:value="0">
            <text:p>#JAKO/0!</text:p>
          </table:table-cell>
          <table:table-cell table:formula="of:=MEDIAN([.B53:.P53])" office:value-type="float" office:value="0">
            <text:p>#ARVO!</text:p>
          </table:table-cell>
          <table:table-cell table:formula="of:=MODE([.B53:.P53])" office:value-type="float" office:value="0">
            <text:p>#ARVO!</text:p>
          </table:table-cell>
          <table:table-cell table:formula="of:=STDEV([.B53:.P53])" office:value-type="float" office:value="0">
            <text:p>#JAKO/0!</text:p>
          </table:table-cell>
          <table:table-cell table:formula="of:=[.A53]" office:value-type="string" office:string-value="Sulphur">
            <text:p>Sulphur</text:p>
          </table:table-cell>
          <table:table-cell table:number-columns-repeated="1002"/>
        </table:table-row>
        <table:table-row table:style-name="ro2">
          <table:table-cell office:value-type="string">
            <text:p>Tea</text:p>
          </table:table-cell>
          <table:table-cell table:number-columns-repeated="15"/>
          <table:table-cell table:formula="of:=SUM([.B54:.P54])/COUNT([.B54:.P54])" office:value-type="float" office:value="0">
            <text:p>#JAKO/0!</text:p>
          </table:table-cell>
          <table:table-cell table:formula="of:=[.Q54]/[.$B$8]" office:value-type="float" office:value="0">
            <text:p>#JAKO/0!</text:p>
          </table:table-cell>
          <table:table-cell table:formula="of:=MEDIAN([.B54:.P54])" office:value-type="float" office:value="0">
            <text:p>#ARVO!</text:p>
          </table:table-cell>
          <table:table-cell table:formula="of:=MODE([.B54:.P54])" office:value-type="float" office:value="0">
            <text:p>#ARVO!</text:p>
          </table:table-cell>
          <table:table-cell table:formula="of:=STDEV([.B54:.P54])" office:value-type="float" office:value="0">
            <text:p>#JAKO/0!</text:p>
          </table:table-cell>
          <table:table-cell table:formula="of:=[.A54]" office:value-type="string" office:string-value="Tea">
            <text:p>Tea</text:p>
          </table:table-cell>
          <table:table-cell table:number-columns-repeated="1002"/>
        </table:table-row>
        <table:table-row table:style-name="ro2">
          <table:table-cell office:value-type="string">
            <text:p>Uranium</text:p>
          </table:table-cell>
          <table:table-cell table:number-columns-repeated="15"/>
          <table:table-cell table:formula="of:=SUM([.B55:.P55])/COUNT([.B55:.P55])" office:value-type="float" office:value="0">
            <text:p>#JAKO/0!</text:p>
          </table:table-cell>
          <table:table-cell table:formula="of:=[.Q55]/[.$B$8]" office:value-type="float" office:value="0">
            <text:p>#JAKO/0!</text:p>
          </table:table-cell>
          <table:table-cell table:formula="of:=MEDIAN([.B55:.P55])" office:value-type="float" office:value="0">
            <text:p>#ARVO!</text:p>
          </table:table-cell>
          <table:table-cell table:formula="of:=MODE([.B55:.P55])" office:value-type="float" office:value="0">
            <text:p>#ARVO!</text:p>
          </table:table-cell>
          <table:table-cell table:formula="of:=STDEV([.B55:.P55])" office:value-type="float" office:value="0">
            <text:p>#JAKO/0!</text:p>
          </table:table-cell>
          <table:table-cell table:formula="of:=[.A55]" office:value-type="string" office:string-value="Uranium">
            <text:p>Uranium</text:p>
          </table:table-cell>
          <table:table-cell table:number-columns-repeated="1002"/>
        </table:table-row>
        <table:table-row table:style-name="ro2">
          <table:table-cell office:value-type="string">
            <text:p>Whale</text:p>
          </table:table-cell>
          <table:table-cell table:number-columns-repeated="15"/>
          <table:table-cell table:formula="of:=SUM([.B56:.P56])/COUNT([.B56:.P56])" office:value-type="float" office:value="0">
            <text:p>#JAKO/0!</text:p>
          </table:table-cell>
          <table:table-cell table:formula="of:=[.Q56]/[.$B$8]" office:value-type="float" office:value="0">
            <text:p>#JAKO/0!</text:p>
          </table:table-cell>
          <table:table-cell table:formula="of:=MEDIAN([.B56:.P56])" office:value-type="float" office:value="0">
            <text:p>#ARVO!</text:p>
          </table:table-cell>
          <table:table-cell table:formula="of:=MODE([.B56:.P56])" office:value-type="float" office:value="0">
            <text:p>#ARVO!</text:p>
          </table:table-cell>
          <table:table-cell table:formula="of:=STDEV([.B56:.P56])" office:value-type="float" office:value="0">
            <text:p>#JAKO/0!</text:p>
          </table:table-cell>
          <table:table-cell table:formula="of:=[.A56]" office:value-type="string" office:string-value="Whale">
            <text:p>Whale</text:p>
          </table:table-cell>
          <table:table-cell table:number-columns-repeated="1002"/>
        </table:table-row>
        <table:table-row table:style-name="ro2">
          <table:table-cell office:value-type="string">
            <text:p>Wheat</text:p>
          </table:table-cell>
          <table:table-cell table:number-columns-repeated="15"/>
          <table:table-cell table:formula="of:=SUM([.B57:.P57])/COUNT([.B57:.P57])" office:value-type="float" office:value="0">
            <text:p>#JAKO/0!</text:p>
          </table:table-cell>
          <table:table-cell table:formula="of:=[.Q57]/[.$B$8]" office:value-type="float" office:value="0">
            <text:p>#JAKO/0!</text:p>
          </table:table-cell>
          <table:table-cell table:formula="of:=MEDIAN([.B57:.P57])" office:value-type="float" office:value="0">
            <text:p>#ARVO!</text:p>
          </table:table-cell>
          <table:table-cell table:formula="of:=MODE([.B57:.P57])" office:value-type="float" office:value="0">
            <text:p>#ARVO!</text:p>
          </table:table-cell>
          <table:table-cell table:formula="of:=STDEV([.B57:.P57])" office:value-type="float" office:value="0">
            <text:p>#JAKO/0!</text:p>
          </table:table-cell>
          <table:table-cell table:formula="of:=[.A57]" office:value-type="string" office:string-value="Wheat">
            <text:p>Wheat</text:p>
          </table:table-cell>
          <table:table-cell table:number-columns-repeated="1002"/>
        </table:table-row>
        <table:table-row table:style-name="ro2">
          <table:table-cell office:value-type="string">
            <text:p>Wine</text:p>
          </table:table-cell>
          <table:table-cell table:number-columns-repeated="15"/>
          <table:table-cell table:formula="of:=SUM([.B58:.P58])/COUNT([.B58:.P58])" office:value-type="float" office:value="0">
            <text:p>#JAKO/0!</text:p>
          </table:table-cell>
          <table:table-cell table:formula="of:=[.Q58]/[.$B$8]" office:value-type="float" office:value="0">
            <text:p>#JAKO/0!</text:p>
          </table:table-cell>
          <table:table-cell table:formula="of:=MEDIAN([.B58:.P58])" office:value-type="float" office:value="0">
            <text:p>#ARVO!</text:p>
          </table:table-cell>
          <table:table-cell table:formula="of:=MODE([.B58:.P58])" office:value-type="float" office:value="0">
            <text:p>#ARVO!</text:p>
          </table:table-cell>
          <table:table-cell table:formula="of:=STDEV([.B58:.P58])" office:value-type="float" office:value="0">
            <text:p>#JAKO/0!</text:p>
          </table:table-cell>
          <table:table-cell table:formula="of:=[.A58]" office:value-type="string" office:string-value="Wine">
            <text:p>Wine</text:p>
          </table:table-cell>
          <table:table-cell table:number-columns-repeated="1002"/>
        </table:table-row>
        <table:table-row table:style-name="ro2">
          <table:table-cell table:style-name="ce30" office:value-type="string">
            <text:p>Total</text:p>
          </table:table-cell>
          <table:table-cell table:style-name="ce30" table:formula="of:=SUM([.B11:.B58])" office:value-type="float" office:value="0">
            <text:p>0</text:p>
          </table:table-cell>
          <table:table-cell table:style-name="ce30" table:formula="of:=SUM([.C11:.C58])" office:value-type="float" office:value="0">
            <text:p>0</text:p>
          </table:table-cell>
          <table:table-cell table:style-name="ce30" table:formula="of:=SUM([.D11:.D58])" office:value-type="float" office:value="0">
            <text:p>0</text:p>
          </table:table-cell>
          <table:table-cell table:style-name="ce30" table:formula="of:=SUM([.E11:.E58])" office:value-type="float" office:value="0">
            <text:p>0</text:p>
          </table:table-cell>
          <table:table-cell table:style-name="ce30" table:formula="of:=SUM([.F11:.F58])" office:value-type="float" office:value="0">
            <text:p>0</text:p>
          </table:table-cell>
          <table:table-cell table:style-name="ce30" table:formula="of:=SUM([.G11:.G58])" office:value-type="float" office:value="0">
            <text:p>0</text:p>
          </table:table-cell>
          <table:table-cell table:style-name="ce30" table:formula="of:=SUM([.H11:.H58])" office:value-type="float" office:value="0">
            <text:p>0</text:p>
          </table:table-cell>
          <table:table-cell table:style-name="ce30" table:formula="of:=SUM([.I11:.I58])" office:value-type="float" office:value="0">
            <text:p>0</text:p>
          </table:table-cell>
          <table:table-cell table:style-name="ce30" table:formula="of:=SUM([.J11:.J58])" office:value-type="float" office:value="0">
            <text:p>0</text:p>
          </table:table-cell>
          <table:table-cell table:style-name="ce30" table:formula="of:=SUM([.K11:.K58])" office:value-type="float" office:value="0">
            <text:p>0</text:p>
          </table:table-cell>
          <table:table-cell table:style-name="ce30" table:formula="of:=SUM([.L11:.L58])" office:value-type="float" office:value="0">
            <text:p>0</text:p>
          </table:table-cell>
          <table:table-cell table:style-name="ce30" table:formula="of:=SUM([.M11:.M58])" office:value-type="float" office:value="0">
            <text:p>0</text:p>
          </table:table-cell>
          <table:table-cell table:style-name="ce30" table:formula="of:=SUM([.N11:.N58])" office:value-type="float" office:value="0">
            <text:p>0</text:p>
          </table:table-cell>
          <table:table-cell table:style-name="ce30" table:formula="of:=SUM([.O11:.O58])" office:value-type="float" office:value="0">
            <text:p>0</text:p>
          </table:table-cell>
          <table:table-cell table:style-name="ce30" table:formula="of:=SUM([.P11:.P58])" office:value-type="float" office:value="0">
            <text:p>0</text:p>
          </table:table-cell>
          <table:table-cell table:style-name="ce30" table:formula="of:=SUM([.Q11:.Q58])" office:value-type="float" office:value="0">
            <text:p>#JAKO/0!</text:p>
          </table:table-cell>
          <table:table-cell table:style-name="ce30"/>
          <table:table-cell table:style-name="ce30" table:formula="of:=SUM([.S11:.S58])" office:value-type="float" office:value="0">
            <text:p>#ARVO!</text:p>
          </table:table-cell>
          <table:table-cell table:style-name="ce30" table:number-columns-repeated="1005"/>
        </table:table-row>
        <table:table-row table:style-name="ro2">
          <table:table-cell table:number-columns-repeated="16"/>
          <table:table-cell table:style-name="ce33" table:number-columns-repeated="5"/>
          <table:table-cell table:number-columns-repeated="1003"/>
        </table:table-row>
      </table:table>
      <table:table table:name="Hu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ce29"/>
        <table:table-column table:style-name="co3" table:number-columns-repeated="2" table:default-cell-style-name="ce29"/>
        <table:table-column table:style-name="co3" table:default-cell-style-name="ce33"/>
        <table:table-column table:style-name="co3" table:number-columns-repeated="1002" table:default-cell-style-name="Default"/>
        <table:table-row table:style-name="ro1">
          <table:table-cell table:style-name="ce25" office:value-type="string">
            <text:p>Resource counts on various map types and sizes at the game start</text:p>
          </table:table-cell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25"/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 office:value-type="string">
            <text:p>size:</text:p>
          </table:table-cell>
          <table:table-cell table:style-name="ce27" office:value-type="string">
            <text:p>Huge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/>
          <table:table-cell table:style-name="ce27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number-columns-repeated="15" table:style-name="ce31" office:value-type="string">
            <text:p>Mapscript</text:p>
          </table:table-cell>
          <table:table-cell table:number-columns-repeated="2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style-name="ce32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7" table:number-columns-repeated="2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office:value-type="string">
            <text:p>Default players</text:p>
          </table:table-cell>
          <table:table-cell office:value-type="float" office:value="11">
            <text:p>11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18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8" office:value-type="string">
            <text:p>Resource</text:p>
          </table:table-cell>
          <table:table-cell table:number-columns-repeated="15" table:style-name="ce33" office:value-type="string">
            <text:p>count</text:p>
          </table:table-cell>
          <table:table-cell table:style-name="ce33" office:value-type="string">
            <text:p>Average count</text:p>
          </table:table-cell>
          <table:table-cell table:style-name="ce33" office:value-type="string">
            <text:p>per player</text:p>
          </table:table-cell>
          <table:table-cell table:style-name="ce33" office:value-type="string">
            <text:p>Median</text:p>
          </table:table-cell>
          <table:table-cell table:style-name="ce33" office:value-type="string">
            <text:p>Mode</text:p>
          </table:table-cell>
          <table:table-cell table:style-name="ce33" office:value-type="string">
            <text:p>STDev</text:p>
          </table:table-cell>
          <table:table-cell office:value-type="string">
            <text:p>Resource name</text:p>
          </table:table-cell>
          <table:table-cell table:number-columns-repeated="1002"/>
        </table:table-row>
        <table:table-row table:style-name="ro2">
          <table:table-cell table:style-name="ce29" office:value-type="string">
            <text:p>Ancient relics</text:p>
          </table:table-cell>
          <table:table-cell table:style-name="ce29" table:number-columns-repeated="15"/>
          <table:table-cell table:style-name="ce29" table:formula="of:=SUM([.B11:.P11])/COUNT([.B11:.P11])" office:value-type="float" office:value="0">
            <text:p>#JAKO/0!</text:p>
          </table:table-cell>
          <table:table-cell table:style-name="ce29" table:formula="of:=[.Q11]/[.$B$8]" office:value-type="float" office:value="0">
            <text:p>#JAKO/0!</text:p>
          </table:table-cell>
          <table:table-cell table:formula="of:=MEDIAN([.B11:.P11])" office:value-type="float" office:value="0">
            <text:p>#ARVO!</text:p>
          </table:table-cell>
          <table:table-cell table:formula="of:=MODE([.B11:.P11])" office:value-type="float" office:value="0">
            <text:p>#ARVO!</text:p>
          </table:table-cell>
          <table:table-cell table:formula="of:=STDEV([.B11:.P11])" office:value-type="float" office:value="0">
            <text:p>#JAKO/0!</text:p>
          </table:table-cell>
          <table:table-cell table:style-name="ce34" table:formula="of:=[.A11]" office:value-type="string" office:string-value="Ancient relics">
            <text:p>Ancient relics</text:p>
          </table:table-cell>
          <table:table-cell table:style-name="ce29" table:number-columns-repeated="1002"/>
        </table:table-row>
        <table:table-row table:style-name="ro2">
          <table:table-cell office:value-type="string">
            <text:p>Apple</text:p>
          </table:table-cell>
          <table:table-cell table:number-columns-repeated="15"/>
          <table:table-cell table:formula="of:=SUM([.B12:.P12])/COUNT([.B12:.P12])" office:value-type="float" office:value="0">
            <text:p>#JAKO/0!</text:p>
          </table:table-cell>
          <table:table-cell table:formula="of:=[.Q12]/[.$B$8]" office:value-type="float" office:value="0">
            <text:p>#JAKO/0!</text:p>
          </table:table-cell>
          <table:table-cell table:formula="of:=MEDIAN([.B12:.P12])" office:value-type="float" office:value="0">
            <text:p>#ARVO!</text:p>
          </table:table-cell>
          <table:table-cell table:formula="of:=MODE([.B12:.P12])" office:value-type="float" office:value="0">
            <text:p>#ARVO!</text:p>
          </table:table-cell>
          <table:table-cell table:formula="of:=STDEV([.B12:.P12])" office:value-type="float" office:value="0">
            <text:p>#JAKO/0!</text:p>
          </table:table-cell>
          <table:table-cell table:formula="of:=[.A12]" office:value-type="string" office:string-value="Apple">
            <text:p>Apple</text:p>
          </table:table-cell>
          <table:table-cell table:number-columns-repeated="1002"/>
        </table:table-row>
        <table:table-row table:style-name="ro2">
          <table:table-cell office:value-type="string">
            <text:p>Banana</text:p>
          </table:table-cell>
          <table:table-cell table:number-columns-repeated="15"/>
          <table:table-cell table:formula="of:=SUM([.B13:.P13])/COUNT([.B13:.P13])" office:value-type="float" office:value="0">
            <text:p>#JAKO/0!</text:p>
          </table:table-cell>
          <table:table-cell table:formula="of:=[.Q13]/[.$B$8]" office:value-type="float" office:value="0">
            <text:p>#JAKO/0!</text:p>
          </table:table-cell>
          <table:table-cell table:formula="of:=MEDIAN([.B13:.P13])" office:value-type="float" office:value="0">
            <text:p>#ARVO!</text:p>
          </table:table-cell>
          <table:table-cell table:formula="of:=MODE([.B13:.P13])" office:value-type="float" office:value="0">
            <text:p>#ARVO!</text:p>
          </table:table-cell>
          <table:table-cell table:formula="of:=STDEV([.B13:.P13])" office:value-type="float" office:value="0">
            <text:p>#JAKO/0!</text:p>
          </table:table-cell>
          <table:table-cell table:formula="of:=[.A13]" office:value-type="string" office:string-value="Banana">
            <text:p>Banana</text:p>
          </table:table-cell>
          <table:table-cell table:number-columns-repeated="1002"/>
        </table:table-row>
        <table:table-row table:style-name="ro2">
          <table:table-cell office:value-type="string">
            <text:p>Bauxite</text:p>
          </table:table-cell>
          <table:table-cell table:number-columns-repeated="15"/>
          <table:table-cell table:formula="of:=SUM([.B14:.P14])/COUNT([.B14:.P14])" office:value-type="float" office:value="0">
            <text:p>#JAKO/0!</text:p>
          </table:table-cell>
          <table:table-cell table:formula="of:=[.Q14]/[.$B$8]" office:value-type="float" office:value="0">
            <text:p>#JAKO/0!</text:p>
          </table:table-cell>
          <table:table-cell table:formula="of:=MEDIAN([.B14:.P14])" office:value-type="float" office:value="0">
            <text:p>#ARVO!</text:p>
          </table:table-cell>
          <table:table-cell table:formula="of:=MODE([.B14:.P14])" office:value-type="float" office:value="0">
            <text:p>#ARVO!</text:p>
          </table:table-cell>
          <table:table-cell table:formula="of:=STDEV([.B14:.P14])" office:value-type="float" office:value="0">
            <text:p>#JAKO/0!</text:p>
          </table:table-cell>
          <table:table-cell table:formula="of:=[.A14]" office:value-type="string" office:string-value="Bauxite">
            <text:p>Bauxite</text:p>
          </table:table-cell>
          <table:table-cell table:number-columns-repeated="1002"/>
        </table:table-row>
        <table:table-row table:style-name="ro2">
          <table:table-cell office:value-type="string">
            <text:p>Clam</text:p>
          </table:table-cell>
          <table:table-cell table:number-columns-repeated="15"/>
          <table:table-cell table:formula="of:=SUM([.B15:.P15])/COUNT([.B15:.P15])" office:value-type="float" office:value="0">
            <text:p>#JAKO/0!</text:p>
          </table:table-cell>
          <table:table-cell table:formula="of:=[.Q15]/[.$B$8]" office:value-type="float" office:value="0">
            <text:p>#JAKO/0!</text:p>
          </table:table-cell>
          <table:table-cell table:formula="of:=MEDIAN([.B15:.P15])" office:value-type="float" office:value="0">
            <text:p>#ARVO!</text:p>
          </table:table-cell>
          <table:table-cell table:formula="of:=MODE([.B15:.P15])" office:value-type="float" office:value="0">
            <text:p>#ARVO!</text:p>
          </table:table-cell>
          <table:table-cell table:formula="of:=STDEV([.B15:.P15])" office:value-type="float" office:value="0">
            <text:p>#JAKO/0!</text:p>
          </table:table-cell>
          <table:table-cell table:formula="of:=[.A15]" office:value-type="string" office:string-value="Clam">
            <text:p>Clam</text:p>
          </table:table-cell>
          <table:table-cell table:number-columns-repeated="1002"/>
        </table:table-row>
        <table:table-row table:style-name="ro2">
          <table:table-cell office:value-type="string">
            <text:p>Coal</text:p>
          </table:table-cell>
          <table:table-cell table:number-columns-repeated="15"/>
          <table:table-cell table:formula="of:=SUM([.B16:.P16])/COUNT([.B16:.P16])" office:value-type="float" office:value="0">
            <text:p>#JAKO/0!</text:p>
          </table:table-cell>
          <table:table-cell table:formula="of:=[.Q16]/[.$B$8]" office:value-type="float" office:value="0">
            <text:p>#JAKO/0!</text:p>
          </table:table-cell>
          <table:table-cell table:formula="of:=MEDIAN([.B16:.P16])" office:value-type="float" office:value="0">
            <text:p>#ARVO!</text:p>
          </table:table-cell>
          <table:table-cell table:formula="of:=MODE([.B16:.P16])" office:value-type="float" office:value="0">
            <text:p>#ARVO!</text:p>
          </table:table-cell>
          <table:table-cell table:formula="of:=STDEV([.B16:.P16])" office:value-type="float" office:value="0">
            <text:p>#JAKO/0!</text:p>
          </table:table-cell>
          <table:table-cell table:formula="of:=[.A16]" office:value-type="string" office:string-value="Coal">
            <text:p>Coal</text:p>
          </table:table-cell>
          <table:table-cell table:number-columns-repeated="1002"/>
        </table:table-row>
        <table:table-row table:style-name="ro2">
          <table:table-cell office:value-type="string">
            <text:p>Coffee</text:p>
          </table:table-cell>
          <table:table-cell table:number-columns-repeated="15"/>
          <table:table-cell table:formula="of:=SUM([.B17:.P17])/COUNT([.B17:.P17])" office:value-type="float" office:value="0">
            <text:p>#JAKO/0!</text:p>
          </table:table-cell>
          <table:table-cell table:formula="of:=[.Q17]/[.$B$8]" office:value-type="float" office:value="0">
            <text:p>#JAKO/0!</text:p>
          </table:table-cell>
          <table:table-cell table:formula="of:=MEDIAN([.B17:.P17])" office:value-type="float" office:value="0">
            <text:p>#ARVO!</text:p>
          </table:table-cell>
          <table:table-cell table:formula="of:=MODE([.B17:.P17])" office:value-type="float" office:value="0">
            <text:p>#ARVO!</text:p>
          </table:table-cell>
          <table:table-cell table:formula="of:=STDEV([.B17:.P17])" office:value-type="float" office:value="0">
            <text:p>#JAKO/0!</text:p>
          </table:table-cell>
          <table:table-cell table:formula="of:=[.A17]" office:value-type="string" office:string-value="Coffee">
            <text:p>Coffee</text:p>
          </table:table-cell>
          <table:table-cell table:number-columns-repeated="1002"/>
        </table:table-row>
        <table:table-row table:style-name="ro2">
          <table:table-cell office:value-type="string">
            <text:p>Copper</text:p>
          </table:table-cell>
          <table:table-cell table:number-columns-repeated="15"/>
          <table:table-cell table:formula="of:=SUM([.B18:.P18])/COUNT([.B18:.P18])" office:value-type="float" office:value="0">
            <text:p>#JAKO/0!</text:p>
          </table:table-cell>
          <table:table-cell table:formula="of:=[.Q18]/[.$B$8]" office:value-type="float" office:value="0">
            <text:p>#JAKO/0!</text:p>
          </table:table-cell>
          <table:table-cell table:formula="of:=MEDIAN([.B18:.P18])" office:value-type="float" office:value="0">
            <text:p>#ARVO!</text:p>
          </table:table-cell>
          <table:table-cell table:formula="of:=MODE([.B18:.P18])" office:value-type="float" office:value="0">
            <text:p>#ARVO!</text:p>
          </table:table-cell>
          <table:table-cell table:formula="of:=STDEV([.B18:.P18])" office:value-type="float" office:value="0">
            <text:p>#JAKO/0!</text:p>
          </table:table-cell>
          <table:table-cell table:formula="of:=[.A18]" office:value-type="string" office:string-value="Copper">
            <text:p>Copper</text:p>
          </table:table-cell>
          <table:table-cell table:number-columns-repeated="1002"/>
        </table:table-row>
        <table:table-row table:style-name="ro2">
          <table:table-cell office:value-type="string">
            <text:p>Corn</text:p>
          </table:table-cell>
          <table:table-cell table:number-columns-repeated="15"/>
          <table:table-cell table:formula="of:=SUM([.B19:.P19])/COUNT([.B19:.P19])" office:value-type="float" office:value="0">
            <text:p>#JAKO/0!</text:p>
          </table:table-cell>
          <table:table-cell table:formula="of:=[.Q19]/[.$B$8]" office:value-type="float" office:value="0">
            <text:p>#JAKO/0!</text:p>
          </table:table-cell>
          <table:table-cell table:formula="of:=MEDIAN([.B19:.P19])" office:value-type="float" office:value="0">
            <text:p>#ARVO!</text:p>
          </table:table-cell>
          <table:table-cell table:formula="of:=MODE([.B19:.P19])" office:value-type="float" office:value="0">
            <text:p>#ARVO!</text:p>
          </table:table-cell>
          <table:table-cell table:formula="of:=STDEV([.B19:.P19])" office:value-type="float" office:value="0">
            <text:p>#JAKO/0!</text:p>
          </table:table-cell>
          <table:table-cell table:formula="of:=[.A19]" office:value-type="string" office:string-value="Corn">
            <text:p>Corn</text:p>
          </table:table-cell>
          <table:table-cell table:number-columns-repeated="1002"/>
        </table:table-row>
        <table:table-row table:style-name="ro2">
          <table:table-cell office:value-type="string">
            <text:p>Cotton</text:p>
          </table:table-cell>
          <table:table-cell table:number-columns-repeated="15"/>
          <table:table-cell table:formula="of:=SUM([.B20:.P20])/COUNT([.B20:.P20])" office:value-type="float" office:value="0">
            <text:p>#JAKO/0!</text:p>
          </table:table-cell>
          <table:table-cell table:formula="of:=[.Q20]/[.$B$8]" office:value-type="float" office:value="0">
            <text:p>#JAKO/0!</text:p>
          </table:table-cell>
          <table:table-cell table:formula="of:=MEDIAN([.B20:.P20])" office:value-type="float" office:value="0">
            <text:p>#ARVO!</text:p>
          </table:table-cell>
          <table:table-cell table:formula="of:=MODE([.B20:.P20])" office:value-type="float" office:value="0">
            <text:p>#ARVO!</text:p>
          </table:table-cell>
          <table:table-cell table:formula="of:=STDEV([.B20:.P20])" office:value-type="float" office:value="0">
            <text:p>#JAKO/0!</text:p>
          </table:table-cell>
          <table:table-cell table:formula="of:=[.A20]" office:value-type="string" office:string-value="Cotton">
            <text:p>Cotton</text:p>
          </table:table-cell>
          <table:table-cell table:number-columns-repeated="1002"/>
        </table:table-row>
        <table:table-row table:style-name="ro2">
          <table:table-cell office:value-type="string">
            <text:p>Cow</text:p>
          </table:table-cell>
          <table:table-cell table:number-columns-repeated="15"/>
          <table:table-cell table:formula="of:=SUM([.B21:.P21])/COUNT([.B21:.P21])" office:value-type="float" office:value="0">
            <text:p>#JAKO/0!</text:p>
          </table:table-cell>
          <table:table-cell table:formula="of:=[.Q21]/[.$B$8]" office:value-type="float" office:value="0">
            <text:p>#JAKO/0!</text:p>
          </table:table-cell>
          <table:table-cell table:formula="of:=MEDIAN([.B21:.P21])" office:value-type="float" office:value="0">
            <text:p>#ARVO!</text:p>
          </table:table-cell>
          <table:table-cell table:formula="of:=MODE([.B21:.P21])" office:value-type="float" office:value="0">
            <text:p>#ARVO!</text:p>
          </table:table-cell>
          <table:table-cell table:formula="of:=STDEV([.B21:.P21])" office:value-type="float" office:value="0">
            <text:p>#JAKO/0!</text:p>
          </table:table-cell>
          <table:table-cell table:formula="of:=[.A21]" office:value-type="string" office:string-value="Cow">
            <text:p>Cow</text:p>
          </table:table-cell>
          <table:table-cell table:number-columns-repeated="1002"/>
        </table:table-row>
        <table:table-row table:style-name="ro2">
          <table:table-cell office:value-type="string">
            <text:p>Crab</text:p>
          </table:table-cell>
          <table:table-cell table:number-columns-repeated="15"/>
          <table:table-cell table:formula="of:=SUM([.B22:.P22])/COUNT([.B22:.P22])" office:value-type="float" office:value="0">
            <text:p>#JAKO/0!</text:p>
          </table:table-cell>
          <table:table-cell table:formula="of:=[.Q22]/[.$B$8]" office:value-type="float" office:value="0">
            <text:p>#JAKO/0!</text:p>
          </table:table-cell>
          <table:table-cell table:formula="of:=MEDIAN([.B22:.P22])" office:value-type="float" office:value="0">
            <text:p>#ARVO!</text:p>
          </table:table-cell>
          <table:table-cell table:formula="of:=MODE([.B22:.P22])" office:value-type="float" office:value="0">
            <text:p>#ARVO!</text:p>
          </table:table-cell>
          <table:table-cell table:formula="of:=STDEV([.B22:.P22])" office:value-type="float" office:value="0">
            <text:p>#JAKO/0!</text:p>
          </table:table-cell>
          <table:table-cell table:formula="of:=[.A22]" office:value-type="string" office:string-value="Crab">
            <text:p>Crab</text:p>
          </table:table-cell>
          <table:table-cell table:number-columns-repeated="1002"/>
        </table:table-row>
        <table:table-row table:style-name="ro2">
          <table:table-cell office:value-type="string">
            <text:p>Deer</text:p>
          </table:table-cell>
          <table:table-cell table:number-columns-repeated="15"/>
          <table:table-cell table:formula="of:=SUM([.B23:.P23])/COUNT([.B23:.P23])" office:value-type="float" office:value="0">
            <text:p>#JAKO/0!</text:p>
          </table:table-cell>
          <table:table-cell table:formula="of:=[.Q23]/[.$B$8]" office:value-type="float" office:value="0">
            <text:p>#JAKO/0!</text:p>
          </table:table-cell>
          <table:table-cell table:formula="of:=MEDIAN([.B23:.P23])" office:value-type="float" office:value="0">
            <text:p>#ARVO!</text:p>
          </table:table-cell>
          <table:table-cell table:formula="of:=MODE([.B23:.P23])" office:value-type="float" office:value="0">
            <text:p>#ARVO!</text:p>
          </table:table-cell>
          <table:table-cell table:formula="of:=STDEV([.B23:.P23])" office:value-type="float" office:value="0">
            <text:p>#JAKO/0!</text:p>
          </table:table-cell>
          <table:table-cell table:formula="of:=[.A23]" office:value-type="string" office:string-value="Deer">
            <text:p>Deer</text:p>
          </table:table-cell>
          <table:table-cell table:number-columns-repeated="1002"/>
        </table:table-row>
        <table:table-row table:style-name="ro2">
          <table:table-cell office:value-type="string">
            <text:p>Dye</text:p>
          </table:table-cell>
          <table:table-cell table:number-columns-repeated="15"/>
          <table:table-cell table:formula="of:=SUM([.B24:.P24])/COUNT([.B24:.P24])" office:value-type="float" office:value="0">
            <text:p>#JAKO/0!</text:p>
          </table:table-cell>
          <table:table-cell table:formula="of:=[.Q24]/[.$B$8]" office:value-type="float" office:value="0">
            <text:p>#JAKO/0!</text:p>
          </table:table-cell>
          <table:table-cell table:formula="of:=MEDIAN([.B24:.P24])" office:value-type="float" office:value="0">
            <text:p>#ARVO!</text:p>
          </table:table-cell>
          <table:table-cell table:formula="of:=MODE([.B24:.P24])" office:value-type="float" office:value="0">
            <text:p>#ARVO!</text:p>
          </table:table-cell>
          <table:table-cell table:formula="of:=STDEV([.B24:.P24])" office:value-type="float" office:value="0">
            <text:p>#JAKO/0!</text:p>
          </table:table-cell>
          <table:table-cell table:formula="of:=[.A24]" office:value-type="string" office:string-value="Dye">
            <text:p>Dye</text:p>
          </table:table-cell>
          <table:table-cell table:number-columns-repeated="1002"/>
        </table:table-row>
        <table:table-row table:style-name="ro2">
          <table:table-cell office:value-type="string">
            <text:p>Fish</text:p>
          </table:table-cell>
          <table:table-cell table:number-columns-repeated="15"/>
          <table:table-cell table:formula="of:=SUM([.B25:.P25])/COUNT([.B25:.P25])" office:value-type="float" office:value="0">
            <text:p>#JAKO/0!</text:p>
          </table:table-cell>
          <table:table-cell table:formula="of:=[.Q25]/[.$B$8]" office:value-type="float" office:value="0">
            <text:p>#JAKO/0!</text:p>
          </table:table-cell>
          <table:table-cell table:formula="of:=MEDIAN([.B25:.P25])" office:value-type="float" office:value="0">
            <text:p>#ARVO!</text:p>
          </table:table-cell>
          <table:table-cell table:formula="of:=MODE([.B25:.P25])" office:value-type="float" office:value="0">
            <text:p>#ARVO!</text:p>
          </table:table-cell>
          <table:table-cell table:formula="of:=STDEV([.B25:.P25])" office:value-type="float" office:value="0">
            <text:p>#JAKO/0!</text:p>
          </table:table-cell>
          <table:table-cell table:formula="of:=[.A25]" office:value-type="string" office:string-value="Fish">
            <text:p>Fish</text:p>
          </table:table-cell>
          <table:table-cell table:number-columns-repeated="1002"/>
        </table:table-row>
        <table:table-row table:style-name="ro2">
          <table:table-cell office:value-type="string">
            <text:p>Fur</text:p>
          </table:table-cell>
          <table:table-cell table:number-columns-repeated="15"/>
          <table:table-cell table:formula="of:=SUM([.B26:.P26])/COUNT([.B26:.P26])" office:value-type="float" office:value="0">
            <text:p>#JAKO/0!</text:p>
          </table:table-cell>
          <table:table-cell table:formula="of:=[.Q26]/[.$B$8]" office:value-type="float" office:value="0">
            <text:p>#JAKO/0!</text:p>
          </table:table-cell>
          <table:table-cell table:formula="of:=MEDIAN([.B26:.P26])" office:value-type="float" office:value="0">
            <text:p>#ARVO!</text:p>
          </table:table-cell>
          <table:table-cell table:formula="of:=MODE([.B26:.P26])" office:value-type="float" office:value="0">
            <text:p>#ARVO!</text:p>
          </table:table-cell>
          <table:table-cell table:formula="of:=STDEV([.B26:.P26])" office:value-type="float" office:value="0">
            <text:p>#JAKO/0!</text:p>
          </table:table-cell>
          <table:table-cell table:formula="of:=[.A26]" office:value-type="string" office:string-value="Fur">
            <text:p>Fur</text:p>
          </table:table-cell>
          <table:table-cell table:number-columns-repeated="1002"/>
        </table:table-row>
        <table:table-row table:style-name="ro2">
          <table:table-cell office:value-type="string">
            <text:p>Geothermal</text:p>
          </table:table-cell>
          <table:table-cell table:number-columns-repeated="15"/>
          <table:table-cell table:formula="of:=SUM([.B27:.P27])/COUNT([.B27:.P27])" office:value-type="float" office:value="0">
            <text:p>#JAKO/0!</text:p>
          </table:table-cell>
          <table:table-cell table:formula="of:=[.Q27]/[.$B$8]" office:value-type="float" office:value="0">
            <text:p>#JAKO/0!</text:p>
          </table:table-cell>
          <table:table-cell table:formula="of:=MEDIAN([.B27:.P27])" office:value-type="float" office:value="0">
            <text:p>#ARVO!</text:p>
          </table:table-cell>
          <table:table-cell table:formula="of:=MODE([.B27:.P27])" office:value-type="float" office:value="0">
            <text:p>#ARVO!</text:p>
          </table:table-cell>
          <table:table-cell table:formula="of:=STDEV([.B27:.P27])" office:value-type="float" office:value="0">
            <text:p>#JAKO/0!</text:p>
          </table:table-cell>
          <table:table-cell table:formula="of:=[.A27]" office:value-type="string" office:string-value="Geothermal">
            <text:p>Geothermal</text:p>
          </table:table-cell>
          <table:table-cell table:number-columns-repeated="1002"/>
        </table:table-row>
        <table:table-row table:style-name="ro2">
          <table:table-cell office:value-type="string">
            <text:p>Gold</text:p>
          </table:table-cell>
          <table:table-cell table:number-columns-repeated="15"/>
          <table:table-cell table:formula="of:=SUM([.B28:.P28])/COUNT([.B28:.P28])" office:value-type="float" office:value="0">
            <text:p>#JAKO/0!</text:p>
          </table:table-cell>
          <table:table-cell table:formula="of:=[.Q28]/[.$B$8]" office:value-type="float" office:value="0">
            <text:p>#JAKO/0!</text:p>
          </table:table-cell>
          <table:table-cell table:formula="of:=MEDIAN([.B28:.P28])" office:value-type="float" office:value="0">
            <text:p>#ARVO!</text:p>
          </table:table-cell>
          <table:table-cell table:formula="of:=MODE([.B28:.P28])" office:value-type="float" office:value="0">
            <text:p>#ARVO!</text:p>
          </table:table-cell>
          <table:table-cell table:formula="of:=STDEV([.B28:.P28])" office:value-type="float" office:value="0">
            <text:p>#JAKO/0!</text:p>
          </table:table-cell>
          <table:table-cell table:formula="of:=[.A28]" office:value-type="string" office:string-value="Gold">
            <text:p>Gold</text:p>
          </table:table-cell>
          <table:table-cell table:number-columns-repeated="1002"/>
        </table:table-row>
        <table:table-row table:style-name="ro2">
          <table:table-cell office:value-type="string">
            <text:p>Hemp</text:p>
          </table:table-cell>
          <table:table-cell table:number-columns-repeated="15"/>
          <table:table-cell table:formula="of:=SUM([.B29:.P29])/COUNT([.B29:.P29])" office:value-type="float" office:value="0">
            <text:p>#JAKO/0!</text:p>
          </table:table-cell>
          <table:table-cell table:formula="of:=[.Q29]/[.$B$8]" office:value-type="float" office:value="0">
            <text:p>#JAKO/0!</text:p>
          </table:table-cell>
          <table:table-cell table:formula="of:=MEDIAN([.B29:.P29])" office:value-type="float" office:value="0">
            <text:p>#ARVO!</text:p>
          </table:table-cell>
          <table:table-cell table:formula="of:=MODE([.B29:.P29])" office:value-type="float" office:value="0">
            <text:p>#ARVO!</text:p>
          </table:table-cell>
          <table:table-cell table:formula="of:=STDEV([.B29:.P29])" office:value-type="float" office:value="0">
            <text:p>#JAKO/0!</text:p>
          </table:table-cell>
          <table:table-cell table:formula="of:=[.A29]" office:value-type="string" office:string-value="Hemp">
            <text:p>Hemp</text:p>
          </table:table-cell>
          <table:table-cell table:number-columns-repeated="1002"/>
        </table:table-row>
        <table:table-row table:style-name="ro2">
          <table:table-cell office:value-type="string">
            <text:p>Horse</text:p>
          </table:table-cell>
          <table:table-cell table:number-columns-repeated="15"/>
          <table:table-cell table:formula="of:=SUM([.B30:.P30])/COUNT([.B30:.P30])" office:value-type="float" office:value="0">
            <text:p>#JAKO/0!</text:p>
          </table:table-cell>
          <table:table-cell table:formula="of:=[.Q30]/[.$B$8]" office:value-type="float" office:value="0">
            <text:p>#JAKO/0!</text:p>
          </table:table-cell>
          <table:table-cell table:formula="of:=MEDIAN([.B30:.P30])" office:value-type="float" office:value="0">
            <text:p>#ARVO!</text:p>
          </table:table-cell>
          <table:table-cell table:formula="of:=MODE([.B30:.P30])" office:value-type="float" office:value="0">
            <text:p>#ARVO!</text:p>
          </table:table-cell>
          <table:table-cell table:formula="of:=STDEV([.B30:.P30])" office:value-type="float" office:value="0">
            <text:p>#JAKO/0!</text:p>
          </table:table-cell>
          <table:table-cell table:formula="of:=[.A30]" office:value-type="string" office:string-value="Horse">
            <text:p>Horse</text:p>
          </table:table-cell>
          <table:table-cell table:number-columns-repeated="1002"/>
        </table:table-row>
        <table:table-row table:style-name="ro2">
          <table:table-cell office:value-type="string">
            <text:p>Incense</text:p>
          </table:table-cell>
          <table:table-cell table:number-columns-repeated="15"/>
          <table:table-cell table:formula="of:=SUM([.B31:.P31])/COUNT([.B31:.P31])" office:value-type="float" office:value="0">
            <text:p>#JAKO/0!</text:p>
          </table:table-cell>
          <table:table-cell table:formula="of:=[.Q31]/[.$B$8]" office:value-type="float" office:value="0">
            <text:p>#JAKO/0!</text:p>
          </table:table-cell>
          <table:table-cell table:formula="of:=MEDIAN([.B31:.P31])" office:value-type="float" office:value="0">
            <text:p>#ARVO!</text:p>
          </table:table-cell>
          <table:table-cell table:formula="of:=MODE([.B31:.P31])" office:value-type="float" office:value="0">
            <text:p>#ARVO!</text:p>
          </table:table-cell>
          <table:table-cell table:formula="of:=STDEV([.B31:.P31])" office:value-type="float" office:value="0">
            <text:p>#JAKO/0!</text:p>
          </table:table-cell>
          <table:table-cell table:formula="of:=[.A31]" office:value-type="string" office:string-value="Incense">
            <text:p>Incense</text:p>
          </table:table-cell>
          <table:table-cell table:number-columns-repeated="1002"/>
        </table:table-row>
        <table:table-row table:style-name="ro2">
          <table:table-cell office:value-type="string">
            <text:p>Iron</text:p>
          </table:table-cell>
          <table:table-cell table:number-columns-repeated="15"/>
          <table:table-cell table:formula="of:=SUM([.B32:.P32])/COUNT([.B32:.P32])" office:value-type="float" office:value="0">
            <text:p>#JAKO/0!</text:p>
          </table:table-cell>
          <table:table-cell table:formula="of:=[.Q32]/[.$B$8]" office:value-type="float" office:value="0">
            <text:p>#JAKO/0!</text:p>
          </table:table-cell>
          <table:table-cell table:formula="of:=MEDIAN([.B32:.P32])" office:value-type="float" office:value="0">
            <text:p>#ARVO!</text:p>
          </table:table-cell>
          <table:table-cell table:formula="of:=MODE([.B32:.P32])" office:value-type="float" office:value="0">
            <text:p>#ARVO!</text:p>
          </table:table-cell>
          <table:table-cell table:formula="of:=STDEV([.B32:.P32])" office:value-type="float" office:value="0">
            <text:p>#JAKO/0!</text:p>
          </table:table-cell>
          <table:table-cell table:formula="of:=[.A32]" office:value-type="string" office:string-value="Iron">
            <text:p>Iron</text:p>
          </table:table-cell>
          <table:table-cell table:number-columns-repeated="1002"/>
        </table:table-row>
        <table:table-row table:style-name="ro2">
          <table:table-cell office:value-type="string">
            <text:p>Ivory</text:p>
          </table:table-cell>
          <table:table-cell table:number-columns-repeated="15"/>
          <table:table-cell table:formula="of:=SUM([.B33:.P33])/COUNT([.B33:.P33])" office:value-type="float" office:value="0">
            <text:p>#JAKO/0!</text:p>
          </table:table-cell>
          <table:table-cell table:formula="of:=[.Q33]/[.$B$8]" office:value-type="float" office:value="0">
            <text:p>#JAKO/0!</text:p>
          </table:table-cell>
          <table:table-cell table:formula="of:=MEDIAN([.B33:.P33])" office:value-type="float" office:value="0">
            <text:p>#ARVO!</text:p>
          </table:table-cell>
          <table:table-cell table:formula="of:=MODE([.B33:.P33])" office:value-type="float" office:value="0">
            <text:p>#ARVO!</text:p>
          </table:table-cell>
          <table:table-cell table:formula="of:=STDEV([.B33:.P33])" office:value-type="float" office:value="0">
            <text:p>#JAKO/0!</text:p>
          </table:table-cell>
          <table:table-cell table:formula="of:=[.A33]" office:value-type="string" office:string-value="Ivory">
            <text:p>Ivory</text:p>
          </table:table-cell>
          <table:table-cell table:number-columns-repeated="1002"/>
        </table:table-row>
        <table:table-row table:style-name="ro2">
          <table:table-cell office:value-type="string">
            <text:p>Lead</text:p>
          </table:table-cell>
          <table:table-cell table:number-columns-repeated="15"/>
          <table:table-cell table:formula="of:=SUM([.B34:.P34])/COUNT([.B34:.P34])" office:value-type="float" office:value="0">
            <text:p>#JAKO/0!</text:p>
          </table:table-cell>
          <table:table-cell table:formula="of:=[.Q34]/[.$B$8]" office:value-type="float" office:value="0">
            <text:p>#JAKO/0!</text:p>
          </table:table-cell>
          <table:table-cell table:formula="of:=MEDIAN([.B34:.P34])" office:value-type="float" office:value="0">
            <text:p>#ARVO!</text:p>
          </table:table-cell>
          <table:table-cell table:formula="of:=MODE([.B34:.P34])" office:value-type="float" office:value="0">
            <text:p>#ARVO!</text:p>
          </table:table-cell>
          <table:table-cell table:formula="of:=STDEV([.B34:.P34])" office:value-type="float" office:value="0">
            <text:p>#JAKO/0!</text:p>
          </table:table-cell>
          <table:table-cell table:formula="of:=[.A34]" office:value-type="string" office:string-value="Lead">
            <text:p>Lead</text:p>
          </table:table-cell>
          <table:table-cell table:number-columns-repeated="1002"/>
        </table:table-row>
        <table:table-row table:style-name="ro2">
          <table:table-cell office:value-type="string">
            <text:p>Lemon</text:p>
          </table:table-cell>
          <table:table-cell table:number-columns-repeated="15"/>
          <table:table-cell table:formula="of:=SUM([.B35:.P35])/COUNT([.B35:.P35])" office:value-type="float" office:value="0">
            <text:p>#JAKO/0!</text:p>
          </table:table-cell>
          <table:table-cell table:formula="of:=[.Q35]/[.$B$8]" office:value-type="float" office:value="0">
            <text:p>#JAKO/0!</text:p>
          </table:table-cell>
          <table:table-cell table:formula="of:=MEDIAN([.B35:.P35])" office:value-type="float" office:value="0">
            <text:p>#ARVO!</text:p>
          </table:table-cell>
          <table:table-cell table:formula="of:=MODE([.B35:.P35])" office:value-type="float" office:value="0">
            <text:p>#ARVO!</text:p>
          </table:table-cell>
          <table:table-cell table:formula="of:=STDEV([.B35:.P35])" office:value-type="float" office:value="0">
            <text:p>#JAKO/0!</text:p>
          </table:table-cell>
          <table:table-cell table:formula="of:=[.A35]" office:value-type="string" office:string-value="Lemon">
            <text:p>Lemon</text:p>
          </table:table-cell>
          <table:table-cell table:number-columns-repeated="1002"/>
        </table:table-row>
        <table:table-row table:style-name="ro2">
          <table:table-cell office:value-type="string">
            <text:p>Marble</text:p>
          </table:table-cell>
          <table:table-cell table:number-columns-repeated="15"/>
          <table:table-cell table:formula="of:=SUM([.B36:.P36])/COUNT([.B36:.P36])" office:value-type="float" office:value="0">
            <text:p>#JAKO/0!</text:p>
          </table:table-cell>
          <table:table-cell table:formula="of:=[.Q36]/[.$B$8]" office:value-type="float" office:value="0">
            <text:p>#JAKO/0!</text:p>
          </table:table-cell>
          <table:table-cell table:formula="of:=MEDIAN([.B36:.P36])" office:value-type="float" office:value="0">
            <text:p>#ARVO!</text:p>
          </table:table-cell>
          <table:table-cell table:formula="of:=MODE([.B36:.P36])" office:value-type="float" office:value="0">
            <text:p>#ARVO!</text:p>
          </table:table-cell>
          <table:table-cell table:formula="of:=STDEV([.B36:.P36])" office:value-type="float" office:value="0">
            <text:p>#JAKO/0!</text:p>
          </table:table-cell>
          <table:table-cell table:formula="of:=[.A36]" office:value-type="string" office:string-value="Marble">
            <text:p>Marble</text:p>
          </table:table-cell>
          <table:table-cell table:number-columns-repeated="1002"/>
        </table:table-row>
        <table:table-row table:style-name="ro2">
          <table:table-cell office:value-type="string">
            <text:p>Methane ice</text:p>
          </table:table-cell>
          <table:table-cell table:number-columns-repeated="15"/>
          <table:table-cell table:formula="of:=SUM([.B37:.P37])/COUNT([.B37:.P37])" office:value-type="float" office:value="0">
            <text:p>#JAKO/0!</text:p>
          </table:table-cell>
          <table:table-cell table:formula="of:=[.Q37]/[.$B$8]" office:value-type="float" office:value="0">
            <text:p>#JAKO/0!</text:p>
          </table:table-cell>
          <table:table-cell table:formula="of:=MEDIAN([.B37:.P37])" office:value-type="float" office:value="0">
            <text:p>#ARVO!</text:p>
          </table:table-cell>
          <table:table-cell table:formula="of:=MODE([.B37:.P37])" office:value-type="float" office:value="0">
            <text:p>#ARVO!</text:p>
          </table:table-cell>
          <table:table-cell table:formula="of:=STDEV([.B37:.P37])" office:value-type="float" office:value="0">
            <text:p>#JAKO/0!</text:p>
          </table:table-cell>
          <table:table-cell table:formula="of:=[.A37]" office:value-type="string" office:string-value="Methane ice">
            <text:p>Methane ice</text:p>
          </table:table-cell>
          <table:table-cell table:number-columns-repeated="1002"/>
        </table:table-row>
        <table:table-row table:style-name="ro2">
          <table:table-cell office:value-type="string">
            <text:p>Obsidian</text:p>
          </table:table-cell>
          <table:table-cell table:number-columns-repeated="15"/>
          <table:table-cell table:formula="of:=SUM([.B38:.P38])/COUNT([.B38:.P38])" office:value-type="float" office:value="0">
            <text:p>#JAKO/0!</text:p>
          </table:table-cell>
          <table:table-cell table:formula="of:=[.Q38]/[.$B$8]" office:value-type="float" office:value="0">
            <text:p>#JAKO/0!</text:p>
          </table:table-cell>
          <table:table-cell table:formula="of:=MEDIAN([.B38:.P38])" office:value-type="float" office:value="0">
            <text:p>#ARVO!</text:p>
          </table:table-cell>
          <table:table-cell table:formula="of:=MODE([.B38:.P38])" office:value-type="float" office:value="0">
            <text:p>#ARVO!</text:p>
          </table:table-cell>
          <table:table-cell table:formula="of:=STDEV([.B38:.P38])" office:value-type="float" office:value="0">
            <text:p>#JAKO/0!</text:p>
          </table:table-cell>
          <table:table-cell table:formula="of:=[.A38]" office:value-type="string" office:string-value="Obsidian">
            <text:p>Obsidian</text:p>
          </table:table-cell>
          <table:table-cell table:number-columns-repeated="1002"/>
        </table:table-row>
        <table:table-row table:style-name="ro2">
          <table:table-cell office:value-type="string">
            <text:p>Oil</text:p>
          </table:table-cell>
          <table:table-cell table:number-columns-repeated="15"/>
          <table:table-cell table:formula="of:=SUM([.B39:.P39])/COUNT([.B39:.P39])" office:value-type="float" office:value="0">
            <text:p>#JAKO/0!</text:p>
          </table:table-cell>
          <table:table-cell table:formula="of:=[.Q39]/[.$B$8]" office:value-type="float" office:value="0">
            <text:p>#JAKO/0!</text:p>
          </table:table-cell>
          <table:table-cell table:formula="of:=MEDIAN([.B39:.P39])" office:value-type="float" office:value="0">
            <text:p>#ARVO!</text:p>
          </table:table-cell>
          <table:table-cell table:formula="of:=MODE([.B39:.P39])" office:value-type="float" office:value="0">
            <text:p>#ARVO!</text:p>
          </table:table-cell>
          <table:table-cell table:formula="of:=STDEV([.B39:.P39])" office:value-type="float" office:value="0">
            <text:p>#JAKO/0!</text:p>
          </table:table-cell>
          <table:table-cell table:formula="of:=[.A39]" office:value-type="string" office:string-value="Oil">
            <text:p>Oil</text:p>
          </table:table-cell>
          <table:table-cell table:number-columns-repeated="1002"/>
        </table:table-row>
        <table:table-row table:style-name="ro2">
          <table:table-cell office:value-type="string">
            <text:p>Olives</text:p>
          </table:table-cell>
          <table:table-cell table:number-columns-repeated="15"/>
          <table:table-cell table:formula="of:=SUM([.B40:.P40])/COUNT([.B40:.P40])" office:value-type="float" office:value="0">
            <text:p>#JAKO/0!</text:p>
          </table:table-cell>
          <table:table-cell table:formula="of:=[.Q40]/[.$B$8]" office:value-type="float" office:value="0">
            <text:p>#JAKO/0!</text:p>
          </table:table-cell>
          <table:table-cell table:formula="of:=MEDIAN([.B40:.P40])" office:value-type="float" office:value="0">
            <text:p>#ARVO!</text:p>
          </table:table-cell>
          <table:table-cell table:formula="of:=MODE([.B40:.P40])" office:value-type="float" office:value="0">
            <text:p>#ARVO!</text:p>
          </table:table-cell>
          <table:table-cell table:formula="of:=STDEV([.B40:.P40])" office:value-type="float" office:value="0">
            <text:p>#JAKO/0!</text:p>
          </table:table-cell>
          <table:table-cell table:formula="of:=[.A40]" office:value-type="string" office:string-value="Olives">
            <text:p>Olives</text:p>
          </table:table-cell>
          <table:table-cell table:number-columns-repeated="1002"/>
        </table:table-row>
        <table:table-row table:style-name="ro2">
          <table:table-cell office:value-type="string">
            <text:p>pearls</text:p>
          </table:table-cell>
          <table:table-cell table:number-columns-repeated="15"/>
          <table:table-cell table:formula="of:=SUM([.B41:.P41])/COUNT([.B41:.P41])" office:value-type="float" office:value="0">
            <text:p>#JAKO/0!</text:p>
          </table:table-cell>
          <table:table-cell table:formula="of:=[.Q41]/[.$B$8]" office:value-type="float" office:value="0">
            <text:p>#JAKO/0!</text:p>
          </table:table-cell>
          <table:table-cell table:formula="of:=MEDIAN([.B41:.P41])" office:value-type="float" office:value="0">
            <text:p>#ARVO!</text:p>
          </table:table-cell>
          <table:table-cell table:formula="of:=MODE([.B41:.P41])" office:value-type="float" office:value="0">
            <text:p>#ARVO!</text:p>
          </table:table-cell>
          <table:table-cell table:formula="of:=STDEV([.B41:.P41])" office:value-type="float" office:value="0">
            <text:p>#JAKO/0!</text:p>
          </table:table-cell>
          <table:table-cell table:formula="of:=[.A41]" office:value-type="string" office:string-value="pearls">
            <text:p>pearls</text:p>
          </table:table-cell>
          <table:table-cell table:number-columns-repeated="1002"/>
        </table:table-row>
        <table:table-row table:style-name="ro2">
          <table:table-cell office:value-type="string">
            <text:p>Pig</text:p>
          </table:table-cell>
          <table:table-cell table:number-columns-repeated="15"/>
          <table:table-cell table:formula="of:=SUM([.B42:.P42])/COUNT([.B42:.P42])" office:value-type="float" office:value="0">
            <text:p>#JAKO/0!</text:p>
          </table:table-cell>
          <table:table-cell table:formula="of:=[.Q42]/[.$B$8]" office:value-type="float" office:value="0">
            <text:p>#JAKO/0!</text:p>
          </table:table-cell>
          <table:table-cell table:formula="of:=MEDIAN([.B42:.P42])" office:value-type="float" office:value="0">
            <text:p>#ARVO!</text:p>
          </table:table-cell>
          <table:table-cell table:formula="of:=MODE([.B42:.P42])" office:value-type="float" office:value="0">
            <text:p>#ARVO!</text:p>
          </table:table-cell>
          <table:table-cell table:formula="of:=STDEV([.B42:.P42])" office:value-type="float" office:value="0">
            <text:p>#JAKO/0!</text:p>
          </table:table-cell>
          <table:table-cell table:formula="of:=[.A42]" office:value-type="string" office:string-value="Pig">
            <text:p>Pig</text:p>
          </table:table-cell>
          <table:table-cell table:number-columns-repeated="1002"/>
        </table:table-row>
        <table:table-row table:style-name="ro2">
          <table:table-cell office:value-type="string">
            <text:p>Potato</text:p>
          </table:table-cell>
          <table:table-cell table:number-columns-repeated="15"/>
          <table:table-cell table:formula="of:=SUM([.B43:.P43])/COUNT([.B43:.P43])" office:value-type="float" office:value="0">
            <text:p>#JAKO/0!</text:p>
          </table:table-cell>
          <table:table-cell table:formula="of:=[.Q43]/[.$B$8]" office:value-type="float" office:value="0">
            <text:p>#JAKO/0!</text:p>
          </table:table-cell>
          <table:table-cell table:formula="of:=MEDIAN([.B43:.P43])" office:value-type="float" office:value="0">
            <text:p>#ARVO!</text:p>
          </table:table-cell>
          <table:table-cell table:formula="of:=MODE([.B43:.P43])" office:value-type="float" office:value="0">
            <text:p>#ARVO!</text:p>
          </table:table-cell>
          <table:table-cell table:formula="of:=STDEV([.B43:.P43])" office:value-type="float" office:value="0">
            <text:p>#JAKO/0!</text:p>
          </table:table-cell>
          <table:table-cell table:formula="of:=[.A43]" office:value-type="string" office:string-value="Potato">
            <text:p>Potato</text:p>
          </table:table-cell>
          <table:table-cell table:number-columns-repeated="1002"/>
        </table:table-row>
        <table:table-row table:style-name="ro2">
          <table:table-cell office:value-type="string">
            <text:p>Rice</text:p>
          </table:table-cell>
          <table:table-cell table:number-columns-repeated="15"/>
          <table:table-cell table:formula="of:=SUM([.B44:.P44])/COUNT([.B44:.P44])" office:value-type="float" office:value="0">
            <text:p>#JAKO/0!</text:p>
          </table:table-cell>
          <table:table-cell table:formula="of:=[.Q44]/[.$B$8]" office:value-type="float" office:value="0">
            <text:p>#JAKO/0!</text:p>
          </table:table-cell>
          <table:table-cell table:formula="of:=MEDIAN([.B44:.P44])" office:value-type="float" office:value="0">
            <text:p>#ARVO!</text:p>
          </table:table-cell>
          <table:table-cell table:formula="of:=MODE([.B44:.P44])" office:value-type="float" office:value="0">
            <text:p>#ARVO!</text:p>
          </table:table-cell>
          <table:table-cell table:formula="of:=STDEV([.B44:.P44])" office:value-type="float" office:value="0">
            <text:p>#JAKO/0!</text:p>
          </table:table-cell>
          <table:table-cell table:formula="of:=[.A44]" office:value-type="string" office:string-value="Rice">
            <text:p>Rice</text:p>
          </table:table-cell>
          <table:table-cell table:number-columns-repeated="1002"/>
        </table:table-row>
        <table:table-row table:style-name="ro2">
          <table:table-cell office:value-type="string">
            <text:p>Rubber</text:p>
          </table:table-cell>
          <table:table-cell table:number-columns-repeated="15"/>
          <table:table-cell table:formula="of:=SUM([.B45:.P45])/COUNT([.B45:.P45])" office:value-type="float" office:value="0">
            <text:p>#JAKO/0!</text:p>
          </table:table-cell>
          <table:table-cell table:formula="of:=[.Q45]/[.$B$8]" office:value-type="float" office:value="0">
            <text:p>#JAKO/0!</text:p>
          </table:table-cell>
          <table:table-cell table:formula="of:=MEDIAN([.B45:.P45])" office:value-type="float" office:value="0">
            <text:p>#ARVO!</text:p>
          </table:table-cell>
          <table:table-cell table:formula="of:=MODE([.B45:.P45])" office:value-type="float" office:value="0">
            <text:p>#ARVO!</text:p>
          </table:table-cell>
          <table:table-cell table:formula="of:=STDEV([.B45:.P45])" office:value-type="float" office:value="0">
            <text:p>#JAKO/0!</text:p>
          </table:table-cell>
          <table:table-cell table:formula="of:=[.A45]" office:value-type="string" office:string-value="Rubber">
            <text:p>Rubber</text:p>
          </table:table-cell>
          <table:table-cell table:number-columns-repeated="1002"/>
        </table:table-row>
        <table:table-row table:style-name="ro2">
          <table:table-cell office:value-type="string">
            <text:p>salt</text:p>
          </table:table-cell>
          <table:table-cell table:number-columns-repeated="15"/>
          <table:table-cell table:formula="of:=SUM([.B46:.P46])/COUNT([.B46:.P46])" office:value-type="float" office:value="0">
            <text:p>#JAKO/0!</text:p>
          </table:table-cell>
          <table:table-cell table:formula="of:=[.Q46]/[.$B$8]" office:value-type="float" office:value="0">
            <text:p>#JAKO/0!</text:p>
          </table:table-cell>
          <table:table-cell table:formula="of:=MEDIAN([.B46:.P46])" office:value-type="float" office:value="0">
            <text:p>#ARVO!</text:p>
          </table:table-cell>
          <table:table-cell table:formula="of:=MODE([.B46:.P46])" office:value-type="float" office:value="0">
            <text:p>#ARVO!</text:p>
          </table:table-cell>
          <table:table-cell table:formula="of:=STDEV([.B46:.P46])" office:value-type="float" office:value="0">
            <text:p>#JAKO/0!</text:p>
          </table:table-cell>
          <table:table-cell table:formula="of:=[.A46]" office:value-type="string" office:string-value="salt">
            <text:p>salt</text:p>
          </table:table-cell>
          <table:table-cell table:number-columns-repeated="1002"/>
        </table:table-row>
        <table:table-row table:style-name="ro2">
          <table:table-cell office:value-type="string">
            <text:p>Sheep</text:p>
          </table:table-cell>
          <table:table-cell table:number-columns-repeated="15"/>
          <table:table-cell table:formula="of:=SUM([.B47:.P47])/COUNT([.B47:.P47])" office:value-type="float" office:value="0">
            <text:p>#JAKO/0!</text:p>
          </table:table-cell>
          <table:table-cell table:formula="of:=[.Q47]/[.$B$8]" office:value-type="float" office:value="0">
            <text:p>#JAKO/0!</text:p>
          </table:table-cell>
          <table:table-cell table:formula="of:=MEDIAN([.B47:.P47])" office:value-type="float" office:value="0">
            <text:p>#ARVO!</text:p>
          </table:table-cell>
          <table:table-cell table:formula="of:=MODE([.B47:.P47])" office:value-type="float" office:value="0">
            <text:p>#ARVO!</text:p>
          </table:table-cell>
          <table:table-cell table:formula="of:=STDEV([.B47:.P47])" office:value-type="float" office:value="0">
            <text:p>#JAKO/0!</text:p>
          </table:table-cell>
          <table:table-cell table:formula="of:=[.A47]" office:value-type="string" office:string-value="Sheep">
            <text:p>Sheep</text:p>
          </table:table-cell>
          <table:table-cell table:number-columns-repeated="1002"/>
        </table:table-row>
        <table:table-row table:style-name="ro2">
          <table:table-cell office:value-type="string">
            <text:p>Shrimp</text:p>
          </table:table-cell>
          <table:table-cell table:number-columns-repeated="15"/>
          <table:table-cell table:formula="of:=SUM([.B48:.P48])/COUNT([.B48:.P48])" office:value-type="float" office:value="0">
            <text:p>#JAKO/0!</text:p>
          </table:table-cell>
          <table:table-cell table:formula="of:=[.Q48]/[.$B$8]" office:value-type="float" office:value="0">
            <text:p>#JAKO/0!</text:p>
          </table:table-cell>
          <table:table-cell table:formula="of:=MEDIAN([.B48:.P48])" office:value-type="float" office:value="0">
            <text:p>#ARVO!</text:p>
          </table:table-cell>
          <table:table-cell table:formula="of:=MODE([.B48:.P48])" office:value-type="float" office:value="0">
            <text:p>#ARVO!</text:p>
          </table:table-cell>
          <table:table-cell table:formula="of:=STDEV([.B48:.P48])" office:value-type="float" office:value="0">
            <text:p>#JAKO/0!</text:p>
          </table:table-cell>
          <table:table-cell table:formula="of:=[.A48]" office:value-type="string" office:string-value="Shrimp">
            <text:p>Shrimp</text:p>
          </table:table-cell>
          <table:table-cell table:number-columns-repeated="1002"/>
        </table:table-row>
        <table:table-row table:style-name="ro2">
          <table:table-cell office:value-type="string">
            <text:p>Silver</text:p>
          </table:table-cell>
          <table:table-cell table:number-columns-repeated="15"/>
          <table:table-cell table:formula="of:=SUM([.B49:.P49])/COUNT([.B49:.P49])" office:value-type="float" office:value="0">
            <text:p>#JAKO/0!</text:p>
          </table:table-cell>
          <table:table-cell table:formula="of:=[.Q49]/[.$B$8]" office:value-type="float" office:value="0">
            <text:p>#JAKO/0!</text:p>
          </table:table-cell>
          <table:table-cell table:formula="of:=MEDIAN([.B49:.P49])" office:value-type="float" office:value="0">
            <text:p>#ARVO!</text:p>
          </table:table-cell>
          <table:table-cell table:formula="of:=MODE([.B49:.P49])" office:value-type="float" office:value="0">
            <text:p>#ARVO!</text:p>
          </table:table-cell>
          <table:table-cell table:formula="of:=STDEV([.B49:.P49])" office:value-type="float" office:value="0">
            <text:p>#JAKO/0!</text:p>
          </table:table-cell>
          <table:table-cell table:formula="of:=[.A49]" office:value-type="string" office:string-value="Silver">
            <text:p>Silver</text:p>
          </table:table-cell>
          <table:table-cell table:number-columns-repeated="1002"/>
        </table:table-row>
        <table:table-row table:style-name="ro2">
          <table:table-cell office:value-type="string">
            <text:p>Spices</text:p>
          </table:table-cell>
          <table:table-cell table:number-columns-repeated="15"/>
          <table:table-cell table:formula="of:=SUM([.B50:.P50])/COUNT([.B50:.P50])" office:value-type="float" office:value="0">
            <text:p>#JAKO/0!</text:p>
          </table:table-cell>
          <table:table-cell table:formula="of:=[.Q50]/[.$B$8]" office:value-type="float" office:value="0">
            <text:p>#JAKO/0!</text:p>
          </table:table-cell>
          <table:table-cell table:formula="of:=MEDIAN([.B50:.P50])" office:value-type="float" office:value="0">
            <text:p>#ARVO!</text:p>
          </table:table-cell>
          <table:table-cell table:formula="of:=MODE([.B50:.P50])" office:value-type="float" office:value="0">
            <text:p>#ARVO!</text:p>
          </table:table-cell>
          <table:table-cell table:formula="of:=STDEV([.B50:.P50])" office:value-type="float" office:value="0">
            <text:p>#JAKO/0!</text:p>
          </table:table-cell>
          <table:table-cell table:formula="of:=[.A50]" office:value-type="string" office:string-value="Spices">
            <text:p>Spices</text:p>
          </table:table-cell>
          <table:table-cell table:number-columns-repeated="1002"/>
        </table:table-row>
        <table:table-row table:style-name="ro2">
          <table:table-cell office:value-type="string">
            <text:p>Stone</text:p>
          </table:table-cell>
          <table:table-cell table:number-columns-repeated="15"/>
          <table:table-cell table:formula="of:=SUM([.B51:.P51])/COUNT([.B51:.P51])" office:value-type="float" office:value="0">
            <text:p>#JAKO/0!</text:p>
          </table:table-cell>
          <table:table-cell table:formula="of:=[.Q51]/[.$B$8]" office:value-type="float" office:value="0">
            <text:p>#JAKO/0!</text:p>
          </table:table-cell>
          <table:table-cell table:formula="of:=MEDIAN([.B51:.P51])" office:value-type="float" office:value="0">
            <text:p>#ARVO!</text:p>
          </table:table-cell>
          <table:table-cell table:formula="of:=MODE([.B51:.P51])" office:value-type="float" office:value="0">
            <text:p>#ARVO!</text:p>
          </table:table-cell>
          <table:table-cell table:formula="of:=STDEV([.B51:.P51])" office:value-type="float" office:value="0">
            <text:p>#JAKO/0!</text:p>
          </table:table-cell>
          <table:table-cell table:formula="of:=[.A51]" office:value-type="string" office:string-value="Stone">
            <text:p>Stone</text:p>
          </table:table-cell>
          <table:table-cell table:number-columns-repeated="1002"/>
        </table:table-row>
        <table:table-row table:style-name="ro2">
          <table:table-cell office:value-type="string">
            <text:p>Sugar</text:p>
          </table:table-cell>
          <table:table-cell table:number-columns-repeated="15"/>
          <table:table-cell table:formula="of:=SUM([.B52:.P52])/COUNT([.B52:.P52])" office:value-type="float" office:value="0">
            <text:p>#JAKO/0!</text:p>
          </table:table-cell>
          <table:table-cell table:formula="of:=[.Q52]/[.$B$8]" office:value-type="float" office:value="0">
            <text:p>#JAKO/0!</text:p>
          </table:table-cell>
          <table:table-cell table:formula="of:=MEDIAN([.B52:.P52])" office:value-type="float" office:value="0">
            <text:p>#ARVO!</text:p>
          </table:table-cell>
          <table:table-cell table:formula="of:=MODE([.B52:.P52])" office:value-type="float" office:value="0">
            <text:p>#ARVO!</text:p>
          </table:table-cell>
          <table:table-cell table:formula="of:=STDEV([.B52:.P52])" office:value-type="float" office:value="0">
            <text:p>#JAKO/0!</text:p>
          </table:table-cell>
          <table:table-cell table:formula="of:=[.A52]" office:value-type="string" office:string-value="Sugar">
            <text:p>Sugar</text:p>
          </table:table-cell>
          <table:table-cell table:number-columns-repeated="1002"/>
        </table:table-row>
        <table:table-row table:style-name="ro2">
          <table:table-cell office:value-type="string">
            <text:p>Sulphur</text:p>
          </table:table-cell>
          <table:table-cell table:number-columns-repeated="15"/>
          <table:table-cell table:formula="of:=SUM([.B53:.P53])/COUNT([.B53:.P53])" office:value-type="float" office:value="0">
            <text:p>#JAKO/0!</text:p>
          </table:table-cell>
          <table:table-cell table:formula="of:=[.Q53]/[.$B$8]" office:value-type="float" office:value="0">
            <text:p>#JAKO/0!</text:p>
          </table:table-cell>
          <table:table-cell table:formula="of:=MEDIAN([.B53:.P53])" office:value-type="float" office:value="0">
            <text:p>#ARVO!</text:p>
          </table:table-cell>
          <table:table-cell table:formula="of:=MODE([.B53:.P53])" office:value-type="float" office:value="0">
            <text:p>#ARVO!</text:p>
          </table:table-cell>
          <table:table-cell table:formula="of:=STDEV([.B53:.P53])" office:value-type="float" office:value="0">
            <text:p>#JAKO/0!</text:p>
          </table:table-cell>
          <table:table-cell table:formula="of:=[.A53]" office:value-type="string" office:string-value="Sulphur">
            <text:p>Sulphur</text:p>
          </table:table-cell>
          <table:table-cell table:number-columns-repeated="1002"/>
        </table:table-row>
        <table:table-row table:style-name="ro2">
          <table:table-cell office:value-type="string">
            <text:p>Tea</text:p>
          </table:table-cell>
          <table:table-cell table:number-columns-repeated="15"/>
          <table:table-cell table:formula="of:=SUM([.B54:.P54])/COUNT([.B54:.P54])" office:value-type="float" office:value="0">
            <text:p>#JAKO/0!</text:p>
          </table:table-cell>
          <table:table-cell table:formula="of:=[.Q54]/[.$B$8]" office:value-type="float" office:value="0">
            <text:p>#JAKO/0!</text:p>
          </table:table-cell>
          <table:table-cell table:formula="of:=MEDIAN([.B54:.P54])" office:value-type="float" office:value="0">
            <text:p>#ARVO!</text:p>
          </table:table-cell>
          <table:table-cell table:formula="of:=MODE([.B54:.P54])" office:value-type="float" office:value="0">
            <text:p>#ARVO!</text:p>
          </table:table-cell>
          <table:table-cell table:formula="of:=STDEV([.B54:.P54])" office:value-type="float" office:value="0">
            <text:p>#JAKO/0!</text:p>
          </table:table-cell>
          <table:table-cell table:formula="of:=[.A54]" office:value-type="string" office:string-value="Tea">
            <text:p>Tea</text:p>
          </table:table-cell>
          <table:table-cell table:number-columns-repeated="1002"/>
        </table:table-row>
        <table:table-row table:style-name="ro2">
          <table:table-cell office:value-type="string">
            <text:p>Uranium</text:p>
          </table:table-cell>
          <table:table-cell table:number-columns-repeated="15"/>
          <table:table-cell table:formula="of:=SUM([.B55:.P55])/COUNT([.B55:.P55])" office:value-type="float" office:value="0">
            <text:p>#JAKO/0!</text:p>
          </table:table-cell>
          <table:table-cell table:formula="of:=[.Q55]/[.$B$8]" office:value-type="float" office:value="0">
            <text:p>#JAKO/0!</text:p>
          </table:table-cell>
          <table:table-cell table:formula="of:=MEDIAN([.B55:.P55])" office:value-type="float" office:value="0">
            <text:p>#ARVO!</text:p>
          </table:table-cell>
          <table:table-cell table:formula="of:=MODE([.B55:.P55])" office:value-type="float" office:value="0">
            <text:p>#ARVO!</text:p>
          </table:table-cell>
          <table:table-cell table:formula="of:=STDEV([.B55:.P55])" office:value-type="float" office:value="0">
            <text:p>#JAKO/0!</text:p>
          </table:table-cell>
          <table:table-cell table:formula="of:=[.A55]" office:value-type="string" office:string-value="Uranium">
            <text:p>Uranium</text:p>
          </table:table-cell>
          <table:table-cell table:number-columns-repeated="1002"/>
        </table:table-row>
        <table:table-row table:style-name="ro2">
          <table:table-cell office:value-type="string">
            <text:p>Whale</text:p>
          </table:table-cell>
          <table:table-cell table:number-columns-repeated="15"/>
          <table:table-cell table:formula="of:=SUM([.B56:.P56])/COUNT([.B56:.P56])" office:value-type="float" office:value="0">
            <text:p>#JAKO/0!</text:p>
          </table:table-cell>
          <table:table-cell table:formula="of:=[.Q56]/[.$B$8]" office:value-type="float" office:value="0">
            <text:p>#JAKO/0!</text:p>
          </table:table-cell>
          <table:table-cell table:formula="of:=MEDIAN([.B56:.P56])" office:value-type="float" office:value="0">
            <text:p>#ARVO!</text:p>
          </table:table-cell>
          <table:table-cell table:formula="of:=MODE([.B56:.P56])" office:value-type="float" office:value="0">
            <text:p>#ARVO!</text:p>
          </table:table-cell>
          <table:table-cell table:formula="of:=STDEV([.B56:.P56])" office:value-type="float" office:value="0">
            <text:p>#JAKO/0!</text:p>
          </table:table-cell>
          <table:table-cell table:formula="of:=[.A56]" office:value-type="string" office:string-value="Whale">
            <text:p>Whale</text:p>
          </table:table-cell>
          <table:table-cell table:number-columns-repeated="1002"/>
        </table:table-row>
        <table:table-row table:style-name="ro2">
          <table:table-cell office:value-type="string">
            <text:p>Wheat</text:p>
          </table:table-cell>
          <table:table-cell table:number-columns-repeated="15"/>
          <table:table-cell table:formula="of:=SUM([.B57:.P57])/COUNT([.B57:.P57])" office:value-type="float" office:value="0">
            <text:p>#JAKO/0!</text:p>
          </table:table-cell>
          <table:table-cell table:formula="of:=[.Q57]/[.$B$8]" office:value-type="float" office:value="0">
            <text:p>#JAKO/0!</text:p>
          </table:table-cell>
          <table:table-cell table:formula="of:=MEDIAN([.B57:.P57])" office:value-type="float" office:value="0">
            <text:p>#ARVO!</text:p>
          </table:table-cell>
          <table:table-cell table:formula="of:=MODE([.B57:.P57])" office:value-type="float" office:value="0">
            <text:p>#ARVO!</text:p>
          </table:table-cell>
          <table:table-cell table:formula="of:=STDEV([.B57:.P57])" office:value-type="float" office:value="0">
            <text:p>#JAKO/0!</text:p>
          </table:table-cell>
          <table:table-cell table:formula="of:=[.A57]" office:value-type="string" office:string-value="Wheat">
            <text:p>Wheat</text:p>
          </table:table-cell>
          <table:table-cell table:number-columns-repeated="1002"/>
        </table:table-row>
        <table:table-row table:style-name="ro2">
          <table:table-cell office:value-type="string">
            <text:p>Wine</text:p>
          </table:table-cell>
          <table:table-cell table:number-columns-repeated="15"/>
          <table:table-cell table:formula="of:=SUM([.B58:.P58])/COUNT([.B58:.P58])" office:value-type="float" office:value="0">
            <text:p>#JAKO/0!</text:p>
          </table:table-cell>
          <table:table-cell table:formula="of:=[.Q58]/[.$B$8]" office:value-type="float" office:value="0">
            <text:p>#JAKO/0!</text:p>
          </table:table-cell>
          <table:table-cell table:formula="of:=MEDIAN([.B58:.P58])" office:value-type="float" office:value="0">
            <text:p>#ARVO!</text:p>
          </table:table-cell>
          <table:table-cell table:formula="of:=MODE([.B58:.P58])" office:value-type="float" office:value="0">
            <text:p>#ARVO!</text:p>
          </table:table-cell>
          <table:table-cell table:formula="of:=STDEV([.B58:.P58])" office:value-type="float" office:value="0">
            <text:p>#JAKO/0!</text:p>
          </table:table-cell>
          <table:table-cell table:formula="of:=[.A58]" office:value-type="string" office:string-value="Wine">
            <text:p>Wine</text:p>
          </table:table-cell>
          <table:table-cell table:number-columns-repeated="1002"/>
        </table:table-row>
        <table:table-row table:style-name="ro2">
          <table:table-cell table:style-name="ce30" office:value-type="string">
            <text:p>Total</text:p>
          </table:table-cell>
          <table:table-cell table:style-name="ce30" table:formula="of:=SUM([.B11:.B58])" office:value-type="float" office:value="0">
            <text:p>0</text:p>
          </table:table-cell>
          <table:table-cell table:style-name="ce30" table:formula="of:=SUM([.C11:.C58])" office:value-type="float" office:value="0">
            <text:p>0</text:p>
          </table:table-cell>
          <table:table-cell table:style-name="ce30" table:formula="of:=SUM([.D11:.D58])" office:value-type="float" office:value="0">
            <text:p>0</text:p>
          </table:table-cell>
          <table:table-cell table:style-name="ce30" table:formula="of:=SUM([.E11:.E58])" office:value-type="float" office:value="0">
            <text:p>0</text:p>
          </table:table-cell>
          <table:table-cell table:style-name="ce30" table:formula="of:=SUM([.F11:.F58])" office:value-type="float" office:value="0">
            <text:p>0</text:p>
          </table:table-cell>
          <table:table-cell table:style-name="ce30" table:formula="of:=SUM([.G11:.G58])" office:value-type="float" office:value="0">
            <text:p>0</text:p>
          </table:table-cell>
          <table:table-cell table:style-name="ce30" table:formula="of:=SUM([.H11:.H58])" office:value-type="float" office:value="0">
            <text:p>0</text:p>
          </table:table-cell>
          <table:table-cell table:style-name="ce30" table:formula="of:=SUM([.I11:.I58])" office:value-type="float" office:value="0">
            <text:p>0</text:p>
          </table:table-cell>
          <table:table-cell table:style-name="ce30" table:formula="of:=SUM([.J11:.J58])" office:value-type="float" office:value="0">
            <text:p>0</text:p>
          </table:table-cell>
          <table:table-cell table:style-name="ce30" table:formula="of:=SUM([.K11:.K58])" office:value-type="float" office:value="0">
            <text:p>0</text:p>
          </table:table-cell>
          <table:table-cell table:style-name="ce30" table:formula="of:=SUM([.L11:.L58])" office:value-type="float" office:value="0">
            <text:p>0</text:p>
          </table:table-cell>
          <table:table-cell table:style-name="ce30" table:formula="of:=SUM([.M11:.M58])" office:value-type="float" office:value="0">
            <text:p>0</text:p>
          </table:table-cell>
          <table:table-cell table:style-name="ce30" table:formula="of:=SUM([.N11:.N58])" office:value-type="float" office:value="0">
            <text:p>0</text:p>
          </table:table-cell>
          <table:table-cell table:style-name="ce30" table:formula="of:=SUM([.O11:.O58])" office:value-type="float" office:value="0">
            <text:p>0</text:p>
          </table:table-cell>
          <table:table-cell table:style-name="ce30" table:formula="of:=SUM([.P11:.P58])" office:value-type="float" office:value="0">
            <text:p>0</text:p>
          </table:table-cell>
          <table:table-cell table:style-name="ce30" table:formula="of:=SUM([.Q11:.Q58])" office:value-type="float" office:value="0">
            <text:p>#JAKO/0!</text:p>
          </table:table-cell>
          <table:table-cell table:style-name="ce30"/>
          <table:table-cell table:style-name="ce30" table:formula="of:=SUM([.S11:.S58])" office:value-type="float" office:value="0">
            <text:p>#ARVO!</text:p>
          </table:table-cell>
          <table:table-cell table:style-name="ce30" table:number-columns-repeated="1005"/>
        </table:table-row>
      </table:table>
      <table:table table:name="Gia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ce29"/>
        <table:table-column table:style-name="co15" table:default-cell-style-name="ce29"/>
        <table:table-column table:style-name="co16" table:default-cell-style-name="ce29"/>
        <table:table-column table:style-name="co17" table:default-cell-style-name="ce33"/>
        <table:table-column table:style-name="co3" table:number-columns-repeated="1002" table:default-cell-style-name="Default"/>
        <table:table-row table:style-name="ro1">
          <table:table-cell table:style-name="ce25" office:value-type="string">
            <text:p>Resource counts on various map types and sizes at the game start</text:p>
          </table:table-cell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25"/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 office:value-type="string">
            <text:p>size:</text:p>
          </table:table-cell>
          <table:table-cell table:style-name="ce27" office:value-type="string">
            <text:p>Giant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/>
          <table:table-cell table:style-name="ce27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number-columns-repeated="15" table:style-name="ce31" office:value-type="string">
            <text:p>Mapscript</text:p>
          </table:table-cell>
          <table:table-cell table:number-columns-repeated="2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style-name="ce32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7" table:number-columns-repeated="2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office:value-type="string">
            <text:p>Default players</text:p>
          </table:table-cell>
          <table:table-cell office:value-type="float" office:value="18">
            <text:p>18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18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8" office:value-type="string">
            <text:p>Resource</text:p>
          </table:table-cell>
          <table:table-cell table:number-columns-repeated="15" table:style-name="ce33" office:value-type="string">
            <text:p>count</text:p>
          </table:table-cell>
          <table:table-cell table:style-name="ce33" office:value-type="string">
            <text:p>Average count</text:p>
          </table:table-cell>
          <table:table-cell table:style-name="ce33" office:value-type="string">
            <text:p>per player</text:p>
          </table:table-cell>
          <table:table-cell table:style-name="ce33" office:value-type="string">
            <text:p>Median</text:p>
          </table:table-cell>
          <table:table-cell table:style-name="ce33" office:value-type="string">
            <text:p>Mode</text:p>
          </table:table-cell>
          <table:table-cell table:style-name="ce33" office:value-type="string">
            <text:p>STDev</text:p>
          </table:table-cell>
          <table:table-cell office:value-type="string">
            <text:p>Resource name</text:p>
          </table:table-cell>
          <table:table-cell table:number-columns-repeated="1002"/>
        </table:table-row>
        <table:table-row table:style-name="ro2">
          <table:table-cell table:style-name="ce29" office:value-type="string">
            <text:p>Ancient relics</text:p>
          </table:table-cell>
          <table:table-cell table:style-name="ce29" office:value-type="float" office:value="11">
            <text:p>11</text:p>
          </table:table-cell>
          <table:table-cell table:style-name="ce29" table:number-columns-repeated="14"/>
          <table:table-cell table:style-name="ce29" table:formula="of:=SUM([.B11:.P11])/COUNT([.B11:.P11])" office:value-type="float" office:value="11">
            <text:p>11</text:p>
          </table:table-cell>
          <table:table-cell table:style-name="ce29" table:formula="of:=[.Q11]/[.$B$8]" office:value-type="float" office:value="0.611111111111111">
            <text:p>0,61</text:p>
          </table:table-cell>
          <table:table-cell table:formula="of:=MEDIAN([.B11:.P11])" office:value-type="float" office:value="11">
            <text:p>11</text:p>
          </table:table-cell>
          <table:table-cell table:formula="of:=MODE([.B11:.P11])" office:value-type="float" office:value="0">
            <text:p>#ARVO!</text:p>
          </table:table-cell>
          <table:table-cell table:formula="of:=STDEV([.B11:.P11])" office:value-type="float" office:value="0">
            <text:p>#JAKO/0!</text:p>
          </table:table-cell>
          <table:table-cell table:style-name="ce34" table:formula="of:=[.A11]" office:value-type="string" office:string-value="Ancient relics">
            <text:p>Ancient relics</text:p>
          </table:table-cell>
          <table:table-cell table:style-name="ce29" table:number-columns-repeated="1002"/>
        </table:table-row>
        <table:table-row table:style-name="ro2">
          <table:table-cell office:value-type="string">
            <text:p>Apple</text:p>
          </table:table-cell>
          <table:table-cell office:value-type="float" office:value="10">
            <text:p>10</text:p>
          </table:table-cell>
          <table:table-cell table:number-columns-repeated="14"/>
          <table:table-cell table:formula="of:=SUM([.B12:.P12])/COUNT([.B12:.P12])" office:value-type="float" office:value="10">
            <text:p>10</text:p>
          </table:table-cell>
          <table:table-cell table:formula="of:=[.Q12]/[.$B$8]" office:value-type="float" office:value="0.555555555555556">
            <text:p>0,56</text:p>
          </table:table-cell>
          <table:table-cell table:formula="of:=MEDIAN([.B12:.P12])" office:value-type="float" office:value="10">
            <text:p>10</text:p>
          </table:table-cell>
          <table:table-cell table:formula="of:=MODE([.B12:.P12])" office:value-type="float" office:value="0">
            <text:p>#ARVO!</text:p>
          </table:table-cell>
          <table:table-cell table:formula="of:=STDEV([.B12:.P12])" office:value-type="float" office:value="0">
            <text:p>#JAKO/0!</text:p>
          </table:table-cell>
          <table:table-cell table:formula="of:=[.A12]" office:value-type="string" office:string-value="Apple">
            <text:p>Apple</text:p>
          </table:table-cell>
          <table:table-cell table:number-columns-repeated="1002"/>
        </table:table-row>
        <table:table-row table:style-name="ro2">
          <table:table-cell office:value-type="string">
            <text:p>Banana</text:p>
          </table:table-cell>
          <table:table-cell office:value-type="float" office:value="7">
            <text:p>7</text:p>
          </table:table-cell>
          <table:table-cell table:number-columns-repeated="14"/>
          <table:table-cell table:formula="of:=SUM([.B13:.P13])/COUNT([.B13:.P13])" office:value-type="float" office:value="7">
            <text:p>7</text:p>
          </table:table-cell>
          <table:table-cell table:formula="of:=[.Q13]/[.$B$8]" office:value-type="float" office:value="0.388888888888889">
            <text:p>0,39</text:p>
          </table:table-cell>
          <table:table-cell table:formula="of:=MEDIAN([.B13:.P13])" office:value-type="float" office:value="7">
            <text:p>7</text:p>
          </table:table-cell>
          <table:table-cell table:formula="of:=MODE([.B13:.P13])" office:value-type="float" office:value="0">
            <text:p>#ARVO!</text:p>
          </table:table-cell>
          <table:table-cell table:formula="of:=STDEV([.B13:.P13])" office:value-type="float" office:value="0">
            <text:p>#JAKO/0!</text:p>
          </table:table-cell>
          <table:table-cell table:formula="of:=[.A13]" office:value-type="string" office:string-value="Banana">
            <text:p>Banana</text:p>
          </table:table-cell>
          <table:table-cell table:number-columns-repeated="1002"/>
        </table:table-row>
        <table:table-row table:style-name="ro2">
          <table:table-cell office:value-type="string">
            <text:p>Bauxite</text:p>
          </table:table-cell>
          <table:table-cell office:value-type="float" office:value="19">
            <text:p>19</text:p>
          </table:table-cell>
          <table:table-cell table:number-columns-repeated="14"/>
          <table:table-cell table:formula="of:=SUM([.B14:.P14])/COUNT([.B14:.P14])" office:value-type="float" office:value="19">
            <text:p>19</text:p>
          </table:table-cell>
          <table:table-cell table:formula="of:=[.Q14]/[.$B$8]" office:value-type="float" office:value="1.05555555555556">
            <text:p>1,06</text:p>
          </table:table-cell>
          <table:table-cell table:formula="of:=MEDIAN([.B14:.P14])" office:value-type="float" office:value="19">
            <text:p>19</text:p>
          </table:table-cell>
          <table:table-cell table:formula="of:=MODE([.B14:.P14])" office:value-type="float" office:value="0">
            <text:p>#ARVO!</text:p>
          </table:table-cell>
          <table:table-cell table:formula="of:=STDEV([.B14:.P14])" office:value-type="float" office:value="0">
            <text:p>#JAKO/0!</text:p>
          </table:table-cell>
          <table:table-cell table:formula="of:=[.A14]" office:value-type="string" office:string-value="Bauxite">
            <text:p>Bauxite</text:p>
          </table:table-cell>
          <table:table-cell table:number-columns-repeated="1002"/>
        </table:table-row>
        <table:table-row table:style-name="ro2">
          <table:table-cell office:value-type="string">
            <text:p>Clam</text:p>
          </table:table-cell>
          <table:table-cell office:value-type="float" office:value="27">
            <text:p>27</text:p>
          </table:table-cell>
          <table:table-cell table:number-columns-repeated="14"/>
          <table:table-cell table:formula="of:=SUM([.B15:.P15])/COUNT([.B15:.P15])" office:value-type="float" office:value="27">
            <text:p>27</text:p>
          </table:table-cell>
          <table:table-cell table:formula="of:=[.Q15]/[.$B$8]" office:value-type="float" office:value="1.5">
            <text:p>1,5</text:p>
          </table:table-cell>
          <table:table-cell table:formula="of:=MEDIAN([.B15:.P15])" office:value-type="float" office:value="27">
            <text:p>27</text:p>
          </table:table-cell>
          <table:table-cell table:formula="of:=MODE([.B15:.P15])" office:value-type="float" office:value="0">
            <text:p>#ARVO!</text:p>
          </table:table-cell>
          <table:table-cell table:formula="of:=STDEV([.B15:.P15])" office:value-type="float" office:value="0">
            <text:p>#JAKO/0!</text:p>
          </table:table-cell>
          <table:table-cell table:formula="of:=[.A15]" office:value-type="string" office:string-value="Clam">
            <text:p>Clam</text:p>
          </table:table-cell>
          <table:table-cell table:number-columns-repeated="1002"/>
        </table:table-row>
        <table:table-row table:style-name="ro2">
          <table:table-cell office:value-type="string">
            <text:p>Coal</text:p>
          </table:table-cell>
          <table:table-cell office:value-type="float" office:value="20">
            <text:p>20</text:p>
          </table:table-cell>
          <table:table-cell table:number-columns-repeated="14"/>
          <table:table-cell table:formula="of:=SUM([.B16:.P16])/COUNT([.B16:.P16])" office:value-type="float" office:value="20">
            <text:p>20</text:p>
          </table:table-cell>
          <table:table-cell table:formula="of:=[.Q16]/[.$B$8]" office:value-type="float" office:value="1.11111111111111">
            <text:p>1,11</text:p>
          </table:table-cell>
          <table:table-cell table:formula="of:=MEDIAN([.B16:.P16])" office:value-type="float" office:value="20">
            <text:p>20</text:p>
          </table:table-cell>
          <table:table-cell table:formula="of:=MODE([.B16:.P16])" office:value-type="float" office:value="0">
            <text:p>#ARVO!</text:p>
          </table:table-cell>
          <table:table-cell table:formula="of:=STDEV([.B16:.P16])" office:value-type="float" office:value="0">
            <text:p>#JAKO/0!</text:p>
          </table:table-cell>
          <table:table-cell table:formula="of:=[.A16]" office:value-type="string" office:string-value="Coal">
            <text:p>Coal</text:p>
          </table:table-cell>
          <table:table-cell table:number-columns-repeated="1002"/>
        </table:table-row>
        <table:table-row table:style-name="ro2">
          <table:table-cell office:value-type="string">
            <text:p>Coffee</text:p>
          </table:table-cell>
          <table:table-cell office:value-type="float" office:value="3">
            <text:p>3</text:p>
          </table:table-cell>
          <table:table-cell table:number-columns-repeated="14"/>
          <table:table-cell table:formula="of:=SUM([.B17:.P17])/COUNT([.B17:.P17])" office:value-type="float" office:value="3">
            <text:p>3</text:p>
          </table:table-cell>
          <table:table-cell table:formula="of:=[.Q17]/[.$B$8]" office:value-type="float" office:value="0.166666666666667">
            <text:p>0,17</text:p>
          </table:table-cell>
          <table:table-cell table:formula="of:=MEDIAN([.B17:.P17])" office:value-type="float" office:value="3">
            <text:p>3</text:p>
          </table:table-cell>
          <table:table-cell table:formula="of:=MODE([.B17:.P17])" office:value-type="float" office:value="0">
            <text:p>#ARVO!</text:p>
          </table:table-cell>
          <table:table-cell table:formula="of:=STDEV([.B17:.P17])" office:value-type="float" office:value="0">
            <text:p>#JAKO/0!</text:p>
          </table:table-cell>
          <table:table-cell table:formula="of:=[.A17]" office:value-type="string" office:string-value="Coffee">
            <text:p>Coffee</text:p>
          </table:table-cell>
          <table:table-cell table:number-columns-repeated="1002"/>
        </table:table-row>
        <table:table-row table:style-name="ro2">
          <table:table-cell office:value-type="string">
            <text:p>Copper</text:p>
          </table:table-cell>
          <table:table-cell office:value-type="float" office:value="25">
            <text:p>25</text:p>
          </table:table-cell>
          <table:table-cell table:number-columns-repeated="14"/>
          <table:table-cell table:formula="of:=SUM([.B18:.P18])/COUNT([.B18:.P18])" office:value-type="float" office:value="25">
            <text:p>25</text:p>
          </table:table-cell>
          <table:table-cell table:formula="of:=[.Q18]/[.$B$8]" office:value-type="float" office:value="1.38888888888889">
            <text:p>1,39</text:p>
          </table:table-cell>
          <table:table-cell table:formula="of:=MEDIAN([.B18:.P18])" office:value-type="float" office:value="25">
            <text:p>25</text:p>
          </table:table-cell>
          <table:table-cell table:formula="of:=MODE([.B18:.P18])" office:value-type="float" office:value="0">
            <text:p>#ARVO!</text:p>
          </table:table-cell>
          <table:table-cell table:formula="of:=STDEV([.B18:.P18])" office:value-type="float" office:value="0">
            <text:p>#JAKO/0!</text:p>
          </table:table-cell>
          <table:table-cell table:formula="of:=[.A18]" office:value-type="string" office:string-value="Copper">
            <text:p>Copper</text:p>
          </table:table-cell>
          <table:table-cell table:number-columns-repeated="1002"/>
        </table:table-row>
        <table:table-row table:style-name="ro2">
          <table:table-cell office:value-type="string">
            <text:p>Corn</text:p>
          </table:table-cell>
          <table:table-cell office:value-type="float" office:value="16">
            <text:p>16</text:p>
          </table:table-cell>
          <table:table-cell table:number-columns-repeated="14"/>
          <table:table-cell table:formula="of:=SUM([.B19:.P19])/COUNT([.B19:.P19])" office:value-type="float" office:value="16">
            <text:p>16</text:p>
          </table:table-cell>
          <table:table-cell table:formula="of:=[.Q19]/[.$B$8]" office:value-type="float" office:value="0.888888888888889">
            <text:p>0,89</text:p>
          </table:table-cell>
          <table:table-cell table:formula="of:=MEDIAN([.B19:.P19])" office:value-type="float" office:value="16">
            <text:p>16</text:p>
          </table:table-cell>
          <table:table-cell table:formula="of:=MODE([.B19:.P19])" office:value-type="float" office:value="0">
            <text:p>#ARVO!</text:p>
          </table:table-cell>
          <table:table-cell table:formula="of:=STDEV([.B19:.P19])" office:value-type="float" office:value="0">
            <text:p>#JAKO/0!</text:p>
          </table:table-cell>
          <table:table-cell table:formula="of:=[.A19]" office:value-type="string" office:string-value="Corn">
            <text:p>Corn</text:p>
          </table:table-cell>
          <table:table-cell table:number-columns-repeated="1002"/>
        </table:table-row>
        <table:table-row table:style-name="ro2">
          <table:table-cell office:value-type="string">
            <text:p>Cotton</text:p>
          </table:table-cell>
          <table:table-cell office:value-type="float" office:value="8">
            <text:p>8</text:p>
          </table:table-cell>
          <table:table-cell table:number-columns-repeated="14"/>
          <table:table-cell table:formula="of:=SUM([.B20:.P20])/COUNT([.B20:.P20])" office:value-type="float" office:value="8">
            <text:p>8</text:p>
          </table:table-cell>
          <table:table-cell table:formula="of:=[.Q20]/[.$B$8]" office:value-type="float" office:value="0.444444444444444">
            <text:p>0,44</text:p>
          </table:table-cell>
          <table:table-cell table:formula="of:=MEDIAN([.B20:.P20])" office:value-type="float" office:value="8">
            <text:p>8</text:p>
          </table:table-cell>
          <table:table-cell table:formula="of:=MODE([.B20:.P20])" office:value-type="float" office:value="0">
            <text:p>#ARVO!</text:p>
          </table:table-cell>
          <table:table-cell table:formula="of:=STDEV([.B20:.P20])" office:value-type="float" office:value="0">
            <text:p>#JAKO/0!</text:p>
          </table:table-cell>
          <table:table-cell table:formula="of:=[.A20]" office:value-type="string" office:string-value="Cotton">
            <text:p>Cotton</text:p>
          </table:table-cell>
          <table:table-cell table:number-columns-repeated="1002"/>
        </table:table-row>
        <table:table-row table:style-name="ro2">
          <table:table-cell office:value-type="string">
            <text:p>Cow</text:p>
          </table:table-cell>
          <table:table-cell office:value-type="float" office:value="19">
            <text:p>19</text:p>
          </table:table-cell>
          <table:table-cell table:number-columns-repeated="14"/>
          <table:table-cell table:formula="of:=SUM([.B21:.P21])/COUNT([.B21:.P21])" office:value-type="float" office:value="19">
            <text:p>19</text:p>
          </table:table-cell>
          <table:table-cell table:formula="of:=[.Q21]/[.$B$8]" office:value-type="float" office:value="1.05555555555556">
            <text:p>1,06</text:p>
          </table:table-cell>
          <table:table-cell table:formula="of:=MEDIAN([.B21:.P21])" office:value-type="float" office:value="19">
            <text:p>19</text:p>
          </table:table-cell>
          <table:table-cell table:formula="of:=MODE([.B21:.P21])" office:value-type="float" office:value="0">
            <text:p>#ARVO!</text:p>
          </table:table-cell>
          <table:table-cell table:formula="of:=STDEV([.B21:.P21])" office:value-type="float" office:value="0">
            <text:p>#JAKO/0!</text:p>
          </table:table-cell>
          <table:table-cell table:formula="of:=[.A21]" office:value-type="string" office:string-value="Cow">
            <text:p>Cow</text:p>
          </table:table-cell>
          <table:table-cell table:number-columns-repeated="1002"/>
        </table:table-row>
        <table:table-row table:style-name="ro2">
          <table:table-cell office:value-type="string">
            <text:p>Crab</text:p>
          </table:table-cell>
          <table:table-cell office:value-type="float" office:value="23">
            <text:p>23</text:p>
          </table:table-cell>
          <table:table-cell table:number-columns-repeated="14"/>
          <table:table-cell table:formula="of:=SUM([.B22:.P22])/COUNT([.B22:.P22])" office:value-type="float" office:value="23">
            <text:p>23</text:p>
          </table:table-cell>
          <table:table-cell table:formula="of:=[.Q22]/[.$B$8]" office:value-type="float" office:value="1.27777777777778">
            <text:p>1,28</text:p>
          </table:table-cell>
          <table:table-cell table:formula="of:=MEDIAN([.B22:.P22])" office:value-type="float" office:value="23">
            <text:p>23</text:p>
          </table:table-cell>
          <table:table-cell table:formula="of:=MODE([.B22:.P22])" office:value-type="float" office:value="0">
            <text:p>#ARVO!</text:p>
          </table:table-cell>
          <table:table-cell table:formula="of:=STDEV([.B22:.P22])" office:value-type="float" office:value="0">
            <text:p>#JAKO/0!</text:p>
          </table:table-cell>
          <table:table-cell table:formula="of:=[.A22]" office:value-type="string" office:string-value="Crab">
            <text:p>Crab</text:p>
          </table:table-cell>
          <table:table-cell table:number-columns-repeated="1002"/>
        </table:table-row>
        <table:table-row table:style-name="ro2">
          <table:table-cell office:value-type="string">
            <text:p>Deer</text:p>
          </table:table-cell>
          <table:table-cell office:value-type="float" office:value="15">
            <text:p>15</text:p>
          </table:table-cell>
          <table:table-cell table:number-columns-repeated="14"/>
          <table:table-cell table:formula="of:=SUM([.B23:.P23])/COUNT([.B23:.P23])" office:value-type="float" office:value="15">
            <text:p>15</text:p>
          </table:table-cell>
          <table:table-cell table:formula="of:=[.Q23]/[.$B$8]" office:value-type="float" office:value="0.833333333333333">
            <text:p>0,83</text:p>
          </table:table-cell>
          <table:table-cell table:formula="of:=MEDIAN([.B23:.P23])" office:value-type="float" office:value="15">
            <text:p>15</text:p>
          </table:table-cell>
          <table:table-cell table:formula="of:=MODE([.B23:.P23])" office:value-type="float" office:value="0">
            <text:p>#ARVO!</text:p>
          </table:table-cell>
          <table:table-cell table:formula="of:=STDEV([.B23:.P23])" office:value-type="float" office:value="0">
            <text:p>#JAKO/0!</text:p>
          </table:table-cell>
          <table:table-cell table:formula="of:=[.A23]" office:value-type="string" office:string-value="Deer">
            <text:p>Deer</text:p>
          </table:table-cell>
          <table:table-cell table:number-columns-repeated="1002"/>
        </table:table-row>
        <table:table-row table:style-name="ro2">
          <table:table-cell office:value-type="string">
            <text:p>Dye</text:p>
          </table:table-cell>
          <table:table-cell office:value-type="float" office:value="11">
            <text:p>11</text:p>
          </table:table-cell>
          <table:table-cell table:number-columns-repeated="14"/>
          <table:table-cell table:formula="of:=SUM([.B24:.P24])/COUNT([.B24:.P24])" office:value-type="float" office:value="11">
            <text:p>11</text:p>
          </table:table-cell>
          <table:table-cell table:formula="of:=[.Q24]/[.$B$8]" office:value-type="float" office:value="0.611111111111111">
            <text:p>0,61</text:p>
          </table:table-cell>
          <table:table-cell table:formula="of:=MEDIAN([.B24:.P24])" office:value-type="float" office:value="11">
            <text:p>11</text:p>
          </table:table-cell>
          <table:table-cell table:formula="of:=MODE([.B24:.P24])" office:value-type="float" office:value="0">
            <text:p>#ARVO!</text:p>
          </table:table-cell>
          <table:table-cell table:formula="of:=STDEV([.B24:.P24])" office:value-type="float" office:value="0">
            <text:p>#JAKO/0!</text:p>
          </table:table-cell>
          <table:table-cell table:formula="of:=[.A24]" office:value-type="string" office:string-value="Dye">
            <text:p>Dye</text:p>
          </table:table-cell>
          <table:table-cell table:number-columns-repeated="1002"/>
        </table:table-row>
        <table:table-row table:style-name="ro2">
          <table:table-cell office:value-type="string">
            <text:p>Fish</text:p>
          </table:table-cell>
          <table:table-cell office:value-type="float" office:value="58">
            <text:p>58</text:p>
          </table:table-cell>
          <table:table-cell table:number-columns-repeated="14"/>
          <table:table-cell table:formula="of:=SUM([.B25:.P25])/COUNT([.B25:.P25])" office:value-type="float" office:value="58">
            <text:p>58</text:p>
          </table:table-cell>
          <table:table-cell table:formula="of:=[.Q25]/[.$B$8]" office:value-type="float" office:value="3.22222222222222">
            <text:p>3,22</text:p>
          </table:table-cell>
          <table:table-cell table:formula="of:=MEDIAN([.B25:.P25])" office:value-type="float" office:value="58">
            <text:p>58</text:p>
          </table:table-cell>
          <table:table-cell table:formula="of:=MODE([.B25:.P25])" office:value-type="float" office:value="0">
            <text:p>#ARVO!</text:p>
          </table:table-cell>
          <table:table-cell table:formula="of:=STDEV([.B25:.P25])" office:value-type="float" office:value="0">
            <text:p>#JAKO/0!</text:p>
          </table:table-cell>
          <table:table-cell table:formula="of:=[.A25]" office:value-type="string" office:string-value="Fish">
            <text:p>Fish</text:p>
          </table:table-cell>
          <table:table-cell table:number-columns-repeated="1002"/>
        </table:table-row>
        <table:table-row table:style-name="ro2">
          <table:table-cell office:value-type="string">
            <text:p>Fur</text:p>
          </table:table-cell>
          <table:table-cell office:value-type="float" office:value="9">
            <text:p>9</text:p>
          </table:table-cell>
          <table:table-cell table:number-columns-repeated="14"/>
          <table:table-cell table:formula="of:=SUM([.B26:.P26])/COUNT([.B26:.P26])" office:value-type="float" office:value="9">
            <text:p>9</text:p>
          </table:table-cell>
          <table:table-cell table:formula="of:=[.Q26]/[.$B$8]" office:value-type="float" office:value="0.5">
            <text:p>0,5</text:p>
          </table:table-cell>
          <table:table-cell table:formula="of:=MEDIAN([.B26:.P26])" office:value-type="float" office:value="9">
            <text:p>9</text:p>
          </table:table-cell>
          <table:table-cell table:formula="of:=MODE([.B26:.P26])" office:value-type="float" office:value="0">
            <text:p>#ARVO!</text:p>
          </table:table-cell>
          <table:table-cell table:formula="of:=STDEV([.B26:.P26])" office:value-type="float" office:value="0">
            <text:p>#JAKO/0!</text:p>
          </table:table-cell>
          <table:table-cell table:formula="of:=[.A26]" office:value-type="string" office:string-value="Fur">
            <text:p>Fur</text:p>
          </table:table-cell>
          <table:table-cell table:number-columns-repeated="1002"/>
        </table:table-row>
        <table:table-row table:style-name="ro2">
          <table:table-cell office:value-type="string">
            <text:p>Geothermal</text:p>
          </table:table-cell>
          <table:table-cell office:value-type="float" office:value="25">
            <text:p>25</text:p>
          </table:table-cell>
          <table:table-cell table:number-columns-repeated="14"/>
          <table:table-cell table:formula="of:=SUM([.B27:.P27])/COUNT([.B27:.P27])" office:value-type="float" office:value="25">
            <text:p>25</text:p>
          </table:table-cell>
          <table:table-cell table:formula="of:=[.Q27]/[.$B$8]" office:value-type="float" office:value="1.38888888888889">
            <text:p>1,39</text:p>
          </table:table-cell>
          <table:table-cell table:formula="of:=MEDIAN([.B27:.P27])" office:value-type="float" office:value="25">
            <text:p>25</text:p>
          </table:table-cell>
          <table:table-cell table:formula="of:=MODE([.B27:.P27])" office:value-type="float" office:value="0">
            <text:p>#ARVO!</text:p>
          </table:table-cell>
          <table:table-cell table:formula="of:=STDEV([.B27:.P27])" office:value-type="float" office:value="0">
            <text:p>#JAKO/0!</text:p>
          </table:table-cell>
          <table:table-cell table:formula="of:=[.A27]" office:value-type="string" office:string-value="Geothermal">
            <text:p>Geothermal</text:p>
          </table:table-cell>
          <table:table-cell table:number-columns-repeated="1002"/>
        </table:table-row>
        <table:table-row table:style-name="ro2">
          <table:table-cell office:value-type="string">
            <text:p>Gold</text:p>
          </table:table-cell>
          <table:table-cell office:value-type="float" office:value="9">
            <text:p>9</text:p>
          </table:table-cell>
          <table:table-cell table:number-columns-repeated="14"/>
          <table:table-cell table:formula="of:=SUM([.B28:.P28])/COUNT([.B28:.P28])" office:value-type="float" office:value="9">
            <text:p>9</text:p>
          </table:table-cell>
          <table:table-cell table:formula="of:=[.Q28]/[.$B$8]" office:value-type="float" office:value="0.5">
            <text:p>0,5</text:p>
          </table:table-cell>
          <table:table-cell table:formula="of:=MEDIAN([.B28:.P28])" office:value-type="float" office:value="9">
            <text:p>9</text:p>
          </table:table-cell>
          <table:table-cell table:formula="of:=MODE([.B28:.P28])" office:value-type="float" office:value="0">
            <text:p>#ARVO!</text:p>
          </table:table-cell>
          <table:table-cell table:formula="of:=STDEV([.B28:.P28])" office:value-type="float" office:value="0">
            <text:p>#JAKO/0!</text:p>
          </table:table-cell>
          <table:table-cell table:formula="of:=[.A28]" office:value-type="string" office:string-value="Gold">
            <text:p>Gold</text:p>
          </table:table-cell>
          <table:table-cell table:number-columns-repeated="1002"/>
        </table:table-row>
        <table:table-row table:style-name="ro2">
          <table:table-cell office:value-type="string">
            <text:p>Hemp</text:p>
          </table:table-cell>
          <table:table-cell office:value-type="float" office:value="10">
            <text:p>10</text:p>
          </table:table-cell>
          <table:table-cell table:number-columns-repeated="14"/>
          <table:table-cell table:formula="of:=SUM([.B29:.P29])/COUNT([.B29:.P29])" office:value-type="float" office:value="10">
            <text:p>10</text:p>
          </table:table-cell>
          <table:table-cell table:formula="of:=[.Q29]/[.$B$8]" office:value-type="float" office:value="0.555555555555556">
            <text:p>0,56</text:p>
          </table:table-cell>
          <table:table-cell table:formula="of:=MEDIAN([.B29:.P29])" office:value-type="float" office:value="10">
            <text:p>10</text:p>
          </table:table-cell>
          <table:table-cell table:formula="of:=MODE([.B29:.P29])" office:value-type="float" office:value="0">
            <text:p>#ARVO!</text:p>
          </table:table-cell>
          <table:table-cell table:formula="of:=STDEV([.B29:.P29])" office:value-type="float" office:value="0">
            <text:p>#JAKO/0!</text:p>
          </table:table-cell>
          <table:table-cell table:formula="of:=[.A29]" office:value-type="string" office:string-value="Hemp">
            <text:p>Hemp</text:p>
          </table:table-cell>
          <table:table-cell table:number-columns-repeated="1002"/>
        </table:table-row>
        <table:table-row table:style-name="ro2">
          <table:table-cell office:value-type="string">
            <text:p>Horse</text:p>
          </table:table-cell>
          <table:table-cell office:value-type="float" office:value="21">
            <text:p>21</text:p>
          </table:table-cell>
          <table:table-cell table:number-columns-repeated="14"/>
          <table:table-cell table:formula="of:=SUM([.B30:.P30])/COUNT([.B30:.P30])" office:value-type="float" office:value="21">
            <text:p>21</text:p>
          </table:table-cell>
          <table:table-cell table:formula="of:=[.Q30]/[.$B$8]" office:value-type="float" office:value="1.16666666666667">
            <text:p>1,17</text:p>
          </table:table-cell>
          <table:table-cell table:formula="of:=MEDIAN([.B30:.P30])" office:value-type="float" office:value="21">
            <text:p>21</text:p>
          </table:table-cell>
          <table:table-cell table:formula="of:=MODE([.B30:.P30])" office:value-type="float" office:value="0">
            <text:p>#ARVO!</text:p>
          </table:table-cell>
          <table:table-cell table:formula="of:=STDEV([.B30:.P30])" office:value-type="float" office:value="0">
            <text:p>#JAKO/0!</text:p>
          </table:table-cell>
          <table:table-cell table:formula="of:=[.A30]" office:value-type="string" office:string-value="Horse">
            <text:p>Horse</text:p>
          </table:table-cell>
          <table:table-cell table:number-columns-repeated="1002"/>
        </table:table-row>
        <table:table-row table:style-name="ro2">
          <table:table-cell office:value-type="string">
            <text:p>Incense</text:p>
          </table:table-cell>
          <table:table-cell office:value-type="float" office:value="10">
            <text:p>10</text:p>
          </table:table-cell>
          <table:table-cell table:number-columns-repeated="14"/>
          <table:table-cell table:formula="of:=SUM([.B31:.P31])/COUNT([.B31:.P31])" office:value-type="float" office:value="10">
            <text:p>10</text:p>
          </table:table-cell>
          <table:table-cell table:formula="of:=[.Q31]/[.$B$8]" office:value-type="float" office:value="0.555555555555556">
            <text:p>0,56</text:p>
          </table:table-cell>
          <table:table-cell table:formula="of:=MEDIAN([.B31:.P31])" office:value-type="float" office:value="10">
            <text:p>10</text:p>
          </table:table-cell>
          <table:table-cell table:formula="of:=MODE([.B31:.P31])" office:value-type="float" office:value="0">
            <text:p>#ARVO!</text:p>
          </table:table-cell>
          <table:table-cell table:formula="of:=STDEV([.B31:.P31])" office:value-type="float" office:value="0">
            <text:p>#JAKO/0!</text:p>
          </table:table-cell>
          <table:table-cell table:formula="of:=[.A31]" office:value-type="string" office:string-value="Incense">
            <text:p>Incense</text:p>
          </table:table-cell>
          <table:table-cell table:number-columns-repeated="1002"/>
        </table:table-row>
        <table:table-row table:style-name="ro2">
          <table:table-cell office:value-type="string">
            <text:p>Iron</text:p>
          </table:table-cell>
          <table:table-cell office:value-type="float" office:value="35">
            <text:p>35</text:p>
          </table:table-cell>
          <table:table-cell table:number-columns-repeated="14"/>
          <table:table-cell table:formula="of:=SUM([.B32:.P32])/COUNT([.B32:.P32])" office:value-type="float" office:value="35">
            <text:p>35</text:p>
          </table:table-cell>
          <table:table-cell table:formula="of:=[.Q32]/[.$B$8]" office:value-type="float" office:value="1.94444444444444">
            <text:p>1,94</text:p>
          </table:table-cell>
          <table:table-cell table:formula="of:=MEDIAN([.B32:.P32])" office:value-type="float" office:value="35">
            <text:p>35</text:p>
          </table:table-cell>
          <table:table-cell table:formula="of:=MODE([.B32:.P32])" office:value-type="float" office:value="0">
            <text:p>#ARVO!</text:p>
          </table:table-cell>
          <table:table-cell table:formula="of:=STDEV([.B32:.P32])" office:value-type="float" office:value="0">
            <text:p>#JAKO/0!</text:p>
          </table:table-cell>
          <table:table-cell table:formula="of:=[.A32]" office:value-type="string" office:string-value="Iron">
            <text:p>Iron</text:p>
          </table:table-cell>
          <table:table-cell table:number-columns-repeated="1002"/>
        </table:table-row>
        <table:table-row table:style-name="ro2">
          <table:table-cell office:value-type="string">
            <text:p>Ivory</text:p>
          </table:table-cell>
          <table:table-cell office:value-type="float" office:value="9">
            <text:p>9</text:p>
          </table:table-cell>
          <table:table-cell table:number-columns-repeated="14"/>
          <table:table-cell table:formula="of:=SUM([.B33:.P33])/COUNT([.B33:.P33])" office:value-type="float" office:value="9">
            <text:p>9</text:p>
          </table:table-cell>
          <table:table-cell table:formula="of:=[.Q33]/[.$B$8]" office:value-type="float" office:value="0.5">
            <text:p>0,5</text:p>
          </table:table-cell>
          <table:table-cell table:formula="of:=MEDIAN([.B33:.P33])" office:value-type="float" office:value="9">
            <text:p>9</text:p>
          </table:table-cell>
          <table:table-cell table:formula="of:=MODE([.B33:.P33])" office:value-type="float" office:value="0">
            <text:p>#ARVO!</text:p>
          </table:table-cell>
          <table:table-cell table:formula="of:=STDEV([.B33:.P33])" office:value-type="float" office:value="0">
            <text:p>#JAKO/0!</text:p>
          </table:table-cell>
          <table:table-cell table:formula="of:=[.A33]" office:value-type="string" office:string-value="Ivory">
            <text:p>Ivory</text:p>
          </table:table-cell>
          <table:table-cell table:number-columns-repeated="1002"/>
        </table:table-row>
        <table:table-row table:style-name="ro2">
          <table:table-cell office:value-type="string">
            <text:p>Lead</text:p>
          </table:table-cell>
          <table:table-cell office:value-type="float" office:value="18">
            <text:p>18</text:p>
          </table:table-cell>
          <table:table-cell table:number-columns-repeated="14"/>
          <table:table-cell table:formula="of:=SUM([.B34:.P34])/COUNT([.B34:.P34])" office:value-type="float" office:value="18">
            <text:p>18</text:p>
          </table:table-cell>
          <table:table-cell table:formula="of:=[.Q34]/[.$B$8]" office:value-type="float" office:value="1">
            <text:p>1</text:p>
          </table:table-cell>
          <table:table-cell table:formula="of:=MEDIAN([.B34:.P34])" office:value-type="float" office:value="18">
            <text:p>18</text:p>
          </table:table-cell>
          <table:table-cell table:formula="of:=MODE([.B34:.P34])" office:value-type="float" office:value="0">
            <text:p>#ARVO!</text:p>
          </table:table-cell>
          <table:table-cell table:formula="of:=STDEV([.B34:.P34])" office:value-type="float" office:value="0">
            <text:p>#JAKO/0!</text:p>
          </table:table-cell>
          <table:table-cell table:formula="of:=[.A34]" office:value-type="string" office:string-value="Lead">
            <text:p>Lead</text:p>
          </table:table-cell>
          <table:table-cell table:number-columns-repeated="1002"/>
        </table:table-row>
        <table:table-row table:style-name="ro2">
          <table:table-cell office:value-type="string">
            <text:p>Lemon</text:p>
          </table:table-cell>
          <table:table-cell office:value-type="float" office:value="13">
            <text:p>13</text:p>
          </table:table-cell>
          <table:table-cell table:number-columns-repeated="14"/>
          <table:table-cell table:formula="of:=SUM([.B35:.P35])/COUNT([.B35:.P35])" office:value-type="float" office:value="13">
            <text:p>13</text:p>
          </table:table-cell>
          <table:table-cell table:formula="of:=[.Q35]/[.$B$8]" office:value-type="float" office:value="0.722222222222222">
            <text:p>0,72</text:p>
          </table:table-cell>
          <table:table-cell table:formula="of:=MEDIAN([.B35:.P35])" office:value-type="float" office:value="13">
            <text:p>13</text:p>
          </table:table-cell>
          <table:table-cell table:formula="of:=MODE([.B35:.P35])" office:value-type="float" office:value="0">
            <text:p>#ARVO!</text:p>
          </table:table-cell>
          <table:table-cell table:formula="of:=STDEV([.B35:.P35])" office:value-type="float" office:value="0">
            <text:p>#JAKO/0!</text:p>
          </table:table-cell>
          <table:table-cell table:formula="of:=[.A35]" office:value-type="string" office:string-value="Lemon">
            <text:p>Lemon</text:p>
          </table:table-cell>
          <table:table-cell table:number-columns-repeated="1002"/>
        </table:table-row>
        <table:table-row table:style-name="ro2">
          <table:table-cell office:value-type="string">
            <text:p>Marble</text:p>
          </table:table-cell>
          <table:table-cell office:value-type="float" office:value="9">
            <text:p>9</text:p>
          </table:table-cell>
          <table:table-cell table:number-columns-repeated="14"/>
          <table:table-cell table:formula="of:=SUM([.B36:.P36])/COUNT([.B36:.P36])" office:value-type="float" office:value="9">
            <text:p>9</text:p>
          </table:table-cell>
          <table:table-cell table:formula="of:=[.Q36]/[.$B$8]" office:value-type="float" office:value="0.5">
            <text:p>0,5</text:p>
          </table:table-cell>
          <table:table-cell table:formula="of:=MEDIAN([.B36:.P36])" office:value-type="float" office:value="9">
            <text:p>9</text:p>
          </table:table-cell>
          <table:table-cell table:formula="of:=MODE([.B36:.P36])" office:value-type="float" office:value="0">
            <text:p>#ARVO!</text:p>
          </table:table-cell>
          <table:table-cell table:formula="of:=STDEV([.B36:.P36])" office:value-type="float" office:value="0">
            <text:p>#JAKO/0!</text:p>
          </table:table-cell>
          <table:table-cell table:formula="of:=[.A36]" office:value-type="string" office:string-value="Marble">
            <text:p>Marble</text:p>
          </table:table-cell>
          <table:table-cell table:number-columns-repeated="1002"/>
        </table:table-row>
        <table:table-row table:style-name="ro2">
          <table:table-cell office:value-type="string">
            <text:p>Methane ice</text:p>
          </table:table-cell>
          <table:table-cell office:value-type="float" office:value="20">
            <text:p>20</text:p>
          </table:table-cell>
          <table:table-cell table:number-columns-repeated="14"/>
          <table:table-cell table:formula="of:=SUM([.B37:.P37])/COUNT([.B37:.P37])" office:value-type="float" office:value="20">
            <text:p>20</text:p>
          </table:table-cell>
          <table:table-cell table:formula="of:=[.Q37]/[.$B$8]" office:value-type="float" office:value="1.11111111111111">
            <text:p>1,11</text:p>
          </table:table-cell>
          <table:table-cell table:formula="of:=MEDIAN([.B37:.P37])" office:value-type="float" office:value="20">
            <text:p>20</text:p>
          </table:table-cell>
          <table:table-cell table:formula="of:=MODE([.B37:.P37])" office:value-type="float" office:value="0">
            <text:p>#ARVO!</text:p>
          </table:table-cell>
          <table:table-cell table:formula="of:=STDEV([.B37:.P37])" office:value-type="float" office:value="0">
            <text:p>#JAKO/0!</text:p>
          </table:table-cell>
          <table:table-cell table:formula="of:=[.A37]" office:value-type="string" office:string-value="Methane ice">
            <text:p>Methane ice</text:p>
          </table:table-cell>
          <table:table-cell table:number-columns-repeated="1002"/>
        </table:table-row>
        <table:table-row table:style-name="ro2">
          <table:table-cell office:value-type="string">
            <text:p>Obsidian</text:p>
          </table:table-cell>
          <table:table-cell office:value-type="float" office:value="21">
            <text:p>21</text:p>
          </table:table-cell>
          <table:table-cell table:number-columns-repeated="14"/>
          <table:table-cell table:formula="of:=SUM([.B38:.P38])/COUNT([.B38:.P38])" office:value-type="float" office:value="21">
            <text:p>21</text:p>
          </table:table-cell>
          <table:table-cell table:formula="of:=[.Q38]/[.$B$8]" office:value-type="float" office:value="1.16666666666667">
            <text:p>1,17</text:p>
          </table:table-cell>
          <table:table-cell table:formula="of:=MEDIAN([.B38:.P38])" office:value-type="float" office:value="21">
            <text:p>21</text:p>
          </table:table-cell>
          <table:table-cell table:formula="of:=MODE([.B38:.P38])" office:value-type="float" office:value="0">
            <text:p>#ARVO!</text:p>
          </table:table-cell>
          <table:table-cell table:formula="of:=STDEV([.B38:.P38])" office:value-type="float" office:value="0">
            <text:p>#JAKO/0!</text:p>
          </table:table-cell>
          <table:table-cell table:formula="of:=[.A38]" office:value-type="string" office:string-value="Obsidian">
            <text:p>Obsidian</text:p>
          </table:table-cell>
          <table:table-cell table:number-columns-repeated="1002"/>
        </table:table-row>
        <table:table-row table:style-name="ro2">
          <table:table-cell office:value-type="string">
            <text:p>Oil</text:p>
          </table:table-cell>
          <table:table-cell office:value-type="float" office:value="32">
            <text:p>32</text:p>
          </table:table-cell>
          <table:table-cell table:number-columns-repeated="14"/>
          <table:table-cell table:formula="of:=SUM([.B39:.P39])/COUNT([.B39:.P39])" office:value-type="float" office:value="32">
            <text:p>32</text:p>
          </table:table-cell>
          <table:table-cell table:formula="of:=[.Q39]/[.$B$8]" office:value-type="float" office:value="1.77777777777778">
            <text:p>1,78</text:p>
          </table:table-cell>
          <table:table-cell table:formula="of:=MEDIAN([.B39:.P39])" office:value-type="float" office:value="32">
            <text:p>32</text:p>
          </table:table-cell>
          <table:table-cell table:formula="of:=MODE([.B39:.P39])" office:value-type="float" office:value="0">
            <text:p>#ARVO!</text:p>
          </table:table-cell>
          <table:table-cell table:formula="of:=STDEV([.B39:.P39])" office:value-type="float" office:value="0">
            <text:p>#JAKO/0!</text:p>
          </table:table-cell>
          <table:table-cell table:formula="of:=[.A39]" office:value-type="string" office:string-value="Oil">
            <text:p>Oil</text:p>
          </table:table-cell>
          <table:table-cell table:number-columns-repeated="1002"/>
        </table:table-row>
        <table:table-row table:style-name="ro2">
          <table:table-cell office:value-type="string">
            <text:p>Olives</text:p>
          </table:table-cell>
          <table:table-cell office:value-type="float" office:value="8">
            <text:p>8</text:p>
          </table:table-cell>
          <table:table-cell table:number-columns-repeated="14"/>
          <table:table-cell table:formula="of:=SUM([.B40:.P40])/COUNT([.B40:.P40])" office:value-type="float" office:value="8">
            <text:p>8</text:p>
          </table:table-cell>
          <table:table-cell table:formula="of:=[.Q40]/[.$B$8]" office:value-type="float" office:value="0.444444444444444">
            <text:p>0,44</text:p>
          </table:table-cell>
          <table:table-cell table:formula="of:=MEDIAN([.B40:.P40])" office:value-type="float" office:value="8">
            <text:p>8</text:p>
          </table:table-cell>
          <table:table-cell table:formula="of:=MODE([.B40:.P40])" office:value-type="float" office:value="0">
            <text:p>#ARVO!</text:p>
          </table:table-cell>
          <table:table-cell table:formula="of:=STDEV([.B40:.P40])" office:value-type="float" office:value="0">
            <text:p>#JAKO/0!</text:p>
          </table:table-cell>
          <table:table-cell table:formula="of:=[.A40]" office:value-type="string" office:string-value="Olives">
            <text:p>Olives</text:p>
          </table:table-cell>
          <table:table-cell table:number-columns-repeated="1002"/>
        </table:table-row>
        <table:table-row table:style-name="ro2">
          <table:table-cell office:value-type="string">
            <text:p>pearls</text:p>
          </table:table-cell>
          <table:table-cell office:value-type="float" office:value="24">
            <text:p>24</text:p>
          </table:table-cell>
          <table:table-cell table:number-columns-repeated="14"/>
          <table:table-cell table:formula="of:=SUM([.B41:.P41])/COUNT([.B41:.P41])" office:value-type="float" office:value="24">
            <text:p>24</text:p>
          </table:table-cell>
          <table:table-cell table:formula="of:=[.Q41]/[.$B$8]" office:value-type="float" office:value="1.33333333333333">
            <text:p>1,33</text:p>
          </table:table-cell>
          <table:table-cell table:formula="of:=MEDIAN([.B41:.P41])" office:value-type="float" office:value="24">
            <text:p>24</text:p>
          </table:table-cell>
          <table:table-cell table:formula="of:=MODE([.B41:.P41])" office:value-type="float" office:value="0">
            <text:p>#ARVO!</text:p>
          </table:table-cell>
          <table:table-cell table:formula="of:=STDEV([.B41:.P41])" office:value-type="float" office:value="0">
            <text:p>#JAKO/0!</text:p>
          </table:table-cell>
          <table:table-cell table:formula="of:=[.A41]" office:value-type="string" office:string-value="pearls">
            <text:p>pearls</text:p>
          </table:table-cell>
          <table:table-cell table:number-columns-repeated="1002"/>
        </table:table-row>
        <table:table-row table:style-name="ro2">
          <table:table-cell office:value-type="string">
            <text:p>Pig</text:p>
          </table:table-cell>
          <table:table-cell office:value-type="float" office:value="18">
            <text:p>18</text:p>
          </table:table-cell>
          <table:table-cell table:number-columns-repeated="14"/>
          <table:table-cell table:formula="of:=SUM([.B42:.P42])/COUNT([.B42:.P42])" office:value-type="float" office:value="18">
            <text:p>18</text:p>
          </table:table-cell>
          <table:table-cell table:formula="of:=[.Q42]/[.$B$8]" office:value-type="float" office:value="1">
            <text:p>1</text:p>
          </table:table-cell>
          <table:table-cell table:formula="of:=MEDIAN([.B42:.P42])" office:value-type="float" office:value="18">
            <text:p>18</text:p>
          </table:table-cell>
          <table:table-cell table:formula="of:=MODE([.B42:.P42])" office:value-type="float" office:value="0">
            <text:p>#ARVO!</text:p>
          </table:table-cell>
          <table:table-cell table:formula="of:=STDEV([.B42:.P42])" office:value-type="float" office:value="0">
            <text:p>#JAKO/0!</text:p>
          </table:table-cell>
          <table:table-cell table:formula="of:=[.A42]" office:value-type="string" office:string-value="Pig">
            <text:p>Pig</text:p>
          </table:table-cell>
          <table:table-cell table:number-columns-repeated="1002"/>
        </table:table-row>
        <table:table-row table:style-name="ro2">
          <table:table-cell office:value-type="string">
            <text:p>Potato</text:p>
          </table:table-cell>
          <table:table-cell office:value-type="float" office:value="1">
            <text:p>1</text:p>
          </table:table-cell>
          <table:table-cell table:number-columns-repeated="14"/>
          <table:table-cell table:formula="of:=SUM([.B43:.P43])/COUNT([.B43:.P43])" office:value-type="float" office:value="1">
            <text:p>1</text:p>
          </table:table-cell>
          <table:table-cell table:formula="of:=[.Q43]/[.$B$8]" office:value-type="float" office:value="0.0555555555555556">
            <text:p>0,06</text:p>
          </table:table-cell>
          <table:table-cell table:formula="of:=MEDIAN([.B43:.P43])" office:value-type="float" office:value="1">
            <text:p>1</text:p>
          </table:table-cell>
          <table:table-cell table:formula="of:=MODE([.B43:.P43])" office:value-type="float" office:value="0">
            <text:p>#ARVO!</text:p>
          </table:table-cell>
          <table:table-cell table:formula="of:=STDEV([.B43:.P43])" office:value-type="float" office:value="0">
            <text:p>#JAKO/0!</text:p>
          </table:table-cell>
          <table:table-cell table:formula="of:=[.A43]" office:value-type="string" office:string-value="Potato">
            <text:p>Potato</text:p>
          </table:table-cell>
          <table:table-cell table:number-columns-repeated="1002"/>
        </table:table-row>
        <table:table-row table:style-name="ro2">
          <table:table-cell office:value-type="string">
            <text:p>Rice</text:p>
          </table:table-cell>
          <table:table-cell office:value-type="float" office:value="41">
            <text:p>41</text:p>
          </table:table-cell>
          <table:table-cell table:number-columns-repeated="14"/>
          <table:table-cell table:formula="of:=SUM([.B44:.P44])/COUNT([.B44:.P44])" office:value-type="float" office:value="41">
            <text:p>41</text:p>
          </table:table-cell>
          <table:table-cell table:formula="of:=[.Q44]/[.$B$8]" office:value-type="float" office:value="2.27777777777778">
            <text:p>2,28</text:p>
          </table:table-cell>
          <table:table-cell table:formula="of:=MEDIAN([.B44:.P44])" office:value-type="float" office:value="41">
            <text:p>41</text:p>
          </table:table-cell>
          <table:table-cell table:formula="of:=MODE([.B44:.P44])" office:value-type="float" office:value="0">
            <text:p>#ARVO!</text:p>
          </table:table-cell>
          <table:table-cell table:formula="of:=STDEV([.B44:.P44])" office:value-type="float" office:value="0">
            <text:p>#JAKO/0!</text:p>
          </table:table-cell>
          <table:table-cell table:formula="of:=[.A44]" office:value-type="string" office:string-value="Rice">
            <text:p>Rice</text:p>
          </table:table-cell>
          <table:table-cell table:number-columns-repeated="1002"/>
        </table:table-row>
        <table:table-row table:style-name="ro2">
          <table:table-cell office:value-type="string">
            <text:p>Rubber</text:p>
          </table:table-cell>
          <table:table-cell office:value-type="float" office:value="28">
            <text:p>28</text:p>
          </table:table-cell>
          <table:table-cell table:number-columns-repeated="14"/>
          <table:table-cell table:formula="of:=SUM([.B45:.P45])/COUNT([.B45:.P45])" office:value-type="float" office:value="28">
            <text:p>28</text:p>
          </table:table-cell>
          <table:table-cell table:formula="of:=[.Q45]/[.$B$8]" office:value-type="float" office:value="1.55555555555556">
            <text:p>1,56</text:p>
          </table:table-cell>
          <table:table-cell table:formula="of:=MEDIAN([.B45:.P45])" office:value-type="float" office:value="28">
            <text:p>28</text:p>
          </table:table-cell>
          <table:table-cell table:formula="of:=MODE([.B45:.P45])" office:value-type="float" office:value="0">
            <text:p>#ARVO!</text:p>
          </table:table-cell>
          <table:table-cell table:formula="of:=STDEV([.B45:.P45])" office:value-type="float" office:value="0">
            <text:p>#JAKO/0!</text:p>
          </table:table-cell>
          <table:table-cell table:formula="of:=[.A45]" office:value-type="string" office:string-value="Rubber">
            <text:p>Rubber</text:p>
          </table:table-cell>
          <table:table-cell table:number-columns-repeated="1002"/>
        </table:table-row>
        <table:table-row table:style-name="ro2">
          <table:table-cell office:value-type="string">
            <text:p>salt</text:p>
          </table:table-cell>
          <table:table-cell office:value-type="float" office:value="16">
            <text:p>16</text:p>
          </table:table-cell>
          <table:table-cell table:number-columns-repeated="14"/>
          <table:table-cell table:formula="of:=SUM([.B46:.P46])/COUNT([.B46:.P46])" office:value-type="float" office:value="16">
            <text:p>16</text:p>
          </table:table-cell>
          <table:table-cell table:formula="of:=[.Q46]/[.$B$8]" office:value-type="float" office:value="0.888888888888889">
            <text:p>0,89</text:p>
          </table:table-cell>
          <table:table-cell table:formula="of:=MEDIAN([.B46:.P46])" office:value-type="float" office:value="16">
            <text:p>16</text:p>
          </table:table-cell>
          <table:table-cell table:formula="of:=MODE([.B46:.P46])" office:value-type="float" office:value="0">
            <text:p>#ARVO!</text:p>
          </table:table-cell>
          <table:table-cell table:formula="of:=STDEV([.B46:.P46])" office:value-type="float" office:value="0">
            <text:p>#JAKO/0!</text:p>
          </table:table-cell>
          <table:table-cell table:formula="of:=[.A46]" office:value-type="string" office:string-value="salt">
            <text:p>salt</text:p>
          </table:table-cell>
          <table:table-cell table:number-columns-repeated="1002"/>
        </table:table-row>
        <table:table-row table:style-name="ro2">
          <table:table-cell office:value-type="string">
            <text:p>Sheep</text:p>
          </table:table-cell>
          <table:table-cell office:value-type="float" office:value="15">
            <text:p>15</text:p>
          </table:table-cell>
          <table:table-cell table:number-columns-repeated="14"/>
          <table:table-cell table:formula="of:=SUM([.B47:.P47])/COUNT([.B47:.P47])" office:value-type="float" office:value="15">
            <text:p>15</text:p>
          </table:table-cell>
          <table:table-cell table:formula="of:=[.Q47]/[.$B$8]" office:value-type="float" office:value="0.833333333333333">
            <text:p>0,83</text:p>
          </table:table-cell>
          <table:table-cell table:formula="of:=MEDIAN([.B47:.P47])" office:value-type="float" office:value="15">
            <text:p>15</text:p>
          </table:table-cell>
          <table:table-cell table:formula="of:=MODE([.B47:.P47])" office:value-type="float" office:value="0">
            <text:p>#ARVO!</text:p>
          </table:table-cell>
          <table:table-cell table:formula="of:=STDEV([.B47:.P47])" office:value-type="float" office:value="0">
            <text:p>#JAKO/0!</text:p>
          </table:table-cell>
          <table:table-cell table:formula="of:=[.A47]" office:value-type="string" office:string-value="Sheep">
            <text:p>Sheep</text:p>
          </table:table-cell>
          <table:table-cell table:number-columns-repeated="1002"/>
        </table:table-row>
        <table:table-row table:style-name="ro2">
          <table:table-cell office:value-type="string">
            <text:p>Shrimp</text:p>
          </table:table-cell>
          <table:table-cell office:value-type="float" office:value="48">
            <text:p>48</text:p>
          </table:table-cell>
          <table:table-cell table:number-columns-repeated="14"/>
          <table:table-cell table:formula="of:=SUM([.B48:.P48])/COUNT([.B48:.P48])" office:value-type="float" office:value="48">
            <text:p>48</text:p>
          </table:table-cell>
          <table:table-cell table:formula="of:=[.Q48]/[.$B$8]" office:value-type="float" office:value="2.66666666666667">
            <text:p>2,67</text:p>
          </table:table-cell>
          <table:table-cell table:formula="of:=MEDIAN([.B48:.P48])" office:value-type="float" office:value="48">
            <text:p>48</text:p>
          </table:table-cell>
          <table:table-cell table:formula="of:=MODE([.B48:.P48])" office:value-type="float" office:value="0">
            <text:p>#ARVO!</text:p>
          </table:table-cell>
          <table:table-cell table:formula="of:=STDEV([.B48:.P48])" office:value-type="float" office:value="0">
            <text:p>#JAKO/0!</text:p>
          </table:table-cell>
          <table:table-cell table:formula="of:=[.A48]" office:value-type="string" office:string-value="Shrimp">
            <text:p>Shrimp</text:p>
          </table:table-cell>
          <table:table-cell table:number-columns-repeated="1002"/>
        </table:table-row>
        <table:table-row table:style-name="ro2">
          <table:table-cell office:value-type="string">
            <text:p>Silver</text:p>
          </table:table-cell>
          <table:table-cell office:value-type="float" office:value="9">
            <text:p>9</text:p>
          </table:table-cell>
          <table:table-cell table:number-columns-repeated="14"/>
          <table:table-cell table:formula="of:=SUM([.B49:.P49])/COUNT([.B49:.P49])" office:value-type="float" office:value="9">
            <text:p>9</text:p>
          </table:table-cell>
          <table:table-cell table:formula="of:=[.Q49]/[.$B$8]" office:value-type="float" office:value="0.5">
            <text:p>0,5</text:p>
          </table:table-cell>
          <table:table-cell table:formula="of:=MEDIAN([.B49:.P49])" office:value-type="float" office:value="9">
            <text:p>9</text:p>
          </table:table-cell>
          <table:table-cell table:formula="of:=MODE([.B49:.P49])" office:value-type="float" office:value="0">
            <text:p>#ARVO!</text:p>
          </table:table-cell>
          <table:table-cell table:formula="of:=STDEV([.B49:.P49])" office:value-type="float" office:value="0">
            <text:p>#JAKO/0!</text:p>
          </table:table-cell>
          <table:table-cell table:formula="of:=[.A49]" office:value-type="string" office:string-value="Silver">
            <text:p>Silver</text:p>
          </table:table-cell>
          <table:table-cell table:number-columns-repeated="1002"/>
        </table:table-row>
        <table:table-row table:style-name="ro2">
          <table:table-cell office:value-type="string">
            <text:p>Spices</text:p>
          </table:table-cell>
          <table:table-cell office:value-type="float" office:value="14">
            <text:p>14</text:p>
          </table:table-cell>
          <table:table-cell table:number-columns-repeated="14"/>
          <table:table-cell table:formula="of:=SUM([.B50:.P50])/COUNT([.B50:.P50])" office:value-type="float" office:value="14">
            <text:p>14</text:p>
          </table:table-cell>
          <table:table-cell table:formula="of:=[.Q50]/[.$B$8]" office:value-type="float" office:value="0.777777777777778">
            <text:p>0,78</text:p>
          </table:table-cell>
          <table:table-cell table:formula="of:=MEDIAN([.B50:.P50])" office:value-type="float" office:value="14">
            <text:p>14</text:p>
          </table:table-cell>
          <table:table-cell table:formula="of:=MODE([.B50:.P50])" office:value-type="float" office:value="0">
            <text:p>#ARVO!</text:p>
          </table:table-cell>
          <table:table-cell table:formula="of:=STDEV([.B50:.P50])" office:value-type="float" office:value="0">
            <text:p>#JAKO/0!</text:p>
          </table:table-cell>
          <table:table-cell table:formula="of:=[.A50]" office:value-type="string" office:string-value="Spices">
            <text:p>Spices</text:p>
          </table:table-cell>
          <table:table-cell table:number-columns-repeated="1002"/>
        </table:table-row>
        <table:table-row table:style-name="ro2">
          <table:table-cell office:value-type="string">
            <text:p>Stone</text:p>
          </table:table-cell>
          <table:table-cell office:value-type="float" office:value="9">
            <text:p>9</text:p>
          </table:table-cell>
          <table:table-cell table:number-columns-repeated="14"/>
          <table:table-cell table:formula="of:=SUM([.B51:.P51])/COUNT([.B51:.P51])" office:value-type="float" office:value="9">
            <text:p>9</text:p>
          </table:table-cell>
          <table:table-cell table:formula="of:=[.Q51]/[.$B$8]" office:value-type="float" office:value="0.5">
            <text:p>0,5</text:p>
          </table:table-cell>
          <table:table-cell table:formula="of:=MEDIAN([.B51:.P51])" office:value-type="float" office:value="9">
            <text:p>9</text:p>
          </table:table-cell>
          <table:table-cell table:formula="of:=MODE([.B51:.P51])" office:value-type="float" office:value="0">
            <text:p>#ARVO!</text:p>
          </table:table-cell>
          <table:table-cell table:formula="of:=STDEV([.B51:.P51])" office:value-type="float" office:value="0">
            <text:p>#JAKO/0!</text:p>
          </table:table-cell>
          <table:table-cell table:formula="of:=[.A51]" office:value-type="string" office:string-value="Stone">
            <text:p>Stone</text:p>
          </table:table-cell>
          <table:table-cell table:number-columns-repeated="1002"/>
        </table:table-row>
        <table:table-row table:style-name="ro2">
          <table:table-cell office:value-type="string">
            <text:p>Sugar</text:p>
          </table:table-cell>
          <table:table-cell office:value-type="float" office:value="5">
            <text:p>5</text:p>
          </table:table-cell>
          <table:table-cell table:number-columns-repeated="14"/>
          <table:table-cell table:formula="of:=SUM([.B52:.P52])/COUNT([.B52:.P52])" office:value-type="float" office:value="5">
            <text:p>5</text:p>
          </table:table-cell>
          <table:table-cell table:formula="of:=[.Q52]/[.$B$8]" office:value-type="float" office:value="0.277777777777778">
            <text:p>0,28</text:p>
          </table:table-cell>
          <table:table-cell table:formula="of:=MEDIAN([.B52:.P52])" office:value-type="float" office:value="5">
            <text:p>5</text:p>
          </table:table-cell>
          <table:table-cell table:formula="of:=MODE([.B52:.P52])" office:value-type="float" office:value="0">
            <text:p>#ARVO!</text:p>
          </table:table-cell>
          <table:table-cell table:formula="of:=STDEV([.B52:.P52])" office:value-type="float" office:value="0">
            <text:p>#JAKO/0!</text:p>
          </table:table-cell>
          <table:table-cell table:formula="of:=[.A52]" office:value-type="string" office:string-value="Sugar">
            <text:p>Sugar</text:p>
          </table:table-cell>
          <table:table-cell table:number-columns-repeated="1002"/>
        </table:table-row>
        <table:table-row table:style-name="ro2">
          <table:table-cell office:value-type="string">
            <text:p>Sulphur</text:p>
          </table:table-cell>
          <table:table-cell office:value-type="float" office:value="22">
            <text:p>22</text:p>
          </table:table-cell>
          <table:table-cell table:number-columns-repeated="14"/>
          <table:table-cell table:formula="of:=SUM([.B53:.P53])/COUNT([.B53:.P53])" office:value-type="float" office:value="22">
            <text:p>22</text:p>
          </table:table-cell>
          <table:table-cell table:formula="of:=[.Q53]/[.$B$8]" office:value-type="float" office:value="1.22222222222222">
            <text:p>1,22</text:p>
          </table:table-cell>
          <table:table-cell table:formula="of:=MEDIAN([.B53:.P53])" office:value-type="float" office:value="22">
            <text:p>22</text:p>
          </table:table-cell>
          <table:table-cell table:formula="of:=MODE([.B53:.P53])" office:value-type="float" office:value="0">
            <text:p>#ARVO!</text:p>
          </table:table-cell>
          <table:table-cell table:formula="of:=STDEV([.B53:.P53])" office:value-type="float" office:value="0">
            <text:p>#JAKO/0!</text:p>
          </table:table-cell>
          <table:table-cell table:formula="of:=[.A53]" office:value-type="string" office:string-value="Sulphur">
            <text:p>Sulphur</text:p>
          </table:table-cell>
          <table:table-cell table:number-columns-repeated="1002"/>
        </table:table-row>
        <table:table-row table:style-name="ro2">
          <table:table-cell office:value-type="string">
            <text:p>Tea</text:p>
          </table:table-cell>
          <table:table-cell office:value-type="float" office:value="1">
            <text:p>1</text:p>
          </table:table-cell>
          <table:table-cell table:number-columns-repeated="14"/>
          <table:table-cell table:formula="of:=SUM([.B54:.P54])/COUNT([.B54:.P54])" office:value-type="float" office:value="1">
            <text:p>1</text:p>
          </table:table-cell>
          <table:table-cell table:formula="of:=[.Q54]/[.$B$8]" office:value-type="float" office:value="0.0555555555555556">
            <text:p>0,06</text:p>
          </table:table-cell>
          <table:table-cell table:formula="of:=MEDIAN([.B54:.P54])" office:value-type="float" office:value="1">
            <text:p>1</text:p>
          </table:table-cell>
          <table:table-cell table:formula="of:=MODE([.B54:.P54])" office:value-type="float" office:value="0">
            <text:p>#ARVO!</text:p>
          </table:table-cell>
          <table:table-cell table:formula="of:=STDEV([.B54:.P54])" office:value-type="float" office:value="0">
            <text:p>#JAKO/0!</text:p>
          </table:table-cell>
          <table:table-cell table:formula="of:=[.A54]" office:value-type="string" office:string-value="Tea">
            <text:p>Tea</text:p>
          </table:table-cell>
          <table:table-cell table:number-columns-repeated="1002"/>
        </table:table-row>
        <table:table-row table:style-name="ro2">
          <table:table-cell office:value-type="string">
            <text:p>Uranium</text:p>
          </table:table-cell>
          <table:table-cell office:value-type="float" office:value="19">
            <text:p>19</text:p>
          </table:table-cell>
          <table:table-cell table:number-columns-repeated="14"/>
          <table:table-cell table:formula="of:=SUM([.B55:.P55])/COUNT([.B55:.P55])" office:value-type="float" office:value="19">
            <text:p>19</text:p>
          </table:table-cell>
          <table:table-cell table:formula="of:=[.Q55]/[.$B$8]" office:value-type="float" office:value="1.05555555555556">
            <text:p>1,06</text:p>
          </table:table-cell>
          <table:table-cell table:formula="of:=MEDIAN([.B55:.P55])" office:value-type="float" office:value="19">
            <text:p>19</text:p>
          </table:table-cell>
          <table:table-cell table:formula="of:=MODE([.B55:.P55])" office:value-type="float" office:value="0">
            <text:p>#ARVO!</text:p>
          </table:table-cell>
          <table:table-cell table:formula="of:=STDEV([.B55:.P55])" office:value-type="float" office:value="0">
            <text:p>#JAKO/0!</text:p>
          </table:table-cell>
          <table:table-cell table:formula="of:=[.A55]" office:value-type="string" office:string-value="Uranium">
            <text:p>Uranium</text:p>
          </table:table-cell>
          <table:table-cell table:number-columns-repeated="1002"/>
        </table:table-row>
        <table:table-row table:style-name="ro2">
          <table:table-cell office:value-type="string">
            <text:p>Whale</text:p>
          </table:table-cell>
          <table:table-cell office:value-type="float" office:value="12">
            <text:p>12</text:p>
          </table:table-cell>
          <table:table-cell table:number-columns-repeated="14"/>
          <table:table-cell table:formula="of:=SUM([.B56:.P56])/COUNT([.B56:.P56])" office:value-type="float" office:value="12">
            <text:p>12</text:p>
          </table:table-cell>
          <table:table-cell table:formula="of:=[.Q56]/[.$B$8]" office:value-type="float" office:value="0.666666666666667">
            <text:p>0,67</text:p>
          </table:table-cell>
          <table:table-cell table:formula="of:=MEDIAN([.B56:.P56])" office:value-type="float" office:value="12">
            <text:p>12</text:p>
          </table:table-cell>
          <table:table-cell table:formula="of:=MODE([.B56:.P56])" office:value-type="float" office:value="0">
            <text:p>#ARVO!</text:p>
          </table:table-cell>
          <table:table-cell table:formula="of:=STDEV([.B56:.P56])" office:value-type="float" office:value="0">
            <text:p>#JAKO/0!</text:p>
          </table:table-cell>
          <table:table-cell table:formula="of:=[.A56]" office:value-type="string" office:string-value="Whale">
            <text:p>Whale</text:p>
          </table:table-cell>
          <table:table-cell table:number-columns-repeated="1002"/>
        </table:table-row>
        <table:table-row table:style-name="ro2"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14"/>
          <table:table-cell table:formula="of:=SUM([.B57:.P57])/COUNT([.B57:.P57])" office:value-type="float" office:value="1">
            <text:p>1</text:p>
          </table:table-cell>
          <table:table-cell table:formula="of:=[.Q57]/[.$B$8]" office:value-type="float" office:value="0.0555555555555556">
            <text:p>0,06</text:p>
          </table:table-cell>
          <table:table-cell table:formula="of:=MEDIAN([.B57:.P57])" office:value-type="float" office:value="1">
            <text:p>1</text:p>
          </table:table-cell>
          <table:table-cell table:formula="of:=MODE([.B57:.P57])" office:value-type="float" office:value="0">
            <text:p>#ARVO!</text:p>
          </table:table-cell>
          <table:table-cell table:formula="of:=STDEV([.B57:.P57])" office:value-type="float" office:value="0">
            <text:p>#JAKO/0!</text:p>
          </table:table-cell>
          <table:table-cell table:formula="of:=[.A57]" office:value-type="string" office:string-value="Wheat">
            <text:p>Wheat</text:p>
          </table:table-cell>
          <table:table-cell table:number-columns-repeated="1002"/>
        </table:table-row>
        <table:table-row table:style-name="ro2">
          <table:table-cell office:value-type="string">
            <text:p>Wine</text:p>
          </table:table-cell>
          <table:table-cell office:value-type="float" office:value="6">
            <text:p>6</text:p>
          </table:table-cell>
          <table:table-cell table:number-columns-repeated="14"/>
          <table:table-cell table:formula="of:=SUM([.B58:.P58])/COUNT([.B58:.P58])" office:value-type="float" office:value="6">
            <text:p>6</text:p>
          </table:table-cell>
          <table:table-cell table:formula="of:=[.Q58]/[.$B$8]" office:value-type="float" office:value="0.333333333333333">
            <text:p>0,33</text:p>
          </table:table-cell>
          <table:table-cell table:formula="of:=MEDIAN([.B58:.P58])" office:value-type="float" office:value="6">
            <text:p>6</text:p>
          </table:table-cell>
          <table:table-cell table:formula="of:=MODE([.B58:.P58])" office:value-type="float" office:value="0">
            <text:p>#ARVO!</text:p>
          </table:table-cell>
          <table:table-cell table:formula="of:=STDEV([.B58:.P58])" office:value-type="float" office:value="0">
            <text:p>#JAKO/0!</text:p>
          </table:table-cell>
          <table:table-cell table:formula="of:=[.A58]" office:value-type="string" office:string-value="Wine">
            <text:p>Wine</text:p>
          </table:table-cell>
          <table:table-cell table:number-columns-repeated="1002"/>
        </table:table-row>
        <table:table-row table:style-name="ro2">
          <table:table-cell table:style-name="ce30" office:value-type="string">
            <text:p>Total</text:p>
          </table:table-cell>
          <table:table-cell table:style-name="ce30" table:formula="of:=SUM([.B11:.B58])" office:value-type="float" office:value="810">
            <text:p>810</text:p>
          </table:table-cell>
          <table:table-cell table:style-name="ce30" table:formula="of:=SUM([.C11:.C58])" office:value-type="float" office:value="0">
            <text:p>0</text:p>
          </table:table-cell>
          <table:table-cell table:style-name="ce30" table:formula="of:=SUM([.D11:.D58])" office:value-type="float" office:value="0">
            <text:p>0</text:p>
          </table:table-cell>
          <table:table-cell table:style-name="ce30" table:formula="of:=SUM([.E11:.E58])" office:value-type="float" office:value="0">
            <text:p>0</text:p>
          </table:table-cell>
          <table:table-cell table:style-name="ce30" table:formula="of:=SUM([.F11:.F58])" office:value-type="float" office:value="0">
            <text:p>0</text:p>
          </table:table-cell>
          <table:table-cell table:style-name="ce30" table:formula="of:=SUM([.G11:.G58])" office:value-type="float" office:value="0">
            <text:p>0</text:p>
          </table:table-cell>
          <table:table-cell table:style-name="ce30" table:formula="of:=SUM([.H11:.H58])" office:value-type="float" office:value="0">
            <text:p>0</text:p>
          </table:table-cell>
          <table:table-cell table:style-name="ce30" table:formula="of:=SUM([.I11:.I58])" office:value-type="float" office:value="0">
            <text:p>0</text:p>
          </table:table-cell>
          <table:table-cell table:style-name="ce30" table:formula="of:=SUM([.J11:.J58])" office:value-type="float" office:value="0">
            <text:p>0</text:p>
          </table:table-cell>
          <table:table-cell table:style-name="ce30" table:formula="of:=SUM([.K11:.K58])" office:value-type="float" office:value="0">
            <text:p>0</text:p>
          </table:table-cell>
          <table:table-cell table:style-name="ce30" table:formula="of:=SUM([.L11:.L58])" office:value-type="float" office:value="0">
            <text:p>0</text:p>
          </table:table-cell>
          <table:table-cell table:style-name="ce30" table:formula="of:=SUM([.M11:.M58])" office:value-type="float" office:value="0">
            <text:p>0</text:p>
          </table:table-cell>
          <table:table-cell table:style-name="ce30" table:formula="of:=SUM([.N11:.N58])" office:value-type="float" office:value="0">
            <text:p>0</text:p>
          </table:table-cell>
          <table:table-cell table:style-name="ce30" table:formula="of:=SUM([.O11:.O58])" office:value-type="float" office:value="0">
            <text:p>0</text:p>
          </table:table-cell>
          <table:table-cell table:style-name="ce30" table:formula="of:=SUM([.P11:.P58])" office:value-type="float" office:value="0">
            <text:p>0</text:p>
          </table:table-cell>
          <table:table-cell table:style-name="ce30" table:formula="of:=SUM([.Q11:.Q58])" office:value-type="float" office:value="810">
            <text:p>810</text:p>
          </table:table-cell>
          <table:table-cell table:style-name="ce30"/>
          <table:table-cell table:style-name="ce30" table:formula="of:=SUM([.S11:.S58])" office:value-type="float" office:value="810">
            <text:p>810</text:p>
          </table:table-cell>
          <table:table-cell table:style-name="ce30" table:number-columns-repeated="1005"/>
        </table:table-row>
      </table:table>
      <table:table table:name="Giganti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ce29"/>
        <table:table-column table:style-name="co5" table:default-cell-style-name="ce29"/>
        <table:table-column table:style-name="co7" table:default-cell-style-name="ce29"/>
        <table:table-column table:style-name="co20" table:default-cell-style-name="ce33"/>
        <table:table-column table:style-name="co3" table:number-columns-repeated="1002" table:default-cell-style-name="Default"/>
        <table:table-row table:style-name="ro1">
          <table:table-cell table:style-name="ce25" office:value-type="string">
            <text:p>Resource counts on various map types and sizes at the game start</text:p>
          </table:table-cell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1">
          <table:table-cell table:style-name="ce25"/>
          <table:table-cell table:number-columns-repeated="17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 office:value-type="string">
            <text:p>size:</text:p>
          </table:table-cell>
          <table:table-cell table:style-name="ce27" office:value-type="string">
            <text:p>Gigantic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6"/>
          <table:table-cell table:style-name="ce27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number-columns-repeated="15" table:style-name="ce31" office:value-type="string">
            <text:p>Mapscript</text:p>
          </table:table-cell>
          <table:table-cell table:number-columns-repeated="2"/>
          <table:table-cell table:style-name="Default" table:number-columns-repeated="4"/>
          <table:table-cell table:number-columns-repeated="1002"/>
        </table:table-row>
        <table:table-row table:style-name="ro2">
          <table:table-cell/>
          <table:table-cell table:style-name="ce32" office:value-type="string">
            <text:p>Smartmap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7" table:number-columns-repeated="2"/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office:value-type="string">
            <text:p>Default players</text:p>
          </table:table-cell>
          <table:table-cell office:value-type="float" office:value="24">
            <text:p>24</text:p>
          </table:table-cell>
          <table:table-cell table:number-columns-repeated="16"/>
          <table:table-cell table:style-name="Default" table:number-columns-repeated="4"/>
          <table:table-cell table:number-columns-repeated="1002"/>
        </table:table-row>
        <table:table-row table:style-name="ro2">
          <table:table-cell table:number-columns-repeated="18"/>
          <table:table-cell table:style-name="Default" table:number-columns-repeated="4"/>
          <table:table-cell table:number-columns-repeated="1002"/>
        </table:table-row>
        <table:table-row table:style-name="ro2">
          <table:table-cell table:style-name="ce28" office:value-type="string">
            <text:p>Resource</text:p>
          </table:table-cell>
          <table:table-cell table:number-columns-repeated="15" table:style-name="ce33" office:value-type="string">
            <text:p>count</text:p>
          </table:table-cell>
          <table:table-cell table:style-name="ce33" office:value-type="string">
            <text:p>Average count</text:p>
          </table:table-cell>
          <table:table-cell table:style-name="ce33" office:value-type="string">
            <text:p>per player</text:p>
          </table:table-cell>
          <table:table-cell table:style-name="ce33" office:value-type="string">
            <text:p>Median</text:p>
          </table:table-cell>
          <table:table-cell table:style-name="ce33" office:value-type="string">
            <text:p>Mode</text:p>
          </table:table-cell>
          <table:table-cell table:style-name="ce33" office:value-type="string">
            <text:p>STDev</text:p>
          </table:table-cell>
          <table:table-cell office:value-type="string">
            <text:p>Resource name</text:p>
          </table:table-cell>
          <table:table-cell table:number-columns-repeated="1002"/>
        </table:table-row>
        <table:table-row table:style-name="ro2">
          <table:table-cell table:style-name="ce29" office:value-type="string">
            <text:p>Ancient relics</text:p>
          </table:table-cell>
          <table:table-cell table:style-name="ce29" office:value-type="float" office:value="19">
            <text:p>19</text:p>
          </table:table-cell>
          <table:table-cell table:style-name="ce29" table:number-columns-repeated="14"/>
          <table:table-cell table:style-name="ce29" table:formula="of:=SUM([.B11:.P11])/COUNT([.B11:.P11])" office:value-type="float" office:value="19">
            <text:p>19</text:p>
          </table:table-cell>
          <table:table-cell table:style-name="ce29" table:formula="of:=[.Q11]/[.$B$8]" office:value-type="float" office:value="0.791666666666667">
            <text:p>0,79</text:p>
          </table:table-cell>
          <table:table-cell table:formula="of:=MEDIAN([.B11:.P11])" office:value-type="float" office:value="19">
            <text:p>19</text:p>
          </table:table-cell>
          <table:table-cell table:formula="of:=MODE([.B11:.P11])" office:value-type="float" office:value="0">
            <text:p>#ARVO!</text:p>
          </table:table-cell>
          <table:table-cell table:formula="of:=STDEV([.B11:.P11])" office:value-type="float" office:value="0">
            <text:p>#JAKO/0!</text:p>
          </table:table-cell>
          <table:table-cell table:style-name="ce34" table:formula="of:=[.A11]" office:value-type="string" office:string-value="Ancient relics">
            <text:p>Ancient relics</text:p>
          </table:table-cell>
          <table:table-cell table:style-name="ce29" table:number-columns-repeated="1002"/>
        </table:table-row>
        <table:table-row table:style-name="ro2">
          <table:table-cell office:value-type="string">
            <text:p>Apple</text:p>
          </table:table-cell>
          <table:table-cell office:value-type="float" office:value="12">
            <text:p>12</text:p>
          </table:table-cell>
          <table:table-cell table:number-columns-repeated="14"/>
          <table:table-cell table:formula="of:=SUM([.B12:.P12])/COUNT([.B12:.P12])" office:value-type="float" office:value="12">
            <text:p>12</text:p>
          </table:table-cell>
          <table:table-cell table:formula="of:=[.Q12]/[.$B$8]" office:value-type="float" office:value="0.5">
            <text:p>0,5</text:p>
          </table:table-cell>
          <table:table-cell table:formula="of:=MEDIAN([.B12:.P12])" office:value-type="float" office:value="12">
            <text:p>12</text:p>
          </table:table-cell>
          <table:table-cell table:formula="of:=MODE([.B12:.P12])" office:value-type="float" office:value="0">
            <text:p>#ARVO!</text:p>
          </table:table-cell>
          <table:table-cell table:formula="of:=STDEV([.B12:.P12])" office:value-type="float" office:value="0">
            <text:p>#JAKO/0!</text:p>
          </table:table-cell>
          <table:table-cell table:formula="of:=[.A12]" office:value-type="string" office:string-value="Apple">
            <text:p>Apple</text:p>
          </table:table-cell>
          <table:table-cell table:number-columns-repeated="1002"/>
        </table:table-row>
        <table:table-row table:style-name="ro2">
          <table:table-cell office:value-type="string">
            <text:p>Banana</text:p>
          </table:table-cell>
          <table:table-cell office:value-type="float" office:value="12">
            <text:p>12</text:p>
          </table:table-cell>
          <table:table-cell table:number-columns-repeated="14"/>
          <table:table-cell table:formula="of:=SUM([.B13:.P13])/COUNT([.B13:.P13])" office:value-type="float" office:value="12">
            <text:p>12</text:p>
          </table:table-cell>
          <table:table-cell table:formula="of:=[.Q13]/[.$B$8]" office:value-type="float" office:value="0.5">
            <text:p>0,5</text:p>
          </table:table-cell>
          <table:table-cell table:formula="of:=MEDIAN([.B13:.P13])" office:value-type="float" office:value="12">
            <text:p>12</text:p>
          </table:table-cell>
          <table:table-cell table:formula="of:=MODE([.B13:.P13])" office:value-type="float" office:value="0">
            <text:p>#ARVO!</text:p>
          </table:table-cell>
          <table:table-cell table:formula="of:=STDEV([.B13:.P13])" office:value-type="float" office:value="0">
            <text:p>#JAKO/0!</text:p>
          </table:table-cell>
          <table:table-cell table:formula="of:=[.A13]" office:value-type="string" office:string-value="Banana">
            <text:p>Banana</text:p>
          </table:table-cell>
          <table:table-cell table:number-columns-repeated="1002"/>
        </table:table-row>
        <table:table-row table:style-name="ro2">
          <table:table-cell office:value-type="string">
            <text:p>Bauxite</text:p>
          </table:table-cell>
          <table:table-cell office:value-type="float" office:value="27">
            <text:p>27</text:p>
          </table:table-cell>
          <table:table-cell table:number-columns-repeated="14"/>
          <table:table-cell table:formula="of:=SUM([.B14:.P14])/COUNT([.B14:.P14])" office:value-type="float" office:value="27">
            <text:p>27</text:p>
          </table:table-cell>
          <table:table-cell table:formula="of:=[.Q14]/[.$B$8]" office:value-type="float" office:value="1.125">
            <text:p>1,13</text:p>
          </table:table-cell>
          <table:table-cell table:formula="of:=MEDIAN([.B14:.P14])" office:value-type="float" office:value="27">
            <text:p>27</text:p>
          </table:table-cell>
          <table:table-cell table:formula="of:=MODE([.B14:.P14])" office:value-type="float" office:value="0">
            <text:p>#ARVO!</text:p>
          </table:table-cell>
          <table:table-cell table:formula="of:=STDEV([.B14:.P14])" office:value-type="float" office:value="0">
            <text:p>#JAKO/0!</text:p>
          </table:table-cell>
          <table:table-cell table:formula="of:=[.A14]" office:value-type="string" office:string-value="Bauxite">
            <text:p>Bauxite</text:p>
          </table:table-cell>
          <table:table-cell table:number-columns-repeated="1002"/>
        </table:table-row>
        <table:table-row table:style-name="ro2">
          <table:table-cell office:value-type="string">
            <text:p>Clam</text:p>
          </table:table-cell>
          <table:table-cell office:value-type="float" office:value="41">
            <text:p>41</text:p>
          </table:table-cell>
          <table:table-cell table:number-columns-repeated="14"/>
          <table:table-cell table:formula="of:=SUM([.B15:.P15])/COUNT([.B15:.P15])" office:value-type="float" office:value="41">
            <text:p>41</text:p>
          </table:table-cell>
          <table:table-cell table:formula="of:=[.Q15]/[.$B$8]" office:value-type="float" office:value="1.70833333333333">
            <text:p>1,71</text:p>
          </table:table-cell>
          <table:table-cell table:formula="of:=MEDIAN([.B15:.P15])" office:value-type="float" office:value="41">
            <text:p>41</text:p>
          </table:table-cell>
          <table:table-cell table:formula="of:=MODE([.B15:.P15])" office:value-type="float" office:value="0">
            <text:p>#ARVO!</text:p>
          </table:table-cell>
          <table:table-cell table:formula="of:=STDEV([.B15:.P15])" office:value-type="float" office:value="0">
            <text:p>#JAKO/0!</text:p>
          </table:table-cell>
          <table:table-cell table:formula="of:=[.A15]" office:value-type="string" office:string-value="Clam">
            <text:p>Clam</text:p>
          </table:table-cell>
          <table:table-cell table:number-columns-repeated="1002"/>
        </table:table-row>
        <table:table-row table:style-name="ro2">
          <table:table-cell office:value-type="string">
            <text:p>Coal</text:p>
          </table:table-cell>
          <table:table-cell office:value-type="float" office:value="26">
            <text:p>26</text:p>
          </table:table-cell>
          <table:table-cell table:number-columns-repeated="14"/>
          <table:table-cell table:formula="of:=SUM([.B16:.P16])/COUNT([.B16:.P16])" office:value-type="float" office:value="26">
            <text:p>26</text:p>
          </table:table-cell>
          <table:table-cell table:formula="of:=[.Q16]/[.$B$8]" office:value-type="float" office:value="1.08333333333333">
            <text:p>1,08</text:p>
          </table:table-cell>
          <table:table-cell table:formula="of:=MEDIAN([.B16:.P16])" office:value-type="float" office:value="26">
            <text:p>26</text:p>
          </table:table-cell>
          <table:table-cell table:formula="of:=MODE([.B16:.P16])" office:value-type="float" office:value="0">
            <text:p>#ARVO!</text:p>
          </table:table-cell>
          <table:table-cell table:formula="of:=STDEV([.B16:.P16])" office:value-type="float" office:value="0">
            <text:p>#JAKO/0!</text:p>
          </table:table-cell>
          <table:table-cell table:formula="of:=[.A16]" office:value-type="string" office:string-value="Coal">
            <text:p>Coal</text:p>
          </table:table-cell>
          <table:table-cell table:number-columns-repeated="1002"/>
        </table:table-row>
        <table:table-row table:style-name="ro2">
          <table:table-cell office:value-type="string">
            <text:p>Coffee</text:p>
          </table:table-cell>
          <table:table-cell office:value-type="float" office:value="0">
            <text:p>0</text:p>
          </table:table-cell>
          <table:table-cell table:number-columns-repeated="14"/>
          <table:table-cell table:formula="of:=SUM([.B17:.P17])/COUNT([.B17:.P17])" office:value-type="float" office:value="0">
            <text:p>0</text:p>
          </table:table-cell>
          <table:table-cell table:formula="of:=[.Q17]/[.$B$8]" office:value-type="float" office:value="0">
            <text:p>0</text:p>
          </table:table-cell>
          <table:table-cell table:formula="of:=MEDIAN([.B17:.P17])" office:value-type="float" office:value="0">
            <text:p>0</text:p>
          </table:table-cell>
          <table:table-cell table:formula="of:=MODE([.B17:.P17])" office:value-type="float" office:value="0">
            <text:p>#ARVO!</text:p>
          </table:table-cell>
          <table:table-cell table:formula="of:=STDEV([.B17:.P17])" office:value-type="float" office:value="0">
            <text:p>#JAKO/0!</text:p>
          </table:table-cell>
          <table:table-cell table:formula="of:=[.A17]" office:value-type="string" office:string-value="Coffee">
            <text:p>Coffee</text:p>
          </table:table-cell>
          <table:table-cell table:number-columns-repeated="1002"/>
        </table:table-row>
        <table:table-row table:style-name="ro2">
          <table:table-cell office:value-type="string">
            <text:p>Copper</text:p>
          </table:table-cell>
          <table:table-cell office:value-type="float" office:value="37">
            <text:p>37</text:p>
          </table:table-cell>
          <table:table-cell table:number-columns-repeated="14"/>
          <table:table-cell table:formula="of:=SUM([.B18:.P18])/COUNT([.B18:.P18])" office:value-type="float" office:value="37">
            <text:p>37</text:p>
          </table:table-cell>
          <table:table-cell table:formula="of:=[.Q18]/[.$B$8]" office:value-type="float" office:value="1.54166666666667">
            <text:p>1,54</text:p>
          </table:table-cell>
          <table:table-cell table:formula="of:=MEDIAN([.B18:.P18])" office:value-type="float" office:value="37">
            <text:p>37</text:p>
          </table:table-cell>
          <table:table-cell table:formula="of:=MODE([.B18:.P18])" office:value-type="float" office:value="0">
            <text:p>#ARVO!</text:p>
          </table:table-cell>
          <table:table-cell table:formula="of:=STDEV([.B18:.P18])" office:value-type="float" office:value="0">
            <text:p>#JAKO/0!</text:p>
          </table:table-cell>
          <table:table-cell table:formula="of:=[.A18]" office:value-type="string" office:string-value="Copper">
            <text:p>Copper</text:p>
          </table:table-cell>
          <table:table-cell table:number-columns-repeated="1002"/>
        </table:table-row>
        <table:table-row table:style-name="ro2">
          <table:table-cell office:value-type="string">
            <text:p>Corn</text:p>
          </table:table-cell>
          <table:table-cell office:value-type="float" office:value="26">
            <text:p>26</text:p>
          </table:table-cell>
          <table:table-cell table:number-columns-repeated="14"/>
          <table:table-cell table:formula="of:=SUM([.B19:.P19])/COUNT([.B19:.P19])" office:value-type="float" office:value="26">
            <text:p>26</text:p>
          </table:table-cell>
          <table:table-cell table:formula="of:=[.Q19]/[.$B$8]" office:value-type="float" office:value="1.08333333333333">
            <text:p>1,08</text:p>
          </table:table-cell>
          <table:table-cell table:formula="of:=MEDIAN([.B19:.P19])" office:value-type="float" office:value="26">
            <text:p>26</text:p>
          </table:table-cell>
          <table:table-cell table:formula="of:=MODE([.B19:.P19])" office:value-type="float" office:value="0">
            <text:p>#ARVO!</text:p>
          </table:table-cell>
          <table:table-cell table:formula="of:=STDEV([.B19:.P19])" office:value-type="float" office:value="0">
            <text:p>#JAKO/0!</text:p>
          </table:table-cell>
          <table:table-cell table:formula="of:=[.A19]" office:value-type="string" office:string-value="Corn">
            <text:p>Corn</text:p>
          </table:table-cell>
          <table:table-cell table:number-columns-repeated="1002"/>
        </table:table-row>
        <table:table-row table:style-name="ro2">
          <table:table-cell office:value-type="string">
            <text:p>Cotton</text:p>
          </table:table-cell>
          <table:table-cell office:value-type="float" office:value="18">
            <text:p>18</text:p>
          </table:table-cell>
          <table:table-cell table:number-columns-repeated="14"/>
          <table:table-cell table:formula="of:=SUM([.B20:.P20])/COUNT([.B20:.P20])" office:value-type="float" office:value="18">
            <text:p>18</text:p>
          </table:table-cell>
          <table:table-cell table:formula="of:=[.Q20]/[.$B$8]" office:value-type="float" office:value="0.75">
            <text:p>0,75</text:p>
          </table:table-cell>
          <table:table-cell table:formula="of:=MEDIAN([.B20:.P20])" office:value-type="float" office:value="18">
            <text:p>18</text:p>
          </table:table-cell>
          <table:table-cell table:formula="of:=MODE([.B20:.P20])" office:value-type="float" office:value="0">
            <text:p>#ARVO!</text:p>
          </table:table-cell>
          <table:table-cell table:formula="of:=STDEV([.B20:.P20])" office:value-type="float" office:value="0">
            <text:p>#JAKO/0!</text:p>
          </table:table-cell>
          <table:table-cell table:formula="of:=[.A20]" office:value-type="string" office:string-value="Cotton">
            <text:p>Cotton</text:p>
          </table:table-cell>
          <table:table-cell table:number-columns-repeated="1002"/>
        </table:table-row>
        <table:table-row table:style-name="ro2">
          <table:table-cell office:value-type="string">
            <text:p>Cow</text:p>
          </table:table-cell>
          <table:table-cell office:value-type="float" office:value="21">
            <text:p>21</text:p>
          </table:table-cell>
          <table:table-cell table:number-columns-repeated="14"/>
          <table:table-cell table:formula="of:=SUM([.B21:.P21])/COUNT([.B21:.P21])" office:value-type="float" office:value="21">
            <text:p>21</text:p>
          </table:table-cell>
          <table:table-cell table:formula="of:=[.Q21]/[.$B$8]" office:value-type="float" office:value="0.875">
            <text:p>0,88</text:p>
          </table:table-cell>
          <table:table-cell table:formula="of:=MEDIAN([.B21:.P21])" office:value-type="float" office:value="21">
            <text:p>21</text:p>
          </table:table-cell>
          <table:table-cell table:formula="of:=MODE([.B21:.P21])" office:value-type="float" office:value="0">
            <text:p>#ARVO!</text:p>
          </table:table-cell>
          <table:table-cell table:formula="of:=STDEV([.B21:.P21])" office:value-type="float" office:value="0">
            <text:p>#JAKO/0!</text:p>
          </table:table-cell>
          <table:table-cell table:formula="of:=[.A21]" office:value-type="string" office:string-value="Cow">
            <text:p>Cow</text:p>
          </table:table-cell>
          <table:table-cell table:number-columns-repeated="1002"/>
        </table:table-row>
        <table:table-row table:style-name="ro2">
          <table:table-cell office:value-type="string">
            <text:p>Crab</text:p>
          </table:table-cell>
          <table:table-cell office:value-type="float" office:value="19">
            <text:p>19</text:p>
          </table:table-cell>
          <table:table-cell table:number-columns-repeated="14"/>
          <table:table-cell table:formula="of:=SUM([.B22:.P22])/COUNT([.B22:.P22])" office:value-type="float" office:value="19">
            <text:p>19</text:p>
          </table:table-cell>
          <table:table-cell table:formula="of:=[.Q22]/[.$B$8]" office:value-type="float" office:value="0.791666666666667">
            <text:p>0,79</text:p>
          </table:table-cell>
          <table:table-cell table:formula="of:=MEDIAN([.B22:.P22])" office:value-type="float" office:value="19">
            <text:p>19</text:p>
          </table:table-cell>
          <table:table-cell table:formula="of:=MODE([.B22:.P22])" office:value-type="float" office:value="0">
            <text:p>#ARVO!</text:p>
          </table:table-cell>
          <table:table-cell table:formula="of:=STDEV([.B22:.P22])" office:value-type="float" office:value="0">
            <text:p>#JAKO/0!</text:p>
          </table:table-cell>
          <table:table-cell table:formula="of:=[.A22]" office:value-type="string" office:string-value="Crab">
            <text:p>Crab</text:p>
          </table:table-cell>
          <table:table-cell table:number-columns-repeated="1002"/>
        </table:table-row>
        <table:table-row table:style-name="ro2">
          <table:table-cell office:value-type="string">
            <text:p>Deer</text:p>
          </table:table-cell>
          <table:table-cell office:value-type="float" office:value="12">
            <text:p>12</text:p>
          </table:table-cell>
          <table:table-cell table:number-columns-repeated="14"/>
          <table:table-cell table:formula="of:=SUM([.B23:.P23])/COUNT([.B23:.P23])" office:value-type="float" office:value="12">
            <text:p>12</text:p>
          </table:table-cell>
          <table:table-cell table:formula="of:=[.Q23]/[.$B$8]" office:value-type="float" office:value="0.5">
            <text:p>0,5</text:p>
          </table:table-cell>
          <table:table-cell table:formula="of:=MEDIAN([.B23:.P23])" office:value-type="float" office:value="12">
            <text:p>12</text:p>
          </table:table-cell>
          <table:table-cell table:formula="of:=MODE([.B23:.P23])" office:value-type="float" office:value="0">
            <text:p>#ARVO!</text:p>
          </table:table-cell>
          <table:table-cell table:formula="of:=STDEV([.B23:.P23])" office:value-type="float" office:value="0">
            <text:p>#JAKO/0!</text:p>
          </table:table-cell>
          <table:table-cell table:formula="of:=[.A23]" office:value-type="string" office:string-value="Deer">
            <text:p>Deer</text:p>
          </table:table-cell>
          <table:table-cell table:number-columns-repeated="1002"/>
        </table:table-row>
        <table:table-row table:style-name="ro2">
          <table:table-cell office:value-type="string">
            <text:p>Dye</text:p>
          </table:table-cell>
          <table:table-cell office:value-type="float" office:value="18">
            <text:p>18</text:p>
          </table:table-cell>
          <table:table-cell table:number-columns-repeated="14"/>
          <table:table-cell table:formula="of:=SUM([.B24:.P24])/COUNT([.B24:.P24])" office:value-type="float" office:value="18">
            <text:p>18</text:p>
          </table:table-cell>
          <table:table-cell table:formula="of:=[.Q24]/[.$B$8]" office:value-type="float" office:value="0.75">
            <text:p>0,75</text:p>
          </table:table-cell>
          <table:table-cell table:formula="of:=MEDIAN([.B24:.P24])" office:value-type="float" office:value="18">
            <text:p>18</text:p>
          </table:table-cell>
          <table:table-cell table:formula="of:=MODE([.B24:.P24])" office:value-type="float" office:value="0">
            <text:p>#ARVO!</text:p>
          </table:table-cell>
          <table:table-cell table:formula="of:=STDEV([.B24:.P24])" office:value-type="float" office:value="0">
            <text:p>#JAKO/0!</text:p>
          </table:table-cell>
          <table:table-cell table:formula="of:=[.A24]" office:value-type="string" office:string-value="Dye">
            <text:p>Dye</text:p>
          </table:table-cell>
          <table:table-cell table:number-columns-repeated="1002"/>
        </table:table-row>
        <table:table-row table:style-name="ro2">
          <table:table-cell office:value-type="string">
            <text:p>Fish</text:p>
          </table:table-cell>
          <table:table-cell office:value-type="float" office:value="92">
            <text:p>92</text:p>
          </table:table-cell>
          <table:table-cell table:number-columns-repeated="14"/>
          <table:table-cell table:formula="of:=SUM([.B25:.P25])/COUNT([.B25:.P25])" office:value-type="float" office:value="92">
            <text:p>92</text:p>
          </table:table-cell>
          <table:table-cell table:formula="of:=[.Q25]/[.$B$8]" office:value-type="float" office:value="3.83333333333333">
            <text:p>3,83</text:p>
          </table:table-cell>
          <table:table-cell table:formula="of:=MEDIAN([.B25:.P25])" office:value-type="float" office:value="92">
            <text:p>92</text:p>
          </table:table-cell>
          <table:table-cell table:formula="of:=MODE([.B25:.P25])" office:value-type="float" office:value="0">
            <text:p>#ARVO!</text:p>
          </table:table-cell>
          <table:table-cell table:formula="of:=STDEV([.B25:.P25])" office:value-type="float" office:value="0">
            <text:p>#JAKO/0!</text:p>
          </table:table-cell>
          <table:table-cell table:formula="of:=[.A25]" office:value-type="string" office:string-value="Fish">
            <text:p>Fish</text:p>
          </table:table-cell>
          <table:table-cell table:number-columns-repeated="1002"/>
        </table:table-row>
        <table:table-row table:style-name="ro2">
          <table:table-cell office:value-type="string">
            <text:p>Fur</text:p>
          </table:table-cell>
          <table:table-cell office:value-type="float" office:value="14">
            <text:p>14</text:p>
          </table:table-cell>
          <table:table-cell table:number-columns-repeated="14"/>
          <table:table-cell table:formula="of:=SUM([.B26:.P26])/COUNT([.B26:.P26])" office:value-type="float" office:value="14">
            <text:p>14</text:p>
          </table:table-cell>
          <table:table-cell table:formula="of:=[.Q26]/[.$B$8]" office:value-type="float" office:value="0.583333333333333">
            <text:p>0,58</text:p>
          </table:table-cell>
          <table:table-cell table:formula="of:=MEDIAN([.B26:.P26])" office:value-type="float" office:value="14">
            <text:p>14</text:p>
          </table:table-cell>
          <table:table-cell table:formula="of:=MODE([.B26:.P26])" office:value-type="float" office:value="0">
            <text:p>#ARVO!</text:p>
          </table:table-cell>
          <table:table-cell table:formula="of:=STDEV([.B26:.P26])" office:value-type="float" office:value="0">
            <text:p>#JAKO/0!</text:p>
          </table:table-cell>
          <table:table-cell table:formula="of:=[.A26]" office:value-type="string" office:string-value="Fur">
            <text:p>Fur</text:p>
          </table:table-cell>
          <table:table-cell table:number-columns-repeated="1002"/>
        </table:table-row>
        <table:table-row table:style-name="ro2">
          <table:table-cell office:value-type="string">
            <text:p>Geothermal</text:p>
          </table:table-cell>
          <table:table-cell office:value-type="float" office:value="36">
            <text:p>36</text:p>
          </table:table-cell>
          <table:table-cell table:number-columns-repeated="14"/>
          <table:table-cell table:formula="of:=SUM([.B27:.P27])/COUNT([.B27:.P27])" office:value-type="float" office:value="36">
            <text:p>36</text:p>
          </table:table-cell>
          <table:table-cell table:formula="of:=[.Q27]/[.$B$8]" office:value-type="float" office:value="1.5">
            <text:p>1,5</text:p>
          </table:table-cell>
          <table:table-cell table:formula="of:=MEDIAN([.B27:.P27])" office:value-type="float" office:value="36">
            <text:p>36</text:p>
          </table:table-cell>
          <table:table-cell table:formula="of:=MODE([.B27:.P27])" office:value-type="float" office:value="0">
            <text:p>#ARVO!</text:p>
          </table:table-cell>
          <table:table-cell table:formula="of:=STDEV([.B27:.P27])" office:value-type="float" office:value="0">
            <text:p>#JAKO/0!</text:p>
          </table:table-cell>
          <table:table-cell table:formula="of:=[.A27]" office:value-type="string" office:string-value="Geothermal">
            <text:p>Geothermal</text:p>
          </table:table-cell>
          <table:table-cell table:number-columns-repeated="1002"/>
        </table:table-row>
        <table:table-row table:style-name="ro2">
          <table:table-cell office:value-type="string">
            <text:p>Gold</text:p>
          </table:table-cell>
          <table:table-cell office:value-type="float" office:value="12">
            <text:p>12</text:p>
          </table:table-cell>
          <table:table-cell table:number-columns-repeated="14"/>
          <table:table-cell table:formula="of:=SUM([.B28:.P28])/COUNT([.B28:.P28])" office:value-type="float" office:value="12">
            <text:p>12</text:p>
          </table:table-cell>
          <table:table-cell table:formula="of:=[.Q28]/[.$B$8]" office:value-type="float" office:value="0.5">
            <text:p>0,5</text:p>
          </table:table-cell>
          <table:table-cell table:formula="of:=MEDIAN([.B28:.P28])" office:value-type="float" office:value="12">
            <text:p>12</text:p>
          </table:table-cell>
          <table:table-cell table:formula="of:=MODE([.B28:.P28])" office:value-type="float" office:value="0">
            <text:p>#ARVO!</text:p>
          </table:table-cell>
          <table:table-cell table:formula="of:=STDEV([.B28:.P28])" office:value-type="float" office:value="0">
            <text:p>#JAKO/0!</text:p>
          </table:table-cell>
          <table:table-cell table:formula="of:=[.A28]" office:value-type="string" office:string-value="Gold">
            <text:p>Gold</text:p>
          </table:table-cell>
          <table:table-cell table:number-columns-repeated="1002"/>
        </table:table-row>
        <table:table-row table:style-name="ro2">
          <table:table-cell office:value-type="string">
            <text:p>Hemp</text:p>
          </table:table-cell>
          <table:table-cell office:value-type="float" office:value="13">
            <text:p>13</text:p>
          </table:table-cell>
          <table:table-cell table:number-columns-repeated="14"/>
          <table:table-cell table:formula="of:=SUM([.B29:.P29])/COUNT([.B29:.P29])" office:value-type="float" office:value="13">
            <text:p>13</text:p>
          </table:table-cell>
          <table:table-cell table:formula="of:=[.Q29]/[.$B$8]" office:value-type="float" office:value="0.541666666666667">
            <text:p>0,54</text:p>
          </table:table-cell>
          <table:table-cell table:formula="of:=MEDIAN([.B29:.P29])" office:value-type="float" office:value="13">
            <text:p>13</text:p>
          </table:table-cell>
          <table:table-cell table:formula="of:=MODE([.B29:.P29])" office:value-type="float" office:value="0">
            <text:p>#ARVO!</text:p>
          </table:table-cell>
          <table:table-cell table:formula="of:=STDEV([.B29:.P29])" office:value-type="float" office:value="0">
            <text:p>#JAKO/0!</text:p>
          </table:table-cell>
          <table:table-cell table:formula="of:=[.A29]" office:value-type="string" office:string-value="Hemp">
            <text:p>Hemp</text:p>
          </table:table-cell>
          <table:table-cell table:number-columns-repeated="1002"/>
        </table:table-row>
        <table:table-row table:style-name="ro2">
          <table:table-cell office:value-type="string">
            <text:p>Horse</text:p>
          </table:table-cell>
          <table:table-cell office:value-type="float" office:value="31">
            <text:p>31</text:p>
          </table:table-cell>
          <table:table-cell table:number-columns-repeated="14"/>
          <table:table-cell table:formula="of:=SUM([.B30:.P30])/COUNT([.B30:.P30])" office:value-type="float" office:value="31">
            <text:p>31</text:p>
          </table:table-cell>
          <table:table-cell table:formula="of:=[.Q30]/[.$B$8]" office:value-type="float" office:value="1.29166666666667">
            <text:p>1,29</text:p>
          </table:table-cell>
          <table:table-cell table:formula="of:=MEDIAN([.B30:.P30])" office:value-type="float" office:value="31">
            <text:p>31</text:p>
          </table:table-cell>
          <table:table-cell table:formula="of:=MODE([.B30:.P30])" office:value-type="float" office:value="0">
            <text:p>#ARVO!</text:p>
          </table:table-cell>
          <table:table-cell table:formula="of:=STDEV([.B30:.P30])" office:value-type="float" office:value="0">
            <text:p>#JAKO/0!</text:p>
          </table:table-cell>
          <table:table-cell table:formula="of:=[.A30]" office:value-type="string" office:string-value="Horse">
            <text:p>Horse</text:p>
          </table:table-cell>
          <table:table-cell table:number-columns-repeated="1002"/>
        </table:table-row>
        <table:table-row table:style-name="ro2">
          <table:table-cell office:value-type="string">
            <text:p>Incense</text:p>
          </table:table-cell>
          <table:table-cell office:value-type="float" office:value="12">
            <text:p>12</text:p>
          </table:table-cell>
          <table:table-cell table:number-columns-repeated="14"/>
          <table:table-cell table:formula="of:=SUM([.B31:.P31])/COUNT([.B31:.P31])" office:value-type="float" office:value="12">
            <text:p>12</text:p>
          </table:table-cell>
          <table:table-cell table:formula="of:=[.Q31]/[.$B$8]" office:value-type="float" office:value="0.5">
            <text:p>0,5</text:p>
          </table:table-cell>
          <table:table-cell table:formula="of:=MEDIAN([.B31:.P31])" office:value-type="float" office:value="12">
            <text:p>12</text:p>
          </table:table-cell>
          <table:table-cell table:formula="of:=MODE([.B31:.P31])" office:value-type="float" office:value="0">
            <text:p>#ARVO!</text:p>
          </table:table-cell>
          <table:table-cell table:formula="of:=STDEV([.B31:.P31])" office:value-type="float" office:value="0">
            <text:p>#JAKO/0!</text:p>
          </table:table-cell>
          <table:table-cell table:formula="of:=[.A31]" office:value-type="string" office:string-value="Incense">
            <text:p>Incense</text:p>
          </table:table-cell>
          <table:table-cell table:number-columns-repeated="1002"/>
        </table:table-row>
        <table:table-row table:style-name="ro2">
          <table:table-cell office:value-type="string">
            <text:p>Iron</text:p>
          </table:table-cell>
          <table:table-cell office:value-type="float" office:value="48">
            <text:p>48</text:p>
          </table:table-cell>
          <table:table-cell table:number-columns-repeated="14"/>
          <table:table-cell table:formula="of:=SUM([.B32:.P32])/COUNT([.B32:.P32])" office:value-type="float" office:value="48">
            <text:p>48</text:p>
          </table:table-cell>
          <table:table-cell table:formula="of:=[.Q32]/[.$B$8]" office:value-type="float" office:value="2">
            <text:p>2</text:p>
          </table:table-cell>
          <table:table-cell table:formula="of:=MEDIAN([.B32:.P32])" office:value-type="float" office:value="48">
            <text:p>48</text:p>
          </table:table-cell>
          <table:table-cell table:formula="of:=MODE([.B32:.P32])" office:value-type="float" office:value="0">
            <text:p>#ARVO!</text:p>
          </table:table-cell>
          <table:table-cell table:formula="of:=STDEV([.B32:.P32])" office:value-type="float" office:value="0">
            <text:p>#JAKO/0!</text:p>
          </table:table-cell>
          <table:table-cell table:formula="of:=[.A32]" office:value-type="string" office:string-value="Iron">
            <text:p>Iron</text:p>
          </table:table-cell>
          <table:table-cell table:number-columns-repeated="1002"/>
        </table:table-row>
        <table:table-row table:style-name="ro2">
          <table:table-cell office:value-type="string">
            <text:p>Ivory</text:p>
          </table:table-cell>
          <table:table-cell office:value-type="float" office:value="15">
            <text:p>15</text:p>
          </table:table-cell>
          <table:table-cell table:number-columns-repeated="14"/>
          <table:table-cell table:formula="of:=SUM([.B33:.P33])/COUNT([.B33:.P33])" office:value-type="float" office:value="15">
            <text:p>15</text:p>
          </table:table-cell>
          <table:table-cell table:formula="of:=[.Q33]/[.$B$8]" office:value-type="float" office:value="0.625">
            <text:p>0,63</text:p>
          </table:table-cell>
          <table:table-cell table:formula="of:=MEDIAN([.B33:.P33])" office:value-type="float" office:value="15">
            <text:p>15</text:p>
          </table:table-cell>
          <table:table-cell table:formula="of:=MODE([.B33:.P33])" office:value-type="float" office:value="0">
            <text:p>#ARVO!</text:p>
          </table:table-cell>
          <table:table-cell table:formula="of:=STDEV([.B33:.P33])" office:value-type="float" office:value="0">
            <text:p>#JAKO/0!</text:p>
          </table:table-cell>
          <table:table-cell table:formula="of:=[.A33]" office:value-type="string" office:string-value="Ivory">
            <text:p>Ivory</text:p>
          </table:table-cell>
          <table:table-cell table:number-columns-repeated="1002"/>
        </table:table-row>
        <table:table-row table:style-name="ro2">
          <table:table-cell office:value-type="string">
            <text:p>Lead</text:p>
          </table:table-cell>
          <table:table-cell office:value-type="float" office:value="30">
            <text:p>30</text:p>
          </table:table-cell>
          <table:table-cell table:number-columns-repeated="14"/>
          <table:table-cell table:formula="of:=SUM([.B34:.P34])/COUNT([.B34:.P34])" office:value-type="float" office:value="30">
            <text:p>30</text:p>
          </table:table-cell>
          <table:table-cell table:formula="of:=[.Q34]/[.$B$8]" office:value-type="float" office:value="1.25">
            <text:p>1,25</text:p>
          </table:table-cell>
          <table:table-cell table:formula="of:=MEDIAN([.B34:.P34])" office:value-type="float" office:value="30">
            <text:p>30</text:p>
          </table:table-cell>
          <table:table-cell table:formula="of:=MODE([.B34:.P34])" office:value-type="float" office:value="0">
            <text:p>#ARVO!</text:p>
          </table:table-cell>
          <table:table-cell table:formula="of:=STDEV([.B34:.P34])" office:value-type="float" office:value="0">
            <text:p>#JAKO/0!</text:p>
          </table:table-cell>
          <table:table-cell table:formula="of:=[.A34]" office:value-type="string" office:string-value="Lead">
            <text:p>Lead</text:p>
          </table:table-cell>
          <table:table-cell table:number-columns-repeated="1002"/>
        </table:table-row>
        <table:table-row table:style-name="ro2">
          <table:table-cell office:value-type="string">
            <text:p>Lemon</text:p>
          </table:table-cell>
          <table:table-cell office:value-type="float" office:value="20">
            <text:p>20</text:p>
          </table:table-cell>
          <table:table-cell table:number-columns-repeated="14"/>
          <table:table-cell table:formula="of:=SUM([.B35:.P35])/COUNT([.B35:.P35])" office:value-type="float" office:value="20">
            <text:p>20</text:p>
          </table:table-cell>
          <table:table-cell table:formula="of:=[.Q35]/[.$B$8]" office:value-type="float" office:value="0.833333333333333">
            <text:p>0,83</text:p>
          </table:table-cell>
          <table:table-cell table:formula="of:=MEDIAN([.B35:.P35])" office:value-type="float" office:value="20">
            <text:p>20</text:p>
          </table:table-cell>
          <table:table-cell table:formula="of:=MODE([.B35:.P35])" office:value-type="float" office:value="0">
            <text:p>#ARVO!</text:p>
          </table:table-cell>
          <table:table-cell table:formula="of:=STDEV([.B35:.P35])" office:value-type="float" office:value="0">
            <text:p>#JAKO/0!</text:p>
          </table:table-cell>
          <table:table-cell table:formula="of:=[.A35]" office:value-type="string" office:string-value="Lemon">
            <text:p>Lemon</text:p>
          </table:table-cell>
          <table:table-cell table:number-columns-repeated="1002"/>
        </table:table-row>
        <table:table-row table:style-name="ro2">
          <table:table-cell office:value-type="string">
            <text:p>Marble</text:p>
          </table:table-cell>
          <table:table-cell office:value-type="float" office:value="13">
            <text:p>13</text:p>
          </table:table-cell>
          <table:table-cell table:number-columns-repeated="14"/>
          <table:table-cell table:formula="of:=SUM([.B36:.P36])/COUNT([.B36:.P36])" office:value-type="float" office:value="13">
            <text:p>13</text:p>
          </table:table-cell>
          <table:table-cell table:formula="of:=[.Q36]/[.$B$8]" office:value-type="float" office:value="0.541666666666667">
            <text:p>0,54</text:p>
          </table:table-cell>
          <table:table-cell table:formula="of:=MEDIAN([.B36:.P36])" office:value-type="float" office:value="13">
            <text:p>13</text:p>
          </table:table-cell>
          <table:table-cell table:formula="of:=MODE([.B36:.P36])" office:value-type="float" office:value="0">
            <text:p>#ARVO!</text:p>
          </table:table-cell>
          <table:table-cell table:formula="of:=STDEV([.B36:.P36])" office:value-type="float" office:value="0">
            <text:p>#JAKO/0!</text:p>
          </table:table-cell>
          <table:table-cell table:formula="of:=[.A36]" office:value-type="string" office:string-value="Marble">
            <text:p>Marble</text:p>
          </table:table-cell>
          <table:table-cell table:number-columns-repeated="1002"/>
        </table:table-row>
        <table:table-row table:style-name="ro2">
          <table:table-cell office:value-type="string">
            <text:p>Methane ice</text:p>
          </table:table-cell>
          <table:table-cell office:value-type="float" office:value="30">
            <text:p>30</text:p>
          </table:table-cell>
          <table:table-cell table:number-columns-repeated="14"/>
          <table:table-cell table:formula="of:=SUM([.B37:.P37])/COUNT([.B37:.P37])" office:value-type="float" office:value="30">
            <text:p>30</text:p>
          </table:table-cell>
          <table:table-cell table:formula="of:=[.Q37]/[.$B$8]" office:value-type="float" office:value="1.25">
            <text:p>1,25</text:p>
          </table:table-cell>
          <table:table-cell table:formula="of:=MEDIAN([.B37:.P37])" office:value-type="float" office:value="30">
            <text:p>30</text:p>
          </table:table-cell>
          <table:table-cell table:formula="of:=MODE([.B37:.P37])" office:value-type="float" office:value="0">
            <text:p>#ARVO!</text:p>
          </table:table-cell>
          <table:table-cell table:formula="of:=STDEV([.B37:.P37])" office:value-type="float" office:value="0">
            <text:p>#JAKO/0!</text:p>
          </table:table-cell>
          <table:table-cell table:formula="of:=[.A37]" office:value-type="string" office:string-value="Methane ice">
            <text:p>Methane ice</text:p>
          </table:table-cell>
          <table:table-cell table:number-columns-repeated="1002"/>
        </table:table-row>
        <table:table-row table:style-name="ro2">
          <table:table-cell office:value-type="string">
            <text:p>Obsidian</text:p>
          </table:table-cell>
          <table:table-cell office:value-type="float" office:value="27">
            <text:p>27</text:p>
          </table:table-cell>
          <table:table-cell table:number-columns-repeated="14"/>
          <table:table-cell table:formula="of:=SUM([.B38:.P38])/COUNT([.B38:.P38])" office:value-type="float" office:value="27">
            <text:p>27</text:p>
          </table:table-cell>
          <table:table-cell table:formula="of:=[.Q38]/[.$B$8]" office:value-type="float" office:value="1.125">
            <text:p>1,13</text:p>
          </table:table-cell>
          <table:table-cell table:formula="of:=MEDIAN([.B38:.P38])" office:value-type="float" office:value="27">
            <text:p>27</text:p>
          </table:table-cell>
          <table:table-cell table:formula="of:=MODE([.B38:.P38])" office:value-type="float" office:value="0">
            <text:p>#ARVO!</text:p>
          </table:table-cell>
          <table:table-cell table:formula="of:=STDEV([.B38:.P38])" office:value-type="float" office:value="0">
            <text:p>#JAKO/0!</text:p>
          </table:table-cell>
          <table:table-cell table:formula="of:=[.A38]" office:value-type="string" office:string-value="Obsidian">
            <text:p>Obsidian</text:p>
          </table:table-cell>
          <table:table-cell table:number-columns-repeated="1002"/>
        </table:table-row>
        <table:table-row table:style-name="ro2">
          <table:table-cell office:value-type="string">
            <text:p>Oil</text:p>
          </table:table-cell>
          <table:table-cell office:value-type="float" office:value="41">
            <text:p>41</text:p>
          </table:table-cell>
          <table:table-cell table:number-columns-repeated="14"/>
          <table:table-cell table:formula="of:=SUM([.B39:.P39])/COUNT([.B39:.P39])" office:value-type="float" office:value="41">
            <text:p>41</text:p>
          </table:table-cell>
          <table:table-cell table:formula="of:=[.Q39]/[.$B$8]" office:value-type="float" office:value="1.70833333333333">
            <text:p>1,71</text:p>
          </table:table-cell>
          <table:table-cell table:formula="of:=MEDIAN([.B39:.P39])" office:value-type="float" office:value="41">
            <text:p>41</text:p>
          </table:table-cell>
          <table:table-cell table:formula="of:=MODE([.B39:.P39])" office:value-type="float" office:value="0">
            <text:p>#ARVO!</text:p>
          </table:table-cell>
          <table:table-cell table:formula="of:=STDEV([.B39:.P39])" office:value-type="float" office:value="0">
            <text:p>#JAKO/0!</text:p>
          </table:table-cell>
          <table:table-cell table:formula="of:=[.A39]" office:value-type="string" office:string-value="Oil">
            <text:p>Oil</text:p>
          </table:table-cell>
          <table:table-cell table:number-columns-repeated="1002"/>
        </table:table-row>
        <table:table-row table:style-name="ro2">
          <table:table-cell office:value-type="string">
            <text:p>Olives</text:p>
          </table:table-cell>
          <table:table-cell office:value-type="float" office:value="18">
            <text:p>18</text:p>
          </table:table-cell>
          <table:table-cell table:number-columns-repeated="14"/>
          <table:table-cell table:formula="of:=SUM([.B40:.P40])/COUNT([.B40:.P40])" office:value-type="float" office:value="18">
            <text:p>18</text:p>
          </table:table-cell>
          <table:table-cell table:formula="of:=[.Q40]/[.$B$8]" office:value-type="float" office:value="0.75">
            <text:p>0,75</text:p>
          </table:table-cell>
          <table:table-cell table:formula="of:=MEDIAN([.B40:.P40])" office:value-type="float" office:value="18">
            <text:p>18</text:p>
          </table:table-cell>
          <table:table-cell table:formula="of:=MODE([.B40:.P40])" office:value-type="float" office:value="0">
            <text:p>#ARVO!</text:p>
          </table:table-cell>
          <table:table-cell table:formula="of:=STDEV([.B40:.P40])" office:value-type="float" office:value="0">
            <text:p>#JAKO/0!</text:p>
          </table:table-cell>
          <table:table-cell table:formula="of:=[.A40]" office:value-type="string" office:string-value="Olives">
            <text:p>Olives</text:p>
          </table:table-cell>
          <table:table-cell table:number-columns-repeated="1002"/>
        </table:table-row>
        <table:table-row table:style-name="ro2">
          <table:table-cell office:value-type="string">
            <text:p>pearls</text:p>
          </table:table-cell>
          <table:table-cell office:value-type="float" office:value="42">
            <text:p>42</text:p>
          </table:table-cell>
          <table:table-cell table:number-columns-repeated="14"/>
          <table:table-cell table:formula="of:=SUM([.B41:.P41])/COUNT([.B41:.P41])" office:value-type="float" office:value="42">
            <text:p>42</text:p>
          </table:table-cell>
          <table:table-cell table:formula="of:=[.Q41]/[.$B$8]" office:value-type="float" office:value="1.75">
            <text:p>1,75</text:p>
          </table:table-cell>
          <table:table-cell table:formula="of:=MEDIAN([.B41:.P41])" office:value-type="float" office:value="42">
            <text:p>42</text:p>
          </table:table-cell>
          <table:table-cell table:formula="of:=MODE([.B41:.P41])" office:value-type="float" office:value="0">
            <text:p>#ARVO!</text:p>
          </table:table-cell>
          <table:table-cell table:formula="of:=STDEV([.B41:.P41])" office:value-type="float" office:value="0">
            <text:p>#JAKO/0!</text:p>
          </table:table-cell>
          <table:table-cell table:formula="of:=[.A41]" office:value-type="string" office:string-value="pearls">
            <text:p>pearls</text:p>
          </table:table-cell>
          <table:table-cell table:number-columns-repeated="1002"/>
        </table:table-row>
        <table:table-row table:style-name="ro2">
          <table:table-cell office:value-type="string">
            <text:p>Pig</text:p>
          </table:table-cell>
          <table:table-cell office:value-type="float" office:value="27">
            <text:p>27</text:p>
          </table:table-cell>
          <table:table-cell table:number-columns-repeated="14"/>
          <table:table-cell table:formula="of:=SUM([.B42:.P42])/COUNT([.B42:.P42])" office:value-type="float" office:value="27">
            <text:p>27</text:p>
          </table:table-cell>
          <table:table-cell table:formula="of:=[.Q42]/[.$B$8]" office:value-type="float" office:value="1.125">
            <text:p>1,13</text:p>
          </table:table-cell>
          <table:table-cell table:formula="of:=MEDIAN([.B42:.P42])" office:value-type="float" office:value="27">
            <text:p>27</text:p>
          </table:table-cell>
          <table:table-cell table:formula="of:=MODE([.B42:.P42])" office:value-type="float" office:value="0">
            <text:p>#ARVO!</text:p>
          </table:table-cell>
          <table:table-cell table:formula="of:=STDEV([.B42:.P42])" office:value-type="float" office:value="0">
            <text:p>#JAKO/0!</text:p>
          </table:table-cell>
          <table:table-cell table:formula="of:=[.A42]" office:value-type="string" office:string-value="Pig">
            <text:p>Pig</text:p>
          </table:table-cell>
          <table:table-cell table:number-columns-repeated="1002"/>
        </table:table-row>
        <table:table-row table:style-name="ro2">
          <table:table-cell office:value-type="string">
            <text:p>Potato</text:p>
          </table:table-cell>
          <table:table-cell office:value-type="float" office:value="3">
            <text:p>3</text:p>
          </table:table-cell>
          <table:table-cell table:number-columns-repeated="14"/>
          <table:table-cell table:formula="of:=SUM([.B43:.P43])/COUNT([.B43:.P43])" office:value-type="float" office:value="3">
            <text:p>3</text:p>
          </table:table-cell>
          <table:table-cell table:formula="of:=[.Q43]/[.$B$8]" office:value-type="float" office:value="0.125">
            <text:p>0,13</text:p>
          </table:table-cell>
          <table:table-cell table:formula="of:=MEDIAN([.B43:.P43])" office:value-type="float" office:value="3">
            <text:p>3</text:p>
          </table:table-cell>
          <table:table-cell table:formula="of:=MODE([.B43:.P43])" office:value-type="float" office:value="0">
            <text:p>#ARVO!</text:p>
          </table:table-cell>
          <table:table-cell table:formula="of:=STDEV([.B43:.P43])" office:value-type="float" office:value="0">
            <text:p>#JAKO/0!</text:p>
          </table:table-cell>
          <table:table-cell table:formula="of:=[.A43]" office:value-type="string" office:string-value="Potato">
            <text:p>Potato</text:p>
          </table:table-cell>
          <table:table-cell table:number-columns-repeated="1002"/>
        </table:table-row>
        <table:table-row table:style-name="ro2">
          <table:table-cell office:value-type="string">
            <text:p>Rice</text:p>
          </table:table-cell>
          <table:table-cell office:value-type="float" office:value="48">
            <text:p>48</text:p>
          </table:table-cell>
          <table:table-cell table:number-columns-repeated="14"/>
          <table:table-cell table:formula="of:=SUM([.B44:.P44])/COUNT([.B44:.P44])" office:value-type="float" office:value="48">
            <text:p>48</text:p>
          </table:table-cell>
          <table:table-cell table:formula="of:=[.Q44]/[.$B$8]" office:value-type="float" office:value="2">
            <text:p>2</text:p>
          </table:table-cell>
          <table:table-cell table:formula="of:=MEDIAN([.B44:.P44])" office:value-type="float" office:value="48">
            <text:p>48</text:p>
          </table:table-cell>
          <table:table-cell table:formula="of:=MODE([.B44:.P44])" office:value-type="float" office:value="0">
            <text:p>#ARVO!</text:p>
          </table:table-cell>
          <table:table-cell table:formula="of:=STDEV([.B44:.P44])" office:value-type="float" office:value="0">
            <text:p>#JAKO/0!</text:p>
          </table:table-cell>
          <table:table-cell table:formula="of:=[.A44]" office:value-type="string" office:string-value="Rice">
            <text:p>Rice</text:p>
          </table:table-cell>
          <table:table-cell table:number-columns-repeated="1002"/>
        </table:table-row>
        <table:table-row table:style-name="ro2">
          <table:table-cell office:value-type="string">
            <text:p>Rubber</text:p>
          </table:table-cell>
          <table:table-cell office:value-type="float" office:value="36">
            <text:p>36</text:p>
          </table:table-cell>
          <table:table-cell table:number-columns-repeated="14"/>
          <table:table-cell table:formula="of:=SUM([.B45:.P45])/COUNT([.B45:.P45])" office:value-type="float" office:value="36">
            <text:p>36</text:p>
          </table:table-cell>
          <table:table-cell table:formula="of:=[.Q45]/[.$B$8]" office:value-type="float" office:value="1.5">
            <text:p>1,5</text:p>
          </table:table-cell>
          <table:table-cell table:formula="of:=MEDIAN([.B45:.P45])" office:value-type="float" office:value="36">
            <text:p>36</text:p>
          </table:table-cell>
          <table:table-cell table:formula="of:=MODE([.B45:.P45])" office:value-type="float" office:value="0">
            <text:p>#ARVO!</text:p>
          </table:table-cell>
          <table:table-cell table:formula="of:=STDEV([.B45:.P45])" office:value-type="float" office:value="0">
            <text:p>#JAKO/0!</text:p>
          </table:table-cell>
          <table:table-cell table:formula="of:=[.A45]" office:value-type="string" office:string-value="Rubber">
            <text:p>Rubber</text:p>
          </table:table-cell>
          <table:table-cell table:number-columns-repeated="1002"/>
        </table:table-row>
        <table:table-row table:style-name="ro2">
          <table:table-cell office:value-type="string">
            <text:p>salt</text:p>
          </table:table-cell>
          <table:table-cell office:value-type="float" office:value="16">
            <text:p>16</text:p>
          </table:table-cell>
          <table:table-cell table:number-columns-repeated="14"/>
          <table:table-cell table:formula="of:=SUM([.B46:.P46])/COUNT([.B46:.P46])" office:value-type="float" office:value="16">
            <text:p>16</text:p>
          </table:table-cell>
          <table:table-cell table:formula="of:=[.Q46]/[.$B$8]" office:value-type="float" office:value="0.666666666666667">
            <text:p>0,67</text:p>
          </table:table-cell>
          <table:table-cell table:formula="of:=MEDIAN([.B46:.P46])" office:value-type="float" office:value="16">
            <text:p>16</text:p>
          </table:table-cell>
          <table:table-cell table:formula="of:=MODE([.B46:.P46])" office:value-type="float" office:value="0">
            <text:p>#ARVO!</text:p>
          </table:table-cell>
          <table:table-cell table:formula="of:=STDEV([.B46:.P46])" office:value-type="float" office:value="0">
            <text:p>#JAKO/0!</text:p>
          </table:table-cell>
          <table:table-cell table:formula="of:=[.A46]" office:value-type="string" office:string-value="salt">
            <text:p>salt</text:p>
          </table:table-cell>
          <table:table-cell table:number-columns-repeated="1002"/>
        </table:table-row>
        <table:table-row table:style-name="ro2">
          <table:table-cell office:value-type="string">
            <text:p>Sheep</text:p>
          </table:table-cell>
          <table:table-cell office:value-type="float" office:value="14">
            <text:p>14</text:p>
          </table:table-cell>
          <table:table-cell table:number-columns-repeated="14"/>
          <table:table-cell table:formula="of:=SUM([.B47:.P47])/COUNT([.B47:.P47])" office:value-type="float" office:value="14">
            <text:p>14</text:p>
          </table:table-cell>
          <table:table-cell table:formula="of:=[.Q47]/[.$B$8]" office:value-type="float" office:value="0.583333333333333">
            <text:p>0,58</text:p>
          </table:table-cell>
          <table:table-cell table:formula="of:=MEDIAN([.B47:.P47])" office:value-type="float" office:value="14">
            <text:p>14</text:p>
          </table:table-cell>
          <table:table-cell table:formula="of:=MODE([.B47:.P47])" office:value-type="float" office:value="0">
            <text:p>#ARVO!</text:p>
          </table:table-cell>
          <table:table-cell table:formula="of:=STDEV([.B47:.P47])" office:value-type="float" office:value="0">
            <text:p>#JAKO/0!</text:p>
          </table:table-cell>
          <table:table-cell table:formula="of:=[.A47]" office:value-type="string" office:string-value="Sheep">
            <text:p>Sheep</text:p>
          </table:table-cell>
          <table:table-cell table:number-columns-repeated="1002"/>
        </table:table-row>
        <table:table-row table:style-name="ro2">
          <table:table-cell office:value-type="string">
            <text:p>Shrimp</text:p>
          </table:table-cell>
          <table:table-cell office:value-type="float" office:value="71">
            <text:p>71</text:p>
          </table:table-cell>
          <table:table-cell table:number-columns-repeated="14"/>
          <table:table-cell table:formula="of:=SUM([.B48:.P48])/COUNT([.B48:.P48])" office:value-type="float" office:value="71">
            <text:p>71</text:p>
          </table:table-cell>
          <table:table-cell table:formula="of:=[.Q48]/[.$B$8]" office:value-type="float" office:value="2.95833333333333">
            <text:p>2,96</text:p>
          </table:table-cell>
          <table:table-cell table:formula="of:=MEDIAN([.B48:.P48])" office:value-type="float" office:value="71">
            <text:p>71</text:p>
          </table:table-cell>
          <table:table-cell table:formula="of:=MODE([.B48:.P48])" office:value-type="float" office:value="0">
            <text:p>#ARVO!</text:p>
          </table:table-cell>
          <table:table-cell table:formula="of:=STDEV([.B48:.P48])" office:value-type="float" office:value="0">
            <text:p>#JAKO/0!</text:p>
          </table:table-cell>
          <table:table-cell table:formula="of:=[.A48]" office:value-type="string" office:string-value="Shrimp">
            <text:p>Shrimp</text:p>
          </table:table-cell>
          <table:table-cell table:number-columns-repeated="1002"/>
        </table:table-row>
        <table:table-row table:style-name="ro2">
          <table:table-cell office:value-type="string">
            <text:p>Silver</text:p>
          </table:table-cell>
          <table:table-cell office:value-type="float" office:value="11">
            <text:p>11</text:p>
          </table:table-cell>
          <table:table-cell table:number-columns-repeated="14"/>
          <table:table-cell table:formula="of:=SUM([.B49:.P49])/COUNT([.B49:.P49])" office:value-type="float" office:value="11">
            <text:p>11</text:p>
          </table:table-cell>
          <table:table-cell table:formula="of:=[.Q49]/[.$B$8]" office:value-type="float" office:value="0.458333333333333">
            <text:p>0,46</text:p>
          </table:table-cell>
          <table:table-cell table:formula="of:=MEDIAN([.B49:.P49])" office:value-type="float" office:value="11">
            <text:p>11</text:p>
          </table:table-cell>
          <table:table-cell table:formula="of:=MODE([.B49:.P49])" office:value-type="float" office:value="0">
            <text:p>#ARVO!</text:p>
          </table:table-cell>
          <table:table-cell table:formula="of:=STDEV([.B49:.P49])" office:value-type="float" office:value="0">
            <text:p>#JAKO/0!</text:p>
          </table:table-cell>
          <table:table-cell table:formula="of:=[.A49]" office:value-type="string" office:string-value="Silver">
            <text:p>Silver</text:p>
          </table:table-cell>
          <table:table-cell table:number-columns-repeated="1002"/>
        </table:table-row>
        <table:table-row table:style-name="ro2">
          <table:table-cell office:value-type="string">
            <text:p>Spices</text:p>
          </table:table-cell>
          <table:table-cell office:value-type="float" office:value="16">
            <text:p>16</text:p>
          </table:table-cell>
          <table:table-cell table:number-columns-repeated="14"/>
          <table:table-cell table:formula="of:=SUM([.B50:.P50])/COUNT([.B50:.P50])" office:value-type="float" office:value="16">
            <text:p>16</text:p>
          </table:table-cell>
          <table:table-cell table:formula="of:=[.Q50]/[.$B$8]" office:value-type="float" office:value="0.666666666666667">
            <text:p>0,67</text:p>
          </table:table-cell>
          <table:table-cell table:formula="of:=MEDIAN([.B50:.P50])" office:value-type="float" office:value="16">
            <text:p>16</text:p>
          </table:table-cell>
          <table:table-cell table:formula="of:=MODE([.B50:.P50])" office:value-type="float" office:value="0">
            <text:p>#ARVO!</text:p>
          </table:table-cell>
          <table:table-cell table:formula="of:=STDEV([.B50:.P50])" office:value-type="float" office:value="0">
            <text:p>#JAKO/0!</text:p>
          </table:table-cell>
          <table:table-cell table:formula="of:=[.A50]" office:value-type="string" office:string-value="Spices">
            <text:p>Spices</text:p>
          </table:table-cell>
          <table:table-cell table:number-columns-repeated="1002"/>
        </table:table-row>
        <table:table-row table:style-name="ro2">
          <table:table-cell office:value-type="string">
            <text:p>Stone</text:p>
          </table:table-cell>
          <table:table-cell office:value-type="float" office:value="14">
            <text:p>14</text:p>
          </table:table-cell>
          <table:table-cell table:number-columns-repeated="14"/>
          <table:table-cell table:formula="of:=SUM([.B51:.P51])/COUNT([.B51:.P51])" office:value-type="float" office:value="14">
            <text:p>14</text:p>
          </table:table-cell>
          <table:table-cell table:formula="of:=[.Q51]/[.$B$8]" office:value-type="float" office:value="0.583333333333333">
            <text:p>0,58</text:p>
          </table:table-cell>
          <table:table-cell table:formula="of:=MEDIAN([.B51:.P51])" office:value-type="float" office:value="14">
            <text:p>14</text:p>
          </table:table-cell>
          <table:table-cell table:formula="of:=MODE([.B51:.P51])" office:value-type="float" office:value="0">
            <text:p>#ARVO!</text:p>
          </table:table-cell>
          <table:table-cell table:formula="of:=STDEV([.B51:.P51])" office:value-type="float" office:value="0">
            <text:p>#JAKO/0!</text:p>
          </table:table-cell>
          <table:table-cell table:formula="of:=[.A51]" office:value-type="string" office:string-value="Stone">
            <text:p>Stone</text:p>
          </table:table-cell>
          <table:table-cell table:number-columns-repeated="1002"/>
        </table:table-row>
        <table:table-row table:style-name="ro2">
          <table:table-cell office:value-type="string">
            <text:p>Sugar</text:p>
          </table:table-cell>
          <table:table-cell office:value-type="float" office:value="10">
            <text:p>10</text:p>
          </table:table-cell>
          <table:table-cell table:number-columns-repeated="14"/>
          <table:table-cell table:formula="of:=SUM([.B52:.P52])/COUNT([.B52:.P52])" office:value-type="float" office:value="10">
            <text:p>10</text:p>
          </table:table-cell>
          <table:table-cell table:formula="of:=[.Q52]/[.$B$8]" office:value-type="float" office:value="0.416666666666667">
            <text:p>0,42</text:p>
          </table:table-cell>
          <table:table-cell table:formula="of:=MEDIAN([.B52:.P52])" office:value-type="float" office:value="10">
            <text:p>10</text:p>
          </table:table-cell>
          <table:table-cell table:formula="of:=MODE([.B52:.P52])" office:value-type="float" office:value="0">
            <text:p>#ARVO!</text:p>
          </table:table-cell>
          <table:table-cell table:formula="of:=STDEV([.B52:.P52])" office:value-type="float" office:value="0">
            <text:p>#JAKO/0!</text:p>
          </table:table-cell>
          <table:table-cell table:formula="of:=[.A52]" office:value-type="string" office:string-value="Sugar">
            <text:p>Sugar</text:p>
          </table:table-cell>
          <table:table-cell table:number-columns-repeated="1002"/>
        </table:table-row>
        <table:table-row table:style-name="ro2">
          <table:table-cell office:value-type="string">
            <text:p>Sulphur</text:p>
          </table:table-cell>
          <table:table-cell office:value-type="float" office:value="30">
            <text:p>30</text:p>
          </table:table-cell>
          <table:table-cell table:number-columns-repeated="14"/>
          <table:table-cell table:formula="of:=SUM([.B53:.P53])/COUNT([.B53:.P53])" office:value-type="float" office:value="30">
            <text:p>30</text:p>
          </table:table-cell>
          <table:table-cell table:formula="of:=[.Q53]/[.$B$8]" office:value-type="float" office:value="1.25">
            <text:p>1,25</text:p>
          </table:table-cell>
          <table:table-cell table:formula="of:=MEDIAN([.B53:.P53])" office:value-type="float" office:value="30">
            <text:p>30</text:p>
          </table:table-cell>
          <table:table-cell table:formula="of:=MODE([.B53:.P53])" office:value-type="float" office:value="0">
            <text:p>#ARVO!</text:p>
          </table:table-cell>
          <table:table-cell table:formula="of:=STDEV([.B53:.P53])" office:value-type="float" office:value="0">
            <text:p>#JAKO/0!</text:p>
          </table:table-cell>
          <table:table-cell table:formula="of:=[.A53]" office:value-type="string" office:string-value="Sulphur">
            <text:p>Sulphur</text:p>
          </table:table-cell>
          <table:table-cell table:number-columns-repeated="1002"/>
        </table:table-row>
        <table:table-row table:style-name="ro2">
          <table:table-cell office:value-type="string">
            <text:p>Tea</text:p>
          </table:table-cell>
          <table:table-cell office:value-type="float" office:value="13">
            <text:p>13</text:p>
          </table:table-cell>
          <table:table-cell table:number-columns-repeated="14"/>
          <table:table-cell table:formula="of:=SUM([.B54:.P54])/COUNT([.B54:.P54])" office:value-type="float" office:value="13">
            <text:p>13</text:p>
          </table:table-cell>
          <table:table-cell table:formula="of:=[.Q54]/[.$B$8]" office:value-type="float" office:value="0.541666666666667">
            <text:p>0,54</text:p>
          </table:table-cell>
          <table:table-cell table:formula="of:=MEDIAN([.B54:.P54])" office:value-type="float" office:value="13">
            <text:p>13</text:p>
          </table:table-cell>
          <table:table-cell table:formula="of:=MODE([.B54:.P54])" office:value-type="float" office:value="0">
            <text:p>#ARVO!</text:p>
          </table:table-cell>
          <table:table-cell table:formula="of:=STDEV([.B54:.P54])" office:value-type="float" office:value="0">
            <text:p>#JAKO/0!</text:p>
          </table:table-cell>
          <table:table-cell table:formula="of:=[.A54]" office:value-type="string" office:string-value="Tea">
            <text:p>Tea</text:p>
          </table:table-cell>
          <table:table-cell table:number-columns-repeated="1002"/>
        </table:table-row>
        <table:table-row table:style-name="ro2">
          <table:table-cell office:value-type="string">
            <text:p>Uranium</text:p>
          </table:table-cell>
          <table:table-cell office:value-type="float" office:value="24">
            <text:p>24</text:p>
          </table:table-cell>
          <table:table-cell table:number-columns-repeated="14"/>
          <table:table-cell table:formula="of:=SUM([.B55:.P55])/COUNT([.B55:.P55])" office:value-type="float" office:value="24">
            <text:p>24</text:p>
          </table:table-cell>
          <table:table-cell table:formula="of:=[.Q55]/[.$B$8]" office:value-type="float" office:value="1">
            <text:p>1</text:p>
          </table:table-cell>
          <table:table-cell table:formula="of:=MEDIAN([.B55:.P55])" office:value-type="float" office:value="24">
            <text:p>24</text:p>
          </table:table-cell>
          <table:table-cell table:formula="of:=MODE([.B55:.P55])" office:value-type="float" office:value="0">
            <text:p>#ARVO!</text:p>
          </table:table-cell>
          <table:table-cell table:formula="of:=STDEV([.B55:.P55])" office:value-type="float" office:value="0">
            <text:p>#JAKO/0!</text:p>
          </table:table-cell>
          <table:table-cell table:formula="of:=[.A55]" office:value-type="string" office:string-value="Uranium">
            <text:p>Uranium</text:p>
          </table:table-cell>
          <table:table-cell table:number-columns-repeated="1002"/>
        </table:table-row>
        <table:table-row table:style-name="ro2">
          <table:table-cell office:value-type="string">
            <text:p>Whale</text:p>
          </table:table-cell>
          <table:table-cell office:value-type="float" office:value="16">
            <text:p>16</text:p>
          </table:table-cell>
          <table:table-cell table:number-columns-repeated="14"/>
          <table:table-cell table:formula="of:=SUM([.B56:.P56])/COUNT([.B56:.P56])" office:value-type="float" office:value="16">
            <text:p>16</text:p>
          </table:table-cell>
          <table:table-cell table:formula="of:=[.Q56]/[.$B$8]" office:value-type="float" office:value="0.666666666666667">
            <text:p>0,67</text:p>
          </table:table-cell>
          <table:table-cell table:formula="of:=MEDIAN([.B56:.P56])" office:value-type="float" office:value="16">
            <text:p>16</text:p>
          </table:table-cell>
          <table:table-cell table:formula="of:=MODE([.B56:.P56])" office:value-type="float" office:value="0">
            <text:p>#ARVO!</text:p>
          </table:table-cell>
          <table:table-cell table:formula="of:=STDEV([.B56:.P56])" office:value-type="float" office:value="0">
            <text:p>#JAKO/0!</text:p>
          </table:table-cell>
          <table:table-cell table:formula="of:=[.A56]" office:value-type="string" office:string-value="Whale">
            <text:p>Whale</text:p>
          </table:table-cell>
          <table:table-cell table:number-columns-repeated="1002"/>
        </table:table-row>
        <table:table-row table:style-name="ro2">
          <table:table-cell office:value-type="string">
            <text:p>Wheat</text:p>
          </table:table-cell>
          <table:table-cell office:value-type="float" office:value="0">
            <text:p>0</text:p>
          </table:table-cell>
          <table:table-cell table:number-columns-repeated="14"/>
          <table:table-cell table:formula="of:=SUM([.B57:.P57])/COUNT([.B57:.P57])" office:value-type="float" office:value="0">
            <text:p>0</text:p>
          </table:table-cell>
          <table:table-cell table:formula="of:=[.Q57]/[.$B$8]" office:value-type="float" office:value="0">
            <text:p>0</text:p>
          </table:table-cell>
          <table:table-cell table:formula="of:=MEDIAN([.B57:.P57])" office:value-type="float" office:value="0">
            <text:p>0</text:p>
          </table:table-cell>
          <table:table-cell table:formula="of:=MODE([.B57:.P57])" office:value-type="float" office:value="0">
            <text:p>#ARVO!</text:p>
          </table:table-cell>
          <table:table-cell table:formula="of:=STDEV([.B57:.P57])" office:value-type="float" office:value="0">
            <text:p>#JAKO/0!</text:p>
          </table:table-cell>
          <table:table-cell table:formula="of:=[.A57]" office:value-type="string" office:string-value="Wheat">
            <text:p>Wheat</text:p>
          </table:table-cell>
          <table:table-cell table:number-columns-repeated="1002"/>
        </table:table-row>
        <table:table-row table:style-name="ro2">
          <table:table-cell office:value-type="string">
            <text:p>Wine</text:p>
          </table:table-cell>
          <table:table-cell office:value-type="float" office:value="6">
            <text:p>6</text:p>
          </table:table-cell>
          <table:table-cell table:number-columns-repeated="14"/>
          <table:table-cell table:formula="of:=SUM([.B58:.P58])/COUNT([.B58:.P58])" office:value-type="float" office:value="6">
            <text:p>6</text:p>
          </table:table-cell>
          <table:table-cell table:formula="of:=[.Q58]/[.$B$8]" office:value-type="float" office:value="0.25">
            <text:p>0,25</text:p>
          </table:table-cell>
          <table:table-cell table:formula="of:=MEDIAN([.B58:.P58])" office:value-type="float" office:value="6">
            <text:p>6</text:p>
          </table:table-cell>
          <table:table-cell table:formula="of:=MODE([.B58:.P58])" office:value-type="float" office:value="0">
            <text:p>#ARVO!</text:p>
          </table:table-cell>
          <table:table-cell table:formula="of:=STDEV([.B58:.P58])" office:value-type="float" office:value="0">
            <text:p>#JAKO/0!</text:p>
          </table:table-cell>
          <table:table-cell table:formula="of:=[.A58]" office:value-type="string" office:string-value="Wine">
            <text:p>Wine</text:p>
          </table:table-cell>
          <table:table-cell table:number-columns-repeated="1002"/>
        </table:table-row>
        <table:table-row table:style-name="ro2">
          <table:table-cell table:style-name="ce30" office:value-type="string">
            <text:p>Total</text:p>
          </table:table-cell>
          <table:table-cell table:style-name="ce30" table:formula="of:=SUM([.B11:.B58])" office:value-type="float" office:value="1137">
            <text:p>1137</text:p>
          </table:table-cell>
          <table:table-cell table:style-name="ce30" table:formula="of:=SUM([.C11:.C58])" office:value-type="float" office:value="0">
            <text:p>0</text:p>
          </table:table-cell>
          <table:table-cell table:style-name="ce30" table:formula="of:=SUM([.D11:.D58])" office:value-type="float" office:value="0">
            <text:p>0</text:p>
          </table:table-cell>
          <table:table-cell table:style-name="ce30" table:formula="of:=SUM([.E11:.E58])" office:value-type="float" office:value="0">
            <text:p>0</text:p>
          </table:table-cell>
          <table:table-cell table:style-name="ce30" table:formula="of:=SUM([.F11:.F58])" office:value-type="float" office:value="0">
            <text:p>0</text:p>
          </table:table-cell>
          <table:table-cell table:style-name="ce30" table:formula="of:=SUM([.G11:.G58])" office:value-type="float" office:value="0">
            <text:p>0</text:p>
          </table:table-cell>
          <table:table-cell table:style-name="ce30" table:formula="of:=SUM([.H11:.H58])" office:value-type="float" office:value="0">
            <text:p>0</text:p>
          </table:table-cell>
          <table:table-cell table:style-name="ce30" table:formula="of:=SUM([.I11:.I58])" office:value-type="float" office:value="0">
            <text:p>0</text:p>
          </table:table-cell>
          <table:table-cell table:style-name="ce30" table:formula="of:=SUM([.J11:.J58])" office:value-type="float" office:value="0">
            <text:p>0</text:p>
          </table:table-cell>
          <table:table-cell table:style-name="ce30" table:formula="of:=SUM([.K11:.K58])" office:value-type="float" office:value="0">
            <text:p>0</text:p>
          </table:table-cell>
          <table:table-cell table:style-name="ce30" table:formula="of:=SUM([.L11:.L58])" office:value-type="float" office:value="0">
            <text:p>0</text:p>
          </table:table-cell>
          <table:table-cell table:style-name="ce30" table:formula="of:=SUM([.M11:.M58])" office:value-type="float" office:value="0">
            <text:p>0</text:p>
          </table:table-cell>
          <table:table-cell table:style-name="ce30" table:formula="of:=SUM([.N11:.N58])" office:value-type="float" office:value="0">
            <text:p>0</text:p>
          </table:table-cell>
          <table:table-cell table:style-name="ce30" table:formula="of:=SUM([.O11:.O58])" office:value-type="float" office:value="0">
            <text:p>0</text:p>
          </table:table-cell>
          <table:table-cell table:style-name="ce30" table:formula="of:=SUM([.P11:.P58])" office:value-type="float" office:value="0">
            <text:p>0</text:p>
          </table:table-cell>
          <table:table-cell table:style-name="ce30" table:formula="of:=SUM([.Q11:.Q58])" office:value-type="float" office:value="1137">
            <text:p>1137</text:p>
          </table:table-cell>
          <table:table-cell table:style-name="ce30"/>
          <table:table-cell table:style-name="ce30" table:formula="of:=SUM([.S11:.S58])" office:value-type="float" office:value="1137">
            <text:p>1137</text:p>
          </table:table-cell>
          <table:table-cell table:style-name="ce30" table:number-columns-repeated="1005"/>
        </table:table-row>
      </table:table>
      <table:database-ranges>
        <table:database-range table:target-range-address="Standard.A11:Standard.B59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.02.2010</text:date>, <text:time>13:35:4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ri Simonaho</meta:initial-creator>
    <meta:creation-date>2009-12-28T10:48:43.92</meta:creation-date>
    <dc:date>2010-02-03T13:35:44.92</dc:date>
    <dc:creator>Jari Simonaho</dc:creator>
    <meta:editing-duration>PT06H40M23S</meta:editing-duration>
    <meta:editing-cycles>24</meta:editing-cycles>
    <meta:generator>OpenOffice.org/3.0$Win32 OpenOffice.org_project/300m15$Build-9379</meta:generator>
    <meta:document-statistic meta:table-count="5" meta:cell-count="2334" meta:object-count="0"/>
    <meta:user-defined meta:name="Info 1"/>
    <meta:user-defined meta:name="Info 2"/>
    <meta:user-defined meta:name="Info 3"/>
    <meta:user-defined meta:name="Info 4"/>
  </office:meta>
</office:document-meta>
</file>